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24.564cm"/>
    </style:style>
    <style:style style:name="co13" style:family="table-column">
      <style:table-column-properties fo:break-before="auto" style:column-width="4.563cm"/>
    </style:style>
    <style:style style:name="co14" style:family="table-column">
      <style:table-column-properties fo:break-before="auto" style:column-width="2.397cm"/>
    </style:style>
    <style:style style:name="co15" style:family="table-column">
      <style:table-column-properties fo:break-before="auto" style:column-width="3.184cm"/>
    </style:style>
    <style:style style:name="co16" style:family="table-column">
      <style:table-column-properties fo:break-before="auto" style:column-width="3.332cm"/>
    </style:style>
    <style:style style:name="co17" style:family="table-column">
      <style:table-column-properties fo:break-before="auto" style:column-width="2.907cm"/>
    </style:style>
    <style:style style:name="co18" style:family="table-column">
      <style:table-column-properties fo:break-before="auto" style:column-width="2.992cm"/>
    </style:style>
    <style:style style:name="co19" style:family="table-column">
      <style:table-column-properties fo:break-before="auto" style:column-width="3.628cm"/>
    </style:style>
    <style:style style:name="co20" style:family="table-column">
      <style:table-column-properties fo:break-before="auto" style:column-width="15.748cm"/>
    </style:style>
    <style:style style:name="co21" style:family="table-column">
      <style:table-column-properties fo:break-before="auto" style:column-width="8.532cm"/>
    </style:style>
    <style:style style:name="co22" style:family="table-column">
      <style:table-column-properties fo:break-before="auto" style:column-width="5.136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3.565cm"/>
    </style:style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464cm"/>
    </style:style>
    <style:style style:name="co27" style:family="table-column">
      <style:table-column-properties fo:break-before="auto" style:column-width="2.173cm"/>
    </style:style>
    <style:style style:name="co28" style:family="table-column">
      <style:table-column-properties fo:break-before="auto" style:column-width="1.199cm"/>
    </style:style>
    <style:style style:name="co29" style:family="table-column">
      <style:table-column-properties fo:break-before="auto" style:column-width="8.999cm"/>
    </style:style>
    <style:style style:name="co30" style:family="table-column">
      <style:table-column-properties fo:break-before="auto" style:column-width="3.226cm"/>
    </style:style>
    <style:style style:name="co31" style:family="table-column">
      <style:table-column-properties fo:break-before="auto" style:column-width="3.055cm"/>
    </style:style>
    <style:style style:name="co32" style:family="table-column">
      <style:table-column-properties fo:break-before="auto" style:column-width="4.479cm"/>
    </style:style>
    <style:style style:name="co33" style:family="table-column">
      <style:table-column-properties fo:break-before="auto" style:column-width="2.695cm"/>
    </style:style>
    <style:style style:name="co34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.487cm" fo:break-before="auto" style:use-optimal-row-height="false"/>
    </style:style>
    <style:style style:name="ro14" style:family="table-row">
      <style:table-row-properties style:row-height="1.02cm" fo:break-before="auto" style:use-optimal-row-height="false"/>
    </style:style>
    <style:style style:name="ro15" style:family="table-row">
      <style:table-row-properties style:row-height="1.104cm" fo:break-before="auto" style:use-optimal-row-height="false"/>
    </style:style>
    <style:style style:name="ro16" style:family="table-row">
      <style:table-row-properties style:row-height="3.016cm" fo:break-before="auto" style:use-optimal-row-height="true"/>
    </style:style>
    <style:style style:name="ro17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3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51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4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57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7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7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9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2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32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 style:data-style-name="N10114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48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5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57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240"/>
        <table:table-column table:style-name="co2" table:number-columns-repeated="1023" table:default-cell-style-name="ce240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239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239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239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239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239"/>
          <table:table-cell table:number-columns-repeated="1018"/>
        </table:table-row>
        <table:table-row table:style-name="ro6">
          <table:table-cell table:style-name="ce239" office:value-type="string" calcext:value-type="string">
            <text:p>Версия таблицы:</text:p>
          </table:table-cell>
          <table:table-cell table:style-name="ce239" office:value-type="string" calcext:value-type="string">
            <text:p>0.5.6-alpha</text:p>
          </table:table-cell>
          <table:table-cell table:number-columns-repeated="1022"/>
        </table:table-row>
        <table:table-row table:style-name="ro6">
          <table:table-cell table:style-name="ce239" office:value-type="string" calcext:value-type="string">
            <text:p>Подходит для версии VOSTOK:</text:p>
          </table:table-cell>
          <table:table-cell table:style-name="ce239" office:value-type="string" calcext:value-type="string">
            <text:p>0.5.55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Github VOSTOK:</text:p>
          </table:table-cell>
          <table:table-cell table:style-name="ce23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Новости VOSTOK:</text:p>
          </table:table-cell>
          <table:table-cell table:style-name="ce23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Обсуждение VOSTOK:</text:p>
          </table:table-cell>
          <table:table-cell table:style-name="ce23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3" table:default-cell-style-name="ce240"/>
        <table:table-column table:style-name="co4" table:default-cell-style-name="ce240"/>
        <table:table-column table:style-name="co5" table:default-cell-style-name="ce240"/>
        <table:table-column table:style-name="co6" table:default-cell-style-name="ce240"/>
        <table:table-column table:style-name="co3" table:number-columns-repeated="1020" table:default-cell-style-name="ce240"/>
        <table:table-row table:style-name="ro8">
          <table:table-cell table:style-name="ce242" office:value-type="string" calcext:value-type="string">
            <text:p>Параметр</text:p>
          </table:table-cell>
          <table:table-cell table:style-name="ce242" office:value-type="string" calcext:value-type="string" table:number-columns-spanned="2" table:number-rows-spanned="1">
            <text:p>Значение</text:p>
          </table:table-cell>
          <table:covered-table-cell table:style-name="ce242"/>
          <table:table-cell table:style-name="ce242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1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30" table:content-validation-name="val11"/>
          <table:table-cell table:style-name="ce256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1" table:content-validation-name="val2"/>
          <table:table-cell table:style-name="ce257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13" table:content-validation-name="val3" office:value-type="string" calcext:value-type="string" table:number-columns-spanned="2" table:number-rows-spanned="1">
            <text:p>IDEX</text:p>
          </table:table-cell>
          <table:covered-table-cell table:style-name="ce30" table:content-validation-name="val3"/>
          <table:table-cell table:style-name="ce256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1" table:content-validation-name="val4"/>
          <table:table-cell table:style-name="ce257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1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30" table:content-validation-name="val5"/>
          <table:table-cell table:style-name="ce256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1" table:content-validation-name="val6"/>
          <table:table-cell table:style-name="ce257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1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30" table:content-validation-name="val7"/>
          <table:table-cell table:style-name="ce256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1" table:content-validation-name="val8"/>
          <table:table-cell table:style-name="ce257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13" table:content-validation-name="val9" office:value-type="string" calcext:value-type="string" table:number-columns-spanned="2" table:number-rows-spanned="1">
            <text:p>Да</text:p>
          </table:table-cell>
          <table:covered-table-cell table:style-name="ce30" table:content-validation-name="val9"/>
          <table:table-cell table:style-name="ce256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1" table:content-validation-name="val10"/>
          <table:table-cell table:style-name="ce257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2" calcext:value-type="float" table:number-columns-spanned="2" table:number-rows-spanned="1">
            <text:p>1,2</text:p>
          </table:table-cell>
          <table:covered-table-cell table:style-name="ce30" table:content-validation-name="val2"/>
          <table:table-cell table:style-name="ce256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54" table:content-validation-name="val2"/>
          <table:table-cell table:style-name="ce257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39"/>
          <table:table-cell table:number-columns-repeated="1020"/>
        </table:table-row>
        <table:table-row table:style-name="ro6">
          <table:table-cell table:style-name="ce239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39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3">Габарит Z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39"/>
          <table:covered-table-cell table:style-name="ce30"/>
          <table:table-cell table:number-columns-repeated="1020"/>
        </table:table-row>
        <table:table-row table:style-name="ro7">
          <table:table-cell table:style-name="ce239" office:value-type="string" calcext:value-type="string">
            <text:p>Цена [$]</text:p>
          </table:table-cell>
          <table:table-cell table:style-name="ce251" table:formula="of:=[$'Покупные изделия'.E84]+[$'Печатные детали'.H37]+[$'Профиль алюминиевый'.G14]+[$'Карта крепежа'.D36]" office:value-type="currency" office:currency="USD" office:value="845.07766954955" calcext:value-type="currency">
            <text:p>$845,08</text:p>
          </table:table-cell>
          <table:table-cell table:style-name="ce32" table:formula="of:=[.B18]*74.5" office:value-type="currency" office:currency="RUB" office:value="62958.2863814415" calcext:value-type="currency">
            <text:p>62 958,29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office:forms form:automatic-focus="false" form:apply-design-mode="false"/>
        <table:table-column table:style-name="co7" table:default-cell-style-name="ce240"/>
        <table:table-column table:style-name="co8" table:default-cell-style-name="ce274"/>
        <table:table-column table:style-name="co9" table:default-cell-style-name="ce281"/>
        <table:table-column table:style-name="co10" table:default-cell-style-name="ce288"/>
        <table:table-column table:style-name="co10" table:default-cell-style-name="ce292"/>
        <table:table-column table:style-name="co11" table:default-cell-style-name="ce297"/>
        <table:table-column table:style-name="co12" table:default-cell-style-name="ce240"/>
        <table:table-column table:style-name="co2" table:number-columns-repeated="1017" table:default-cell-style-name="ce240"/>
        <table:table-row table:style-name="ro12">
          <table:table-cell table:style-name="ce258" office:value-type="string" calcext:value-type="string">
            <text:p>Наименование</text:p>
          </table:table-cell>
          <table:table-cell table:style-name="ce269" office:value-type="string" calcext:value-type="string">
            <text:p>Цена единицы [$ США]</text:p>
          </table:table-cell>
          <table:table-cell table:style-name="ce275" office:value-type="string" calcext:value-type="string">
            <text:p>Единиц</text:p>
            <text:p>[шт]</text:p>
          </table:table-cell>
          <table:table-cell table:style-name="ce282" office:value-type="string" calcext:value-type="string">
            <text:p>Длина</text:p>
            <text:p>[м]</text:p>
          </table:table-cell>
          <table:table-cell table:style-name="ce269" office:value-type="string" calcext:value-type="string">
            <text:p>Итого</text:p>
          </table:table-cell>
          <table:table-cell table:style-name="ce242" office:value-type="string" calcext:value-type="string">
            <text:p>Ссылка</text:p>
          </table:table-cell>
          <table:table-cell table:style-name="ce242" office:value-type="string" calcext:value-type="string">
            <text:p>Примечание</text:p>
          </table:table-cell>
          <table:table-cell table:style-name="Default" table:number-columns-repeated="5"/>
          <table:table-cell table:number-columns-repeated="1012"/>
        </table:table-row>
        <table:table-row table:style-name="ro6">
          <table:table-cell table:style-name="ce38" office:value-type="string" calcext:value-type="string" table:number-columns-spanned="7" table:number-rows-spanned="1">
            <text:p>Экструдер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38"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239" office:value-type="string" calcext:value-type="string">
            <text:p>BMG</text:p>
          </table:table-cell>
          <table:table-cell table:style-name="ce270" office:value-type="currency" office:currency="USD" office:value="8.92" calcext:value-type="currency">
            <text:p>$8,92</text:p>
          </table:table-cell>
          <table:table-cell table:style-name="ce277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284"/>
          <table:table-cell table:style-name="ce251" table:formula="of:=[.B3]*[.C3]" office:value-type="currency" office:currency="USD" office:value="17.84" calcext:value-type="currency">
            <text:p>$17,84</text:p>
          </table:table-cell>
          <table:table-cell table:style-name="ce293" office:value-type="string" calcext:value-type="string">
            <text:p><text:a xlink:href="https://letyshops.com/r/aliexpress-7429e2a46c2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Радиатор e3d v6</text:p>
          </table:table-cell>
          <table:table-cell table:style-name="ce271" office:value-type="currency" office:currency="USD" office:value="3.59" calcext:value-type="currency">
            <text:p>$3,5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4]*[.C4]" office:value-type="currency" office:currency="USD" office:value="7.18" calcext:value-type="currency">
            <text:p>$7,18</text:p>
          </table:table-cell>
          <table:table-cell table:style-name="ce294" office:value-type="string" calcext:value-type="string">
            <text:p><text:a xlink:href="https://letyshops.com/r/aliexpress-4f2c11bfd2a5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орло титановое е3d v6</text:p>
          </table:table-cell>
          <table:table-cell table:style-name="ce270" office:value-type="currency" office:currency="USD" office:value="4.99" calcext:value-type="currency">
            <text:p>$4,9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5]*[.C5]" office:value-type="currency" office:currency="USD" office:value="9.98" calcext:value-type="currency">
            <text:p>$9,98</text:p>
          </table:table-cell>
          <table:table-cell table:style-name="ce293" office:value-type="string" calcext:value-type="string">
            <text:p><text:a xlink:href="https://letyshops.com/r/aliexpress-945b6462046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блок e3d v6</text:p>
          </table:table-cell>
          <table:table-cell table:style-name="ce271" office:value-type="currency" office:currency="USD" office:value="1.66" calcext:value-type="currency">
            <text:p>$1,66</text:p>
          </table:table-cell>
          <table:table-cell table:style-name="ce278" table:formula="of:=IF([$Настройки.B5]=[$БД.A19];1;0)*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6]*[.C6]" office:value-type="currency" office:currency="USD" office:value="3.32" calcext:value-type="currency">
            <text:p>$3,32</text:p>
          </table:table-cell>
          <table:table-cell table:style-name="ce294" office:value-type="string" calcext:value-type="string">
            <text:p><text:a xlink:href="https://letyshops.com/r/aliexpress-b1d2b9b46fd2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Сопло латунное e3d v6</text:p>
          </table:table-cell>
          <table:table-cell table:style-name="ce270" office:value-type="currency" office:currency="USD" office:value="2.07" calcext:value-type="currency">
            <text:p>$2,07</text:p>
          </table:table-cell>
          <table:table-cell table:style-name="ce276" table:formula="of:=[.$C$6]" office:value-type="float" office:value="2" calcext:value-type="float">
            <text:p>2</text:p>
          </table:table-cell>
          <table:table-cell table:style-name="ce283"/>
          <table:table-cell table:style-name="ce251" table:formula="of:=[.B7]*[.C7]" office:value-type="currency" office:currency="USD" office:value="4.14" calcext:value-type="currency">
            <text:p>$4,14</text:p>
          </table:table-cell>
          <table:table-cell table:style-name="ce293" office:value-type="string" calcext:value-type="string">
            <text:p><text:a xlink:href="https://letyshops.com/r/aliexpress-d1da790dfb06" xlink:type="simple">Aliexpress</text:a></text:p>
          </table:table-cell>
          <table:table-cell table:style-name="ce239" office:value-type="string" calcext:value-type="string">
            <text:p>По желанию можно поставить сразу стальное сопло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блок e3d volcano</text:p>
          </table:table-cell>
          <table:table-cell table:style-name="ce271" office:value-type="currency" office:currency="USD" office:value="1.8" calcext:value-type="currency">
            <text:p>$1,80</text:p>
          </table:table-cell>
          <table:table-cell table:style-name="ce278" table:formula="of:=IF([$Настройки.B5]=[$БД.A20];1;0)*[Расчёты.$B$20]" office:value-type="float" office:value="0" calcext:value-type="float">
            <text:p>0</text:p>
          </table:table-cell>
          <table:table-cell table:style-name="ce285"/>
          <table:table-cell table:style-name="ce289" table:formula="of:=[.B8]*[.C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4555b0b90e08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Сопло латунное e3d volcano</text:p>
          </table:table-cell>
          <table:table-cell table:style-name="ce270" office:value-type="currency" office:currency="USD" office:value="2.19" calcext:value-type="currency">
            <text:p>$2,19</text:p>
          </table:table-cell>
          <table:table-cell table:style-name="ce276" table:formula="of:=[.C8]" office:value-type="float" office:value="0" calcext:value-type="float">
            <text:p>0</text:p>
          </table:table-cell>
          <table:table-cell table:style-name="ce283"/>
          <table:table-cell table:style-name="ce251" table:formula="of:=[.B9]*[.C9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fb519bdf2c35" xlink:type="simple">Aliexpress</text:a></text:p>
          </table:table-cell>
          <table:table-cell table:style-name="ce239" office:value-type="string" calcext:value-type="string">
            <text:p>По желанию можно поставить сразу стальное сопло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Нагревательный элемент 24в 40Вт</text:p>
          </table:table-cell>
          <table:table-cell table:style-name="ce271" office:value-type="currency" office:currency="USD" office:value="1.83" calcext:value-type="currency">
            <text:p>$1,83</text:p>
          </table:table-cell>
          <table:table-cell table:style-name="ce278" table:formula="of:=[.$C$4]" office:value-type="float" office:value="2" calcext:value-type="float">
            <text:p>2</text:p>
          </table:table-cell>
          <table:table-cell table:style-name="ce285"/>
          <table:table-cell table:style-name="ce289" table:formula="of:=[.B10]*[.C10]" office:value-type="currency" office:currency="USD" office:value="3.66" calcext:value-type="currency">
            <text:p>$3,66</text:p>
          </table:table-cell>
          <table:table-cell table:style-name="ce294" office:value-type="string" calcext:value-type="string">
            <text:p><text:a xlink:href="https://letyshops.com/r/aliexpress-665f4c2b4a8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Термистор ATC Semitec 104GT-2 104NT-4-R025H42G</text:p>
          </table:table-cell>
          <table:table-cell table:style-name="ce270" office:value-type="currency" office:currency="USD" office:value="2.09" calcext:value-type="currency">
            <text:p>$2,0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1]*[.C11]" office:value-type="currency" office:currency="USD" office:value="4.18" calcext:value-type="currency">
            <text:p>$4,18</text:p>
          </table:table-cell>
          <table:table-cell table:style-name="ce293" office:value-type="string" calcext:value-type="string">
            <text:p><text:a xlink:href="https://letyshops.com/r/aliexpress-95d24e8fd2f4" xlink:type="simple">Aliexpress</text:a></text:p>
          </table:table-cell>
          <table:table-cell table:style-name="ce239" office:value-type="string" calcext:value-type="string">
            <text:p>Можно другие виды термисторов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Вентилятор 30х30х10</text:p>
          </table:table-cell>
          <table:table-cell table:style-name="ce271" office:value-type="currency" office:currency="USD" office:value="5.38" calcext:value-type="currency">
            <text:p>$5,38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2]*[.C12]" office:value-type="currency" office:currency="USD" office:value="10.76" calcext:value-type="currency">
            <text:p>$10,76</text:p>
          </table:table-cell>
          <table:table-cell table:style-name="ce294" office:value-type="string" calcext:value-type="string">
            <text:p><text:a xlink:href="https://letyshops.com/r/aliexpress-1a6214bda04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Вентилятор 5020</text:p>
          </table:table-cell>
          <table:table-cell table:style-name="ce270" table:formula="of:=7.72/2" office:value-type="currency" office:currency="USD" office:value="3.86" calcext:value-type="currency">
            <text:p>$3,86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3]*[.C13]" office:value-type="currency" office:currency="USD" office:value="7.72" calcext:value-type="currency">
            <text:p>$7,72</text:p>
          </table:table-cell>
          <table:table-cell table:style-name="ce293" office:value-type="string" calcext:value-type="string">
            <text:p><text:a xlink:href="https://aliexpress.ru/item/32837932718.html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Трубка PTFE ID2 OD4</text:p>
          </table:table-cell>
          <table:table-cell table:style-name="ce271" office:value-type="currency" office:currency="USD" office:value="1.26" calcext:value-type="currency">
            <text:p>$1,2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float" office:value="3" calcext:value-type="float">
            <text:p>3,00</text:p>
          </table:table-cell>
          <table:table-cell table:style-name="ce289" table:formula="of:=[.B14]*[.C14]*[.D14]" office:value-type="currency" office:currency="USD" office:value="3.78" calcext:value-type="currency">
            <text:p>$3,78</text:p>
          </table:table-cell>
          <table:table-cell table:style-name="ce294" office:value-type="string" calcext:value-type="string">
            <text:p><text:a xlink:href="https://letyshops.com/r/aliexpress-a57494f89cb0" xlink:type="simple">Aliexpress</text:a></text:p>
          </table:table-cell>
          <table:table-cell table:style-name="ce239" office:value-type="string" calcext:value-type="string">
            <text:p>Для подвода прутка от катушек к экструдерам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Мотор Nema17; 20-23мм</text:p>
          </table:table-cell>
          <table:table-cell table:style-name="ce270" office:value-type="currency" office:currency="USD" office:value="12.45" calcext:value-type="currency">
            <text:p>$12,45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5]*[.C15]" office:value-type="currency" office:currency="USD" office:value="24.9" calcext:value-type="currency">
            <text:p>$24,90</text:p>
          </table:table-cell>
          <table:table-cell table:style-name="ce293" office:value-type="string" calcext:value-type="string">
            <text:p><text:a xlink:href="https://letyshops.com/r/aliexpress-dbc8923ad490" xlink:type="simple">Aliexpress</text:a></text:p>
          </table:table-cell>
          <table:table-cell table:style-name="ce239" office:value-type="string" calcext:value-type="string">
            <text:p>Предпочтительно 20мм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table:formula="of:=2*[Расчёты.$B$20]" office:value-type="float" office:value="4" calcext:value-type="float">
            <text:p>4</text:p>
          </table:table-cell>
          <table:table-cell table:style-name="ce285"/>
          <table:table-cell table:style-name="ce289" table:formula="of:=[.B16]*[.C16]" office:value-type="currency" office:currency="USD" office:value="0.513513513513512" calcext:value-type="currency">
            <text:p>$0,51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Ось X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льса MGN9</text:p>
          </table:table-cell>
          <table:table-cell table:style-name="ce270" table:formula="of:=(49.15-22.86)*2" office:value-type="currency" office:currency="USD" office:value="52.58" calcext:value-type="currency">
            <text:p>$52,58</text:p>
          </table:table-cell>
          <table:table-cell table:style-name="ce276" office:value-type="float" office:value="1" calcext:value-type="float">
            <text:p>1</text:p>
          </table:table-cell>
          <table:table-cell table:style-name="ce283" table:formula="of:=[$Расчёты.B25]" office:value-type="float" office:value="0.5" calcext:value-type="float">
            <text:p>0,50</text:p>
          </table:table-cell>
          <table:table-cell table:style-name="ce251" table:formula="of:=[.B18]*[.C18]*[.D18]" office:value-type="currency" office:currency="USD" office:value="26.29" calcext:value-type="currency">
            <text:p>$26,29</text:p>
          </table:table-cell>
          <table:table-cell table:style-name="ce293" office:value-type="string" calcext:value-type="string">
            <text:p><text:a xlink:href="https://letyshops.com/r/aliexpress-3074453d97a2" xlink:type="simple">Aliexpress</text:a></text:p>
          </table:table-cell>
          <table:table-cell table:style-name="ce239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Каретка MGN9H</text:p>
          </table:table-cell>
          <table:table-cell table:style-name="ce271" office:value-type="currency" office:currency="USD" office:value="22.86" calcext:value-type="currency">
            <text:p>$22,86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9]*[.C19]" office:value-type="currency" office:currency="USD" office:value="45.72" calcext:value-type="currency">
            <text:p>$45,72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одшипник f623zz</text:p>
          </table:table-cell>
          <table:table-cell table:style-name="ce270" table:formula="of:=2.7/10" office:value-type="currency" office:currency="USD" office:value="0.27" calcext:value-type="currency">
            <text:p>$0,27</text:p>
          </table:table-cell>
          <table:table-cell table:style-name="ce276" table:formula="of:=[Расчёты.$B$20]*8" office:value-type="float" office:value="16" calcext:value-type="float">
            <text:p>16</text:p>
          </table:table-cell>
          <table:table-cell table:style-name="ce283"/>
          <table:table-cell table:style-name="ce251" table:formula="of:=[.B20]*[.C20]" office:value-type="currency" office:currency="USD" office:value="4.32" calcext:value-type="currency">
            <text:p>$4,32</text:p>
          </table:table-cell>
          <table:table-cell table:style-name="ce80" office:value-type="string" calcext:value-type="string">
            <text:p><text:a xlink:href="https://letyshops.com/r/aliexpress-2399ad2cb8d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одшипник 623zz</text:p>
          </table:table-cell>
          <table:table-cell table:style-name="ce271" table:formula="of:=3.29/10" office:value-type="currency" office:currency="USD" office:value="0.329" calcext:value-type="currency">
            <text:p>$0,33</text:p>
          </table:table-cell>
          <table:table-cell table:style-name="ce278" table:formula="of:=[Расчёты.$B$20]*4" office:value-type="float" office:value="8" calcext:value-type="float">
            <text:p>8</text:p>
          </table:table-cell>
          <table:table-cell table:style-name="ce285"/>
          <table:table-cell table:style-name="ce289" table:formula="of:=[.B21]*[.C21]" office:value-type="currency" office:currency="USD" office:value="2.632" calcext:value-type="currency">
            <text:p>$2,63</text:p>
          </table:table-cell>
          <table:table-cell table:style-name="ce294" office:value-type="string" calcext:value-type="string">
            <text:p><text:a xlink:href="https://letyshops.com/r/aliexpress-81dd9900a38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22]*[.C22]" office:value-type="currency" office:currency="USD" office:value="16.3333333333333" calcext:value-type="currency">
            <text:p>$16,33</text:p>
          </table:table-cell>
          <table:table-cell table:style-name="ce293" office:value-type="string" calcext:value-type="string">
            <text:p><text:a xlink:href="https://letyshops.com/r/aliexpress-ae62fce2620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Шкив 2GT; вн.диам. 5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23]*[.C23]" office:value-type="currency" office:currency="USD" office:value="7.98" calcext:value-type="currency">
            <text:p>$7,98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мень 2GT; 9-10мм</text:p>
          </table:table-cell>
          <table:table-cell table:style-name="ce270" office:value-type="currency" office:currency="USD" office:value="2.2" calcext:value-type="currency">
            <text:p>$2,20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 table:formula="of:=2*([.D26]+0.04+[.D18]+0.07)" office:value-type="float" office:value="1.82" calcext:value-type="float">
            <text:p>1,82</text:p>
          </table:table-cell>
          <table:table-cell table:style-name="ce251" table:formula="of:=[.B24]*[.C24]*[.D24]" office:value-type="currency" office:currency="USD" office:value="8.008" calcext:value-type="currency">
            <text:p>$8,01</text:p>
          </table:table-cell>
          <table:table-cell table:style-name="ce293" office:value-type="string" calcext:value-type="string">
            <text:p><text:a xlink:href="https://letyshops.com/r/aliexpress-777b32907fa4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Ось Y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61" office:value-type="string" calcext:value-type="string">
            <text:p>Рельса MGN12</text:p>
          </table:table-cell>
          <table:table-cell table:style-name="ce272" table:formula="of:=(51.15-24.13)/0.3" office:value-type="currency" office:currency="USD" office:value="90.0666666666667" calcext:value-type="currency">
            <text:p>$90,07</text:p>
          </table:table-cell>
          <table:table-cell table:style-name="ce279" office:value-type="float" office:value="2" calcext:value-type="float">
            <text:p>2</text:p>
          </table:table-cell>
          <table:table-cell table:style-name="ce286" table:formula="of:=COM.MICROSOFT.CEILING.PRECISE([$Расчёты.B18]+40;50)/1000" office:value-type="float" office:value="0.3" calcext:value-type="float">
            <text:p>0,30</text:p>
          </table:table-cell>
          <table:table-cell table:style-name="ce251" table:formula="of:=[.B26]*[.C26]*[.D26]" office:value-type="currency" office:currency="USD" office:value="54.04" calcext:value-type="currency">
            <text:p>$54,04</text:p>
          </table:table-cell>
          <table:table-cell table:style-name="ce80" office:value-type="string" calcext:value-type="string">
            <text:p><text:a xlink:href="https://letyshops.com/r/aliexpress-985ff2780ede" xlink:type="simple">Aliexpress</text:a></text:p>
          </table:table-cell>
          <table:table-cell table:style-name="ce239" office:value-type="string" calcext:value-type="string">
            <text:p>В указанном лоте aliexpress рельса идёт уже с кареткой</text:p>
          </table:table-cell>
          <table:table-cell table:number-columns-repeated="1017"/>
        </table:table-row>
        <table:table-row table:style-name="ro7">
          <table:table-cell table:style-name="ce262" office:value-type="string" calcext:value-type="string">
            <text:p>Каретка MGN12H</text:p>
          </table:table-cell>
          <table:table-cell table:style-name="ce273" office:value-type="currency" office:currency="USD" office:value="24.13" calcext:value-type="currency">
            <text:p>$24,13</text:p>
          </table:table-cell>
          <table:table-cell table:style-name="ce280" office:value-type="float" office:value="2" calcext:value-type="float">
            <text:p>2</text:p>
          </table:table-cell>
          <table:table-cell table:style-name="ce287"/>
          <table:table-cell table:style-name="ce289" table:formula="of:=[.B27]*[.C27]" office:value-type="currency" office:currency="USD" office:value="48.26" calcext:value-type="currency">
            <text:p>$48,26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42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28]*[.C28]" office:value-type="currency" office:currency="USD" office:value="8.16666666666667" calcext:value-type="currency">
            <text:p>$8,17</text:p>
          </table:table-cell>
          <table:table-cell table:style-name="ce293" office:value-type="string" calcext:value-type="string">
            <text:p><text:a xlink:href="https://letyshops.com/r/aliexpress-354b069acf0e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4" office:value-type="string" calcext:value-type="string">
            <text:p>Подшипник f688zz</text:p>
          </table:table-cell>
          <table:table-cell table:style-name="ce273" table:formula="of:=2.97/10" office:value-type="currency" office:currency="USD" office:value="0.297" calcext:value-type="currency">
            <text:p>$0,30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29]*[.C29]" office:value-type="currency" office:currency="USD" office:value="0.891" calcext:value-type="currency">
            <text:p>$0,89</text:p>
          </table:table-cell>
          <table:table-cell table:style-name="ce295" office:value-type="string" calcext:value-type="string">
            <text:p><text:a xlink:href="https://letyshops.com/r/aliexpress-2399ad2cb8df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42" office:value-type="string" calcext:value-type="string">
            <text:p>Шкив 2GT; вн.диам. 5Мм; 20 зубов </text:p>
          </table:table-cell>
          <table:table-cell table:style-name="ce270" office:value-type="currency" office:currency="USD" office:value="3.99" calcext:value-type="currency">
            <text:p>$3,99</text:p>
          </table:table-cell>
          <table:table-cell table:style-name="ce279" office:value-type="float" office:value="1" calcext:value-type="float">
            <text:p>1</text:p>
          </table:table-cell>
          <table:table-cell table:style-name="ce286"/>
          <table:table-cell table:style-name="ce251" table:formula="of:=[.B30]*[.C30]" office:value-type="currency" office:currency="USD" office:value="3.99" calcext:value-type="currency">
            <text:p>$3,99</text:p>
          </table:table-cell>
          <table:table-cell table:style-name="ce293" office:value-type="string" calcext:value-type="string">
            <text:p><text:a xlink:href="https://letyshops.com/r/aliexpress-bbc227425220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4" office:value-type="string" calcext:value-type="string">
            <text:p>Шкив 2GT; вн.диам. 8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31]*[.C31]" office:value-type="currency" office:currency="USD" office:value="11.97" calcext:value-type="currency">
            <text:p>$11,97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42" office:value-type="string" calcext:value-type="string">
            <text:p>Вал диам.8</text:p>
          </table:table-cell>
          <table:table-cell table:style-name="ce272" table:formula="of:=13.04/0.6/2" office:value-type="currency" office:currency="USD" office:value="10.8666666666667" calcext:value-type="currency">
            <text:p>$10,87</text:p>
          </table:table-cell>
          <table:table-cell table:style-name="ce279" office:value-type="float" office:value="1" calcext:value-type="float">
            <text:p>1</text:p>
          </table:table-cell>
          <table:table-cell table:style-name="ce286" table:formula="of:=[.D18]+0.1" office:value-type="float" office:value="0.6" calcext:value-type="float">
            <text:p>0,60</text:p>
          </table:table-cell>
          <table:table-cell table:style-name="ce251" table:formula="of:=[.B32]*[.C32]*[.D32]" office:value-type="currency" office:currency="USD" office:value="6.52000000000002" calcext:value-type="currency">
            <text:p>$6,52</text:p>
          </table:table-cell>
          <table:table-cell table:style-name="ce80" office:value-type="string" calcext:value-type="string">
            <text:p><text:a xlink:href="https://letyshops.com/r/aliexpress-fc415f9d05ce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мень 2GT; 9-10мм; открытый</text:p>
          </table:table-cell>
          <table:table-cell table:style-name="ce271" office:value-type="currency" office:currency="USD" office:value="2.2" calcext:value-type="currency">
            <text:p>$2,20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2*([.D26]+0.07)" office:value-type="float" office:value="0.74" calcext:value-type="float">
            <text:p>0,74</text:p>
          </table:table-cell>
          <table:table-cell table:style-name="ce289" table:formula="of:=[.B33]*[.C33]*[.D33]" office:value-type="currency" office:currency="USD" office:value="3.256" calcext:value-type="currency">
            <text:p>$3,26</text:p>
          </table:table-cell>
          <table:table-cell table:style-name="ce294" office:value-type="string" calcext:value-type="string">
            <text:p><text:a xlink:href="https://letyshops.com/r/aliexpress-777b32907fa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Ремень 2GT; 9-10мм; кольцо 150мм</text:p>
          </table:table-cell>
          <table:table-cell table:style-name="ce270" table:formula="of:=8.99/5" office:value-type="currency" office:currency="USD" office:value="1.798" calcext:value-type="currency">
            <text:p>$1,8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34]*[.C34]" office:value-type="currency" office:currency="USD" office:value="1.798" calcext:value-type="currency">
            <text:p>$1,80</text:p>
          </table:table-cell>
          <table:table-cell table:style-name="ce293" office:value-type="string" calcext:value-type="string">
            <text:p><text:a xlink:href="https://letyshops.com/r/aliexpress-91506a5256f7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42" office:value-type="string" calcext:value-type="string" table:number-columns-spanned="7" table:number-rows-spanned="1">
            <text:p>Ось Z</text:p>
          </table:table-cell>
          <table:covered-table-cell table:style-name="ce272"/>
          <table:covered-table-cell table:style-name="ce279"/>
          <table:covered-table-cell table:style-name="ce286"/>
          <table:covered-table-cell table:style-name="ce72"/>
          <table:covered-table-cell table:style-name="ce80"/>
          <table:covered-table-cell table:style-name="ce42"/>
          <table:table-cell table:number-columns-repeated="1017"/>
        </table:table-row>
        <table:table-row table:style-name="ro7">
          <table:table-cell table:style-name="ce261" office:value-type="string" calcext:value-type="string">
            <text:p>Каретка Openbuilds в сборе</text:p>
          </table:table-cell>
          <table:table-cell table:style-name="ce272" office:value-type="currency" office:currency="USD" office:value="4.13" calcext:value-type="currency">
            <text:p>$4,13</text:p>
          </table:table-cell>
          <table:table-cell table:style-name="ce279" table:formula="of:=IF([$Настройки.B6]=[$БД.A39];[$Расчёты.B21];0)" office:value-type="float" office:value="2" calcext:value-type="float">
            <text:p>2</text:p>
          </table:table-cell>
          <table:table-cell table:style-name="ce286"/>
          <table:table-cell table:style-name="ce251" table:formula="of:=[.B36]*[.C36]" office:value-type="currency" office:currency="USD" office:value="8.26" calcext:value-type="currency">
            <text:p>$8,26</text:p>
          </table:table-cell>
          <table:table-cell table:style-name="ce80" office:value-type="string" calcext:value-type="string">
            <text:p><text:a xlink:href="https://letyshops.com/r/aliexpress-79088e0bd19b" xlink:type="simple">Aliexpress</text:a>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60" office:value-type="string" calcext:value-type="string">
            <text:p>Винт Tr8x2</text:p>
          </table:table-cell>
          <table:table-cell table:style-name="ce271" table:formula="of:=5.12/0.3" office:value-type="currency" office:currency="USD" office:value="17.0666666666667" calcext:value-type="currency">
            <text:p>$17,07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COM.MICROSOFT.CEILING.PRECISE(([$Настройки.B3]+30)/1000;0.05)" office:value-type="float" office:value="0.3" calcext:value-type="float">
            <text:p>0,30</text:p>
          </table:table-cell>
          <table:table-cell table:style-name="ce289" table:formula="of:=[.B37]*[.C37]*[.D37]" office:value-type="currency" office:currency="USD" office:value="10.24" calcext:value-type="currency">
            <text:p>$10,24</text:p>
          </table:table-cell>
          <table:table-cell table:style-name="ce294" office:value-type="string" calcext:value-type="string">
            <text:p><text:a xlink:href="https://letyshops.com/r/aliexpress-345577b8ed7c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айка POM Tr8x2</text:p>
          </table:table-cell>
          <table:table-cell table:style-name="ce270" office:value-type="currency" office:currency="USD" office:value="0.38" calcext:value-type="currency">
            <text:p>$0,38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38]*[.C38]" office:value-type="currency" office:currency="USD" office:value="0.76" calcext:value-type="currency">
            <text:p>$0,76</text:p>
          </table:table-cell>
          <table:table-cell table:style-name="ce293" office:value-type="string" calcext:value-type="string">
            <text:p><text:a xlink:href="https://letyshops.com/r/aliexpress-b6f62828f58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Мотор Nema17; 30-42мм</text:p>
          </table:table-cell>
          <table:table-cell table:style-name="ce271" office:value-type="currency" office:currency="USD" office:value="7.6" calcext:value-type="currency">
            <text:p>$7,6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39]*[.C39]" office:value-type="currency" office:currency="USD" office:value="15.2" calcext:value-type="currency">
            <text:p>$15,20</text:p>
          </table:table-cell>
          <table:table-cell table:style-name="ce294" office:value-type="string" calcext:value-type="string">
            <text:p><text:a xlink:href="https://letyshops.com/r/aliexpress-159fdf33216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Муфта 5x8мм</text:p>
          </table:table-cell>
          <table:table-cell table:style-name="ce270" office:value-type="currency" office:currency="USD" office:value="2.15" calcext:value-type="currency">
            <text:p>$2,15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40]*[.C40]" office:value-type="currency" office:currency="USD" office:value="4.3" calcext:value-type="currency">
            <text:p>$4,30</text:p>
          </table:table-cell>
          <table:table-cell table:style-name="ce293" office:value-type="string" calcext:value-type="string">
            <text:p><text:a xlink:href="https://letyshops.com/r/aliexpress-bf25e144b00c" xlink:type="simple">Aliexpress</text:a></text:p>
          </table:table-cell>
          <table:table-cell table:style-name="ce239" office:value-type="string" calcext:value-type="string">
            <text:p>Можно заменить на кулачковую или печатную</text:p>
          </table:table-cell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Стол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table:formula="of:=[$БД.A3]" office:value-type="string" office:string-value="DC 220х220 (MK3)" calcext:value-type="string">
            <text:p>DC 220х220 (MK3)</text:p>
          </table:table-cell>
          <table:table-cell table:style-name="ce270" office:value-type="currency" office:currency="USD" office:value="15.42" calcext:value-type="currency">
            <text:p>$15,42</text:p>
          </table:table-cell>
          <table:table-cell table:style-name="ce276" table:formula="of:=IF([$Настройки.$B$2]=[$БД.A3];1;0)" office:value-type="float" office:value="0" calcext:value-type="float">
            <text:p>0</text:p>
          </table:table-cell>
          <table:table-cell table:style-name="ce283"/>
          <table:table-cell table:style-name="ce251" table:formula="of:=[.B42]*[.C4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b81dba5d382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table:formula="of:=[$БД.A4]" office:value-type="string" office:string-value="DC 314х214 (MK2B)" calcext:value-type="string">
            <text:p>DC 314х214 (MK2B)</text:p>
          </table:table-cell>
          <table:table-cell table:style-name="ce271" office:value-type="currency" office:currency="USD" office:value="29.79" calcext:value-type="currency">
            <text:p>$29,79</text:p>
          </table:table-cell>
          <table:table-cell table:style-name="ce278" table:formula="of:=IF([$Настройки.$B$2]=[$БД.A4];1;0)" office:value-type="float" office:value="0" calcext:value-type="float">
            <text:p>0</text:p>
          </table:table-cell>
          <table:table-cell table:style-name="ce285"/>
          <table:table-cell table:style-name="ce289" table:formula="of:=[.B43]*[.C43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ad43e1ff626" xlink:type="simple">Aliexpress</text:a></text:p>
          </table:table-cell>
          <table:table-cell table:style-name="ce239" office:value-type="string" calcext:value-type="string">
            <text:p>Греется долго</text:p>
          </table:table-cell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300x250мм; толщина 4мм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$B$2]=[$БД.A5];1;0)" office:value-type="float" office:value="0" calcext:value-type="float">
            <text:p>0</text:p>
          </table:table-cell>
          <table:table-cell table:style-name="ce283"/>
          <table:table-cell table:style-name="ce251" table:formula="of:=[.B44]*[.C4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300x350мм; толщина 4мм</text:p>
          </table:table-cell>
          <table:table-cell table:style-name="ce271" table:formula="of:=1120/75" office:value-type="currency" office:currency="USD" office:value="14.9333333333333" calcext:value-type="currency">
            <text:p>$14,93</text:p>
          </table:table-cell>
          <table:table-cell table:style-name="ce278" table:formula="of:=IF([$Настройки.$B$2]=[$БД.A6];1;0)" office:value-type="float" office:value="0" calcext:value-type="float">
            <text:p>0</text:p>
          </table:table-cell>
          <table:table-cell table:style-name="ce285"/>
          <table:table-cell table:style-name="ce289" table:formula="of:=[.B45]*[.C4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400x300мм; толщина 4мм</text:p>
          </table:table-cell>
          <table:table-cell table:style-name="ce270" table:formula="of:=1120/75" office:value-type="currency" office:currency="USD" office:value="14.9333333333333" calcext:value-type="currency">
            <text:p>$14,93</text:p>
          </table:table-cell>
          <table:table-cell table:style-name="ce276" table:formula="of:=IF([$Настройки.$B$2]=[$БД.A7];1;0)" office:value-type="float" office:value="1" calcext:value-type="float">
            <text:p>1</text:p>
          </table:table-cell>
          <table:table-cell table:style-name="ce283"/>
          <table:table-cell table:style-name="ce251" table:formula="of:=[.B46]*[.C46]" office:value-type="currency" office:currency="USD" office:value="14.9333333333333" calcext:value-type="currency">
            <text:p>$14,93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400x350мм; толщина 4мм</text:p>
          </table:table-cell>
          <table:table-cell table:style-name="ce271" table:formula="of:=1190/74" office:value-type="currency" office:currency="USD" office:value="16.0810810810811" calcext:value-type="currency">
            <text:p>$16,08</text:p>
          </table:table-cell>
          <table:table-cell table:style-name="ce278" table:formula="of:=IF([$Настройки.$B$2]=[$БД.A8];1;0)" office:value-type="float" office:value="0" calcext:value-type="float">
            <text:p>0</text:p>
          </table:table-cell>
          <table:table-cell table:style-name="ce285"/>
          <table:table-cell table:style-name="ce289" table:formula="of:=[.B47]*[.C4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400x450мм; толщина 4мм</text:p>
          </table:table-cell>
          <table:table-cell table:style-name="ce270" table:formula="of:=1780/74" office:value-type="currency" office:currency="USD" office:value="24.0540540540541" calcext:value-type="currency">
            <text:p>$24,05</text:p>
          </table:table-cell>
          <table:table-cell table:style-name="ce276" table:formula="of:=IF([$Настройки.$B$2]=[$БД.A9];1;0)" office:value-type="float" office:value="0" calcext:value-type="float">
            <text:p>0</text:p>
          </table:table-cell>
          <table:table-cell table:style-name="ce283"/>
          <table:table-cell table:style-name="ce251" table:formula="of:=[.B48]*[.C48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Плита стола 450x500мм; толщина 4мм</text:p>
          </table:table-cell>
          <table:table-cell table:style-name="ce271" table:formula="of:=1850/74" office:value-type="currency" office:currency="USD" office:value="25" calcext:value-type="currency">
            <text:p>$25,00</text:p>
          </table:table-cell>
          <table:table-cell table:style-name="ce278" table:formula="of:=IF([$Настройки.$B$2]=[$БД.A10];1;0)" office:value-type="float" office:value="0" calcext:value-type="float">
            <text:p>0</text:p>
          </table:table-cell>
          <table:table-cell table:style-name="ce285"/>
          <table:table-cell table:style-name="ce289" table:formula="of:=[.B49]*[.C49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лита стола 510x560мм; толщина 4мм</text:p>
          </table:table-cell>
          <table:table-cell table:style-name="ce270" table:formula="of:=2000/74" office:value-type="currency" office:currency="USD" office:value="27.027027027027" calcext:value-type="currency">
            <text:p>$27,03</text:p>
          </table:table-cell>
          <table:table-cell table:style-name="ce276" table:formula="of:=IF([$Настройки.$B$2]=[$БД.A11];1;0)" office:value-type="float" office:value="0" calcext:value-type="float">
            <text:p>0</text:p>
          </table:table-cell>
          <table:table-cell table:style-name="ce283"/>
          <table:table-cell table:style-name="ce251" table:formula="of:=[.B50]*[.C50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300х200мм</text:p>
          </table:table-cell>
          <table:table-cell table:style-name="ce271" office:value-type="currency" office:currency="USD" office:value="49.99" calcext:value-type="currency">
            <text:p>$49,99</text:p>
          </table:table-cell>
          <table:table-cell table:style-name="ce278" table:formula="of:=[.C44]" office:value-type="float" office:value="0" calcext:value-type="float">
            <text:p>0</text:p>
          </table:table-cell>
          <table:table-cell table:style-name="ce285"/>
          <table:table-cell table:style-name="ce289" table:formula="of:=[.B51]*[.C51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0941f091a735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310х310мм</text:p>
          </table:table-cell>
          <table:table-cell table:style-name="ce270" office:value-type="currency" office:currency="USD" office:value="69.99" calcext:value-type="currency">
            <text:p>$69,99</text:p>
          </table:table-cell>
          <table:table-cell table:style-name="ce276" table:formula="of:=[.C45]" office:value-type="float" office:value="0" calcext:value-type="float">
            <text:p>0</text:p>
          </table:table-cell>
          <table:table-cell table:style-name="ce283"/>
          <table:table-cell table:style-name="ce251" table:formula="of:=[.B52]*[.C5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6efee4580aa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400х250мм</text:p>
          </table:table-cell>
          <table:table-cell table:style-name="ce271" office:value-type="currency" office:currency="USD" office:value="81.9" calcext:value-type="currency">
            <text:p>$81,90</text:p>
          </table:table-cell>
          <table:table-cell table:style-name="ce278" table:formula="of:=[.C46]" office:value-type="float" office:value="1" calcext:value-type="float">
            <text:p>1</text:p>
          </table:table-cell>
          <table:table-cell table:style-name="ce285"/>
          <table:table-cell table:style-name="ce289" table:formula="of:=[.B53]*[.C53]" office:value-type="currency" office:currency="USD" office:value="81.9" calcext:value-type="currency">
            <text:p>$81,90</text:p>
          </table:table-cell>
          <table:table-cell table:style-name="ce294" office:value-type="string" calcext:value-type="string">
            <text:p><text:a xlink:href="https://letyshops.com/r/aliexpress-af8e32d7baa4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400х300мм</text:p>
          </table:table-cell>
          <table:table-cell table:style-name="ce270" office:value-type="currency" office:currency="USD" office:value="86.5" calcext:value-type="currency">
            <text:p>$86,50</text:p>
          </table:table-cell>
          <table:table-cell table:style-name="ce276" table:formula="of:=[.C47]" office:value-type="float" office:value="0" calcext:value-type="float">
            <text:p>0</text:p>
          </table:table-cell>
          <table:table-cell table:style-name="ce283"/>
          <table:table-cell table:style-name="ce251" table:formula="of:=[.B54]*[.C5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8d5214ad3687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400х400мм</text:p>
          </table:table-cell>
          <table:table-cell table:style-name="ce271" office:value-type="currency" office:currency="USD" office:value="109.9" calcext:value-type="currency">
            <text:p>$109,90</text:p>
          </table:table-cell>
          <table:table-cell table:style-name="ce278" table:formula="of:=[.C48]" office:value-type="float" office:value="0" calcext:value-type="float">
            <text:p>0</text:p>
          </table:table-cell>
          <table:table-cell table:style-name="ce285"/>
          <table:table-cell table:style-name="ce289" table:formula="of:=[.B55]*[.C5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aliexpress.ru/item/32824678295.html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Грелка AC 220V; 450х450мм</text:p>
          </table:table-cell>
          <table:table-cell table:style-name="ce270" office:value-type="currency" office:currency="USD" office:value="159.9" calcext:value-type="currency">
            <text:p>$159,90</text:p>
          </table:table-cell>
          <table:table-cell table:style-name="ce276" table:formula="of:=[.C49]" office:value-type="float" office:value="0" calcext:value-type="float">
            <text:p>0</text:p>
          </table:table-cell>
          <table:table-cell table:style-name="ce283"/>
          <table:table-cell table:style-name="ce251" table:formula="of:=[.B56]*[.C56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2d5574fa5a60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Грелка AC 220V; 508х508мм</text:p>
          </table:table-cell>
          <table:table-cell table:style-name="ce271" office:value-type="currency" office:currency="USD" office:value="199" calcext:value-type="currency">
            <text:p>$199,00</text:p>
          </table:table-cell>
          <table:table-cell table:style-name="ce278" table:formula="of:=[.C50]" office:value-type="float" office:value="0" calcext:value-type="float">
            <text:p>0</text:p>
          </table:table-cell>
          <table:table-cell table:style-name="ce285"/>
          <table:table-cell table:style-name="ce289" table:formula="of:=[.B57]*[.C5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7564419f991f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39" office:value-type="string" calcext:value-type="string">
            <text:p>Стекло; толщина 3-4мм</text:p>
          </table:table-cell>
          <table:table-cell table:style-name="ce270" office:value-type="currency" office:currency="USD" office:value="2" calcext:value-type="currency">
            <text:p>$2,0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58]*[.C58]" office:value-type="currency" office:currency="USD" office:value="2" calcext:value-type="currency">
            <text:p>$2,00</text:p>
          </table:table-cell>
          <table:table-cell table:style-name="ce293" office:value-type="string" calcext:value-type="string">
            <text:p>N/A</text:p>
          </table:table-cell>
          <table:table-cell table:style-name="ce239" office:value-type="string" calcext:value-type="string">
            <text:p>Обычное оконное стекло из ближайшей стеклорезки</text:p>
          </table:table-cell>
          <table:table-cell table:number-columns-repeated="1017"/>
        </table:table-row>
        <table:table-row table:style-name="ro7">
          <table:table-cell table:style-name="ce260" office:value-type="string" calcext:value-type="string">
            <text:p>Пружина OD8 L25</text:p>
          </table:table-cell>
          <table:table-cell table:style-name="ce271" table:formula="of:=1.75/10" office:value-type="currency" office:currency="USD" office:value="0.175" calcext:value-type="currency">
            <text:p>$0,18</text:p>
          </table:table-cell>
          <table:table-cell table:style-name="ce278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285"/>
          <table:table-cell table:style-name="ce289" table:formula="of:=[.B59]*[.C59]" office:value-type="currency" office:currency="USD" office:value="1.05" calcext:value-type="currency">
            <text:p>$1,05</text:p>
          </table:table-cell>
          <table:table-cell table:style-name="ce294" office:value-type="string" calcext:value-type="string">
            <text:p><text:a xlink:href="https://letyshops.com/r/aliexpress-88b278e06ef8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Управляющая электроника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200Вт</text:p>
          </table:table-cell>
          <table:table-cell table:style-name="ce270" table:formula="of:=2060/74" office:value-type="currency" office:currency="USD" office:value="27.8378378378378" calcext:value-type="currency">
            <text:p>$27,84</text:p>
          </table:table-cell>
          <table:table-cell table:style-name="ce276" table:formula="of:=IF([$Расчёты.$D$13]&lt;=200;1;0)" office:value-type="float" office:value="1" calcext:value-type="float">
            <text:p>1</text:p>
          </table:table-cell>
          <table:table-cell table:style-name="ce283"/>
          <table:table-cell table:style-name="ce251" table:formula="of:=[.B61]*[.C61]" office:value-type="currency" office:currency="USD" office:value="27.8378378378378" calcext:value-type="currency">
            <text:p>$27,84</text:p>
          </table:table-cell>
          <table:table-cell table:style-name="ce293" office:value-type="string" calcext:value-type="string">
            <text:p><text:a xlink:href="https://www.chipdip.ru/product/lrs-2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24в 350Вт</text:p>
          </table:table-cell>
          <table:table-cell table:style-name="ce271" table:formula="of:=2530/74" office:value-type="currency" office:currency="USD" office:value="34.1891891891892" calcext:value-type="currency">
            <text:p>$34,19</text:p>
          </table:table-cell>
          <table:table-cell table:style-name="ce278" table:formula="of:=IF(AND([$Расчёты.$D$13]&gt;200;[$Расчёты.$D$13]&lt;=350);1;0)" office:value-type="float" office:value="0" calcext:value-type="float">
            <text:p>0</text:p>
          </table:table-cell>
          <table:table-cell table:style-name="ce285"/>
          <table:table-cell table:style-name="ce289" table:formula="of:=[.B62]*[.C6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lrs-35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450Вт</text:p>
          </table:table-cell>
          <table:table-cell table:style-name="ce270" table:formula="of:=4730/74" office:value-type="currency" office:currency="USD" office:value="63.9189189189189" calcext:value-type="currency">
            <text:p>$63,92</text:p>
          </table:table-cell>
          <table:table-cell table:style-name="ce276" table:formula="of:=IF(AND([$Расчёты.$D$13]&gt;350;[$Расчёты.$D$13]&lt;=450);1;0)" office:value-type="float" office:value="0" calcext:value-type="float">
            <text:p>0</text:p>
          </table:table-cell>
          <table:table-cell table:style-name="ce283"/>
          <table:table-cell table:style-name="ce251" table:formula="of:=[.B63]*[.C63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45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24в 600Вт</text:p>
          </table:table-cell>
          <table:table-cell table:style-name="ce271" table:formula="of:=5690/74" office:value-type="currency" office:currency="USD" office:value="76.8918918918919" calcext:value-type="currency">
            <text:p>$76,89</text:p>
          </table:table-cell>
          <table:table-cell table:style-name="ce278" table:formula="of:=IF(AND([$Расчёты.$D$13]&gt;450;[$Расчёты.$D$13]&lt;=600);1;0)" office:value-type="float" office:value="0" calcext:value-type="float">
            <text:p>0</text:p>
          </table:table-cell>
          <table:table-cell table:style-name="ce285"/>
          <table:table-cell table:style-name="ce289" table:formula="of:=[.B64]*[.C6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se-6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Блок питания 24в 1000Вт</text:p>
          </table:table-cell>
          <table:table-cell table:style-name="ce270" table:formula="of:=11430/74" office:value-type="currency" office:currency="USD" office:value="154.459459459459" calcext:value-type="currency">
            <text:p>$154,46</text:p>
          </table:table-cell>
          <table:table-cell table:style-name="ce276" table:formula="of:=IF(AND([$Расчёты.$D$13]&gt;600;[$Расчёты.$D$13]&lt;=1000);1;0)" office:value-type="float" office:value="0" calcext:value-type="float">
            <text:p>0</text:p>
          </table:table-cell>
          <table:table-cell table:style-name="ce283"/>
          <table:table-cell table:style-name="ce251" table:formula="of:=[.B65]*[.C65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1000-24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Блок питания 5в 15Вт</text:p>
          </table:table-cell>
          <table:table-cell table:style-name="ce271" table:formula="of:=610/74" office:value-type="currency" office:currency="USD" office:value="8.24324324324324" calcext:value-type="currency">
            <text:p>$8,24</text:p>
          </table:table-cell>
          <table:table-cell table:style-name="ce278" table:formula="of:=IF([$Настройки.B11]=[$БД.A56];1;0)" office:value-type="float" office:value="0" calcext:value-type="float">
            <text:p>0</text:p>
          </table:table-cell>
          <table:table-cell table:style-name="ce285"/>
          <table:table-cell table:style-name="ce289" table:formula="of:=[.B66]*[.C66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rs-15-5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Преобразователь DC-DC 24→5в 3А</text:p>
          </table:table-cell>
          <table:table-cell table:style-name="ce270" table:formula="of:=990/74" office:value-type="currency" office:currency="USD" office:value="13.3783783783784" calcext:value-type="currency">
            <text:p>$13,38</text:p>
          </table:table-cell>
          <table:table-cell table:style-name="ce276" table:formula="of:=IF([$Настройки.B11]=[$БД.A55];1;0)" office:value-type="float" office:value="0" calcext:value-type="float">
            <text:p>0</text:p>
          </table:table-cell>
          <table:table-cell table:style-name="ce283"/>
          <table:table-cell table:style-name="ce251" table:formula="of:=[.B67]*[.C67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d-15b-5" xlink:type="simple">ChipDip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Rumba32 + 6x tmc2209</text:p>
          </table:table-cell>
          <table:table-cell table:style-name="ce271" office:value-type="currency" office:currency="USD" office:value="51.52" calcext:value-type="currency">
            <text:p>$51,52</text:p>
          </table:table-cell>
          <table:table-cell table:style-name="ce278" table:formula="of:=IF([$Настройки.$B$8]=[$БД.A27];1;0)" office:value-type="float" office:value="0" calcext:value-type="float">
            <text:p>0</text:p>
          </table:table-cell>
          <table:table-cell table:style-name="ce285"/>
          <table:table-cell table:style-name="ce289" table:formula="of:=[.B68]*[.C6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983637e6510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Spider + 8x tmc2209</text:p>
          </table:table-cell>
          <table:table-cell table:style-name="ce270" office:value-type="currency" office:currency="USD" office:value="64.99" calcext:value-type="currency">
            <text:p>$64,99</text:p>
          </table:table-cell>
          <table:table-cell table:style-name="ce276" table:formula="of:=IF([$Настройки.$B$8]=[$БД.A28];1;0)" office:value-type="float" office:value="1" calcext:value-type="float">
            <text:p>1</text:p>
          </table:table-cell>
          <table:table-cell table:style-name="ce283"/>
          <table:table-cell table:style-name="ce251" table:formula="of:=[.B69]*[.C69]" office:value-type="currency" office:currency="USD" office:value="64.99" calcext:value-type="currency">
            <text:p>$64,99</text:p>
          </table:table-cell>
          <table:table-cell table:style-name="ce293" office:value-type="string" calcext:value-type="string">
            <text:p><text:a xlink:href="https://letyshops.com/r/aliexpress-6caa1e86b34b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Octopus + 8x tmc2209</text:p>
          </table:table-cell>
          <table:table-cell table:style-name="ce271" office:value-type="currency" office:currency="USD" office:value="65.95" calcext:value-type="currency">
            <text:p>$65,95</text:p>
          </table:table-cell>
          <table:table-cell table:style-name="ce278" table:formula="of:=IF([$Настройки.$B$8]=[$БД.A29];1;0)" office:value-type="float" office:value="0" calcext:value-type="float">
            <text:p>0</text:p>
          </table:table-cell>
          <table:table-cell table:style-name="ce285"/>
          <table:table-cell table:style-name="ce289" table:formula="of:=[.B70]*[.C70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b4a708868bf4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65" table:formula="of:=[$БД.A33]" office:value-type="string" office:string-value="Raspberry Pi Zero W" calcext:value-type="string">
            <text:p>Raspberry Pi Zero W</text:p>
          </table:table-cell>
          <table:table-cell table:style-name="ce270" office:value-type="currency" office:currency="USD" office:value="20" calcext:value-type="currency">
            <text:p>$20,00</text:p>
          </table:table-cell>
          <table:table-cell table:style-name="ce276" table:formula="of:=IF([$Настройки.$B$9]=[$БД.A33];1;0)" office:value-type="float" office:value="0" calcext:value-type="float">
            <text:p>0</text:p>
          </table:table-cell>
          <table:table-cell table:style-name="ce283"/>
          <table:table-cell table:style-name="ce251" table:formula="of:=[.B71]*[.C71]" office:value-type="currency" office:currency="USD" office:value="0" calcext:value-type="currency">
            <text:p>$0,00</text:p>
          </table:table-cell>
          <table:table-cell table:style-name="ce293"/>
          <table:table-cell table:style-name="ce239" office:value-type="string" calcext:value-type="string">
            <text:p>Лагать не будет, но дополнительно веб-камеру не потянет</text:p>
          </table:table-cell>
          <table:table-cell table:number-columns-repeated="1017"/>
        </table:table-row>
        <table:table-row table:style-name="ro7">
          <table:table-cell table:style-name="ce266" table:formula="of:=[$БД.A34]" office:value-type="string" office:string-value="Raspberry Pi 3B+" calcext:value-type="string">
            <text:p>Raspberry Pi 3B+</text:p>
          </table:table-cell>
          <table:table-cell table:style-name="ce271" office:value-type="currency" office:currency="USD" office:value="46.25" calcext:value-type="currency">
            <text:p>$46,25</text:p>
          </table:table-cell>
          <table:table-cell table:style-name="ce278" table:formula="of:=IF([$Настройки.$B$9]=[$БД.A34];1;0)" office:value-type="float" office:value="0" calcext:value-type="float">
            <text:p>0</text:p>
          </table:table-cell>
          <table:table-cell table:style-name="ce285"/>
          <table:table-cell table:style-name="ce289" table:formula="of:=[.B72]*[.C7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df0cfe5ca519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5" table:formula="of:=[$БД.A35]" office:value-type="string" office:string-value="Raspberry Pi 4" calcext:value-type="string">
            <text:p>Raspberry Pi 4</text:p>
          </table:table-cell>
          <table:table-cell table:style-name="ce270" office:value-type="currency" office:currency="USD" office:value="50.99" calcext:value-type="currency">
            <text:p>$50,99</text:p>
          </table:table-cell>
          <table:table-cell table:style-name="ce276" table:formula="of:=IF([$Настройки.$B$9]=[$БД.A35];1;0)" office:value-type="float" office:value="1" calcext:value-type="float">
            <text:p>1</text:p>
          </table:table-cell>
          <table:table-cell table:style-name="ce283"/>
          <table:table-cell table:style-name="ce251" table:formula="of:=[.B73]*[.C73]" office:value-type="currency" office:currency="USD" office:value="50.99" calcext:value-type="currency">
            <text:p>$50,99</text:p>
          </table:table-cell>
          <table:table-cell table:style-name="ce293" office:value-type="string" calcext:value-type="string">
            <text:p><text:a xlink:href="https://letyshops.com/r/aliexpress-4acabaab33f8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6" table:formula="of:=[$БД.A36]" office:value-type="string" office:string-value="Orange Pi Lite" calcext:value-type="string">
            <text:p>Orange Pi Lite</text:p>
          </table:table-cell>
          <table:table-cell table:style-name="ce271" office:value-type="currency" office:currency="USD" office:value="26.99" calcext:value-type="currency">
            <text:p>$26,99</text:p>
          </table:table-cell>
          <table:table-cell table:style-name="ce278" table:formula="of:=IF([$Настройки.$B$9]=[$БД.A36];1;0)" office:value-type="float" office:value="0" calcext:value-type="float">
            <text:p>0</text:p>
          </table:table-cell>
          <table:table-cell table:style-name="ce285"/>
          <table:table-cell table:style-name="ce289" table:formula="of:=[.B74]*[.C7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9503f27008f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5" office:value-type="string" calcext:value-type="string">
            <text:p>Карта памяти microSD 32Gb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B9]=[$БД.A32];0;1)" office:value-type="float" office:value="1" calcext:value-type="float">
            <text:p>1</text:p>
          </table:table-cell>
          <table:table-cell table:style-name="ce283"/>
          <table:table-cell table:style-name="ce251" table:formula="of:=[.B75]*[.C75]" office:value-type="currency" office:currency="USD" office:value="9.72972972972973" calcext:value-type="currency">
            <text:p>$9,73</text:p>
          </table:table-cell>
          <table:table-cell table:style-name="ce293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Концевик оптический</text:p>
          </table:table-cell>
          <table:table-cell table:style-name="ce270" office:value-type="currency" office:currency="USD" office:value="0.95" calcext:value-type="currency">
            <text:p>$0,95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76]*[.C76]" office:value-type="currency" office:currency="USD" office:value="0.95" calcext:value-type="currency">
            <text:p>$0,95</text:p>
          </table:table-cell>
          <table:table-cell table:style-name="ce293" office:value-type="string" calcext:value-type="string">
            <text:p><text:a xlink:href="https://letyshops.com/r/aliexpress-24f287fbaafe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Светодиодная лента</text:p>
          </table:table-cell>
          <table:table-cell table:style-name="ce271" table:formula="of:=1209/74/5" office:value-type="currency" office:currency="USD" office:value="3.26756756756757" calcext:value-type="currency">
            <text:p>$3,27</text:p>
          </table:table-cell>
          <table:table-cell table:style-name="ce278" table:formula="of:=IF([$Настройки.B10]=[$БД.A43];1;0)" office:value-type="float" office:value="1" calcext:value-type="float">
            <text:p>1</text:p>
          </table:table-cell>
          <table:table-cell table:style-name="ce285" table:formula="of:=[$Расчёты.B17]/1000" office:value-type="float" office:value="0.4" calcext:value-type="float">
            <text:p>0,40</text:p>
          </table:table-cell>
          <table:table-cell table:style-name="ce289" table:formula="of:=[.B77]*[.C77]*[.D77]" office:value-type="currency" office:currency="USD" office:value="1.30702702702703" calcext:value-type="currency">
            <text:p>$1,31</text:p>
          </table:table-cell>
          <table:table-cell table:style-name="ce294" office:value-type="string" calcext:value-type="string">
            <text:p><text:a xlink:href="https://letyshops.com/r/aliexpress-47e5283716a4" xlink:type="simple">Aliexpress</text:a></text:p>
          </table:table-cell>
          <table:table-cell table:style-name="ce239" office:value-type="string" calcext:value-type="string">
            <text:p>Лучше с высоким CRI, чтобы глаза не вытекали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Экран 12864</text:p>
          </table:table-cell>
          <table:table-cell table:style-name="ce270" office:value-type="currency" office:currency="USD" office:value="12.52" calcext:value-type="currency">
            <text:p>$12,52</text:p>
          </table:table-cell>
          <table:table-cell table:style-name="ce276" table:formula="of:=IF([$Настройки.B7]=[$БД.A24];1;0)" office:value-type="float" office:value="0" calcext:value-type="float">
            <text:p>0</text:p>
          </table:table-cell>
          <table:table-cell table:style-name="ce283"/>
          <table:table-cell table:style-name="ce251" table:formula="of:=[.B78]*[.C78]" office:value-type="currency" office:currency="USD" office:value="0" calcext:value-type="currency">
            <text:p>$0,00</text:p>
          </table:table-cell>
          <table:table-cell table:style-name="ce293"/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ле твердотельное 25А</text:p>
          </table:table-cell>
          <table:table-cell table:style-name="ce271" office:value-type="currency" office:currency="USD" office:value="3.07" calcext:value-type="currency">
            <text:p>$3,07</text:p>
          </table:table-cell>
          <table:table-cell table:style-name="ce278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285"/>
          <table:table-cell table:style-name="ce289" table:formula="of:=[.B79]*[.C79]" office:value-type="currency" office:currency="USD" office:value="3.07" calcext:value-type="currency">
            <text:p>$3,07</text:p>
          </table:table-cell>
          <table:table-cell table:style-name="ce294" office:value-type="string" calcext:value-type="string">
            <text:p><text:a xlink:href="https://letyshops.com/r/aliexpress-abc8a3b74e73" xlink:type="simple">Aliexpres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39" office:value-type="string" calcext:value-type="string">
            <text:p>Концевик механический</text:p>
          </table:table-cell>
          <table:table-cell table:style-name="ce270" table:formula="of:=(0.57+0.8)/10" office:value-type="currency" office:currency="USD" office:value="0.137" calcext:value-type="currency">
            <text:p>$0,14</text:p>
          </table:table-cell>
          <table:table-cell table:style-name="ce276" table:formula="of:=IF([$Расчёты.B20]=2;2;0)" office:value-type="float" office:value="2" calcext:value-type="float">
            <text:p>2</text:p>
          </table:table-cell>
          <table:table-cell table:style-name="ce283"/>
          <table:table-cell table:style-name="ce251" table:formula="of:=[.B80]*[.C80]" office:value-type="currency" office:currency="USD" office:value="0.274" calcext:value-type="currency">
            <text:p>$0,27</text:p>
          </table:table-cell>
          <table:table-cell table:style-name="ce293" office:value-type="string" calcext:value-type="string">
            <text:p><text:a xlink:href="https://letyshops.com/r/aliexpress-e1aff83268a3" xlink:type="simple">Aliexpress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38" office:value-type="string" calcext:value-type="string" table:number-columns-spanned="7" table:number-rows-spanned="1">
            <text:p>Зашивка и навесное</text:p>
          </table:table-cell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Вентилятор 200мм</text:p>
          </table:table-cell>
          <table:table-cell table:style-name="ce271" table:formula="of:=999/74" office:value-type="currency" office:currency="USD" office:value="13.5" calcext:value-type="currency">
            <text:p>$13,50</text:p>
          </table:table-cell>
          <table:table-cell table:style-name="ce278" office:value-type="float" office:value="1" calcext:value-type="float">
            <text:p>1</text:p>
          </table:table-cell>
          <table:table-cell table:style-name="ce285"/>
          <table:table-cell table:style-name="ce289" table:formula="of:=[.B82]*[.C82]" office:value-type="currency" office:currency="USD" office:value="13.5" calcext:value-type="currency">
            <text:p>$13,50</text:p>
          </table:table-cell>
          <table:table-cell table:style-name="ce29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239"/>
          <table:table-cell table:number-columns-repeated="1017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table:formula="of:=2*[Расчёты.$B$20]" office:value-type="float" office:value="4" calcext:value-type="float">
            <text:p>4</text:p>
          </table:table-cell>
          <table:table-cell table:style-name="ce285"/>
          <table:table-cell table:style-name="ce289" table:formula="of:=[.B83]*[.C83]" office:value-type="currency" office:currency="USD" office:value="0.513513513513512" calcext:value-type="currency">
            <text:p>$0,51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style-name="ce239"/>
          <table:table-cell table:number-columns-repeated="1017"/>
        </table:table-row>
        <table:table-row table:style-name="ro6">
          <table:table-cell table:style-name="ce267" office:value-type="string" calcext:value-type="string" table:number-columns-spanned="4" table:number-rows-spanned="2">
            <text:p>Итого: </text:p>
          </table:table-cell>
          <table:covered-table-cell table:style-name="ce49"/>
          <table:covered-table-cell table:style-name="ce56"/>
          <table:covered-table-cell table:style-name="ce64"/>
          <table:table-cell table:style-name="ce291" table:formula="of:=SUM([.E$3:.E$80])" office:value-type="currency" office:currency="USD" office:value="645.940441441442" calcext:value-type="currency" table:number-columns-spanned="2" table:number-rows-spanned="2">
            <text:p>$645,94</text:p>
          </table:table-cell>
          <table:covered-table-cell table:style-name="ce76"/>
          <table:table-cell table:style-name="ce27" table:number-columns-spanned="1" table:number-rows-spanned="2"/>
          <table:table-cell table:number-columns-repeated="1017"/>
        </table:table-row>
        <table:table-row table:style-name="ro6">
          <table:covered-table-cell table:style-name="ce268"/>
          <table:covered-table-cell table:style-name="ce49"/>
          <table:covered-table-cell table:style-name="ce56"/>
          <table:covered-table-cell table:style-name="ce64"/>
          <table:covered-table-cell table:style-name="ce251"/>
          <table:covered-table-cell table:style-name="ce76"/>
          <table:covered-table-cell table:style-name="ce239"/>
          <table:table-cell table:number-columns-repeated="1017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office:forms form:automatic-focus="false" form:apply-design-mode="false"/>
        <table:table-column table:style-name="co13" table:default-cell-style-name="ce240"/>
        <table:table-column table:style-name="co1" table:default-cell-style-name="ce240"/>
        <table:table-column table:style-name="co14" table:default-cell-style-name="ce301"/>
        <table:table-column table:style-name="co15" table:default-cell-style-name="ce305"/>
        <table:table-column table:style-name="co16" table:default-cell-style-name="ce301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12"/>
        <table:table-column table:style-name="co2" table:number-columns-repeated="1015" table:default-cell-style-name="ce240"/>
        <table:table-row table:style-name="ro13">
          <table:table-cell table:style-name="ce258" office:value-type="string" calcext:value-type="string">
            <text:p>Обозначение</text:p>
          </table:table-cell>
          <table:table-cell table:style-name="ce258" office:value-type="string" calcext:value-type="string">
            <text:p>Наименование</text:p>
          </table:table-cell>
          <table:table-cell table:style-name="ce282" office:value-type="string" calcext:value-type="string">
            <text:p>Объём</text:p>
            <text:p>[см³]</text:p>
          </table:table-cell>
          <table:table-cell table:style-name="ce258" office:value-type="string" calcext:value-type="string">
            <text:p>Коэффициент заполнения</text:p>
          </table:table-cell>
          <table:table-cell table:style-name="ce282" office:value-type="string" calcext:value-type="string">
            <text:p>Масса единицы</text:p>
            <text:p>[г]</text:p>
          </table:table-cell>
          <table:table-cell table:style-name="ce258" office:value-type="string" calcext:value-type="string">
            <text:p>Количество</text:p>
          </table:table-cell>
          <table:table-cell table:style-name="ce258" office:value-type="string" calcext:value-type="string">
            <text:p>Итого масса</text:p>
            <text:p>[г]</text:p>
          </table:table-cell>
          <table:table-cell table:style-name="ce258" office:value-type="string" calcext:value-type="string">
            <text:p>Стоимость итого</text:p>
            <text:p>[$]</text:p>
          </table:table-cell>
          <table:table-cell table:style-name="ce258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1</text:p>
          </table:table-cell>
          <table:table-cell table:style-name="ce239" office:value-type="string" calcext:value-type="string">
            <text:p>Y axis carriage base</text:p>
          </table:table-cell>
          <table:table-cell table:style-name="ce299" table:formula="of:=29238/1000" office:value-type="float" office:value="29.238" calcext:value-type="float">
            <text:p>29,2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]*[.D2]*[$Настройки.$B$12]" office:value-type="float" office:value="35.0856" calcext:value-type="float">
            <text:p>35,09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2]*[.F2]" office:value-type="float" office:value="70.1712" calcext:value-type="float">
            <text:p>70,17</text:p>
          </table:table-cell>
          <table:table-cell table:style-name="ce309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1-02</text:p>
          </table:table-cell>
          <table:table-cell table:style-name="ce260" office:value-type="string" calcext:value-type="string">
            <text:p>Y axis belt clamp</text:p>
          </table:table-cell>
          <table:table-cell table:style-name="ce300" table:formula="of:=3923/1000" office:value-type="float" office:value="3.923" calcext:value-type="float">
            <text:p>3,9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]*[.D3]*[$Настройки.$B$12]" office:value-type="float" office:value="4.7076" calcext:value-type="float">
            <text:p>4,7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3]*[.F3]" office:value-type="float" office:value="9.4152" calcext:value-type="float">
            <text:p>9,42</text:p>
          </table:table-cell>
          <table:table-cell table:style-name="ce254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3</text:p>
          </table:table-cell>
          <table:table-cell table:style-name="ce239" office:value-type="string" calcext:value-type="string">
            <text:p>X axis stopper</text:p>
          </table:table-cell>
          <table:table-cell table:style-name="ce299" office:value-type="float" office:value="1.401" calcext:value-type="float">
            <text:p>1,40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4]*[.D4]*[$Настройки.$B$12]" office:value-type="float" office:value="1.6812" calcext:value-type="float">
            <text:p>1,68</text:p>
          </table:table-cell>
          <table:table-cell table:style-name="ce252" table:formula="of:=[$Расчёты.$B$20]" office:value-type="float" office:value="2" calcext:value-type="float">
            <text:p>2</text:p>
          </table:table-cell>
          <table:table-cell table:style-name="ce299" table:formula="of:=[.E4]*[.F4]" office:value-type="float" office:value="3.3624" calcext:value-type="float">
            <text:p>3,36</text:p>
          </table:table-cell>
          <table:table-cell table:style-name="ce309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1(L)</text:p>
          </table:table-cell>
          <table:table-cell table:style-name="ce260" office:value-type="string" calcext:value-type="string">
            <text:p>BMG mount</text:p>
          </table:table-cell>
          <table:table-cell table:style-name="ce300" office:value-type="float" office:value="22.926" calcext:value-type="float">
            <text:p>22,93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5]*[.D5]*[$Настройки.$B$12]" office:value-type="float" office:value="27.5112" calcext:value-type="float">
            <text:p>27,51</text:p>
          </table:table-cell>
          <table:table-cell table:style-name="ce253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300" table:formula="of:=[.E5]*[.F5]" office:value-type="float" office:value="27.5112" calcext:value-type="float">
            <text:p>27,51</text:p>
          </table:table-cell>
          <table:table-cell table:style-name="ce254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1(R)</text:p>
          </table:table-cell>
          <table:table-cell table:style-name="ce239" office:value-type="string" calcext:value-type="string">
            <text:p>BMG mount</text:p>
          </table:table-cell>
          <table:table-cell table:style-name="ce299" office:value-type="float" office:value="24.774" calcext:value-type="float">
            <text:p>24,7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6]*[.D6]*[$Настройки.$B$12]" office:value-type="float" office:value="29.7288" calcext:value-type="float">
            <text:p>29,73</text:p>
          </table:table-cell>
          <table:table-cell table:style-name="ce252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299" table:formula="of:=[.E6]*[.F6]" office:value-type="float" office:value="29.7288" calcext:value-type="float">
            <text:p>29,73</text:p>
          </table:table-cell>
          <table:table-cell table:style-name="ce309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2(L)</text:p>
          </table:table-cell>
          <table:table-cell table:style-name="ce260" office:value-type="string" calcext:value-type="string">
            <text:p>BMG e3d v6 5020 fan duct</text:p>
          </table:table-cell>
          <table:table-cell table:style-name="ce300" office:value-type="float" office:value="5.548" calcext:value-type="float">
            <text:p>5,5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7]*[.D7]*[$Настройки.$B$12]" office:value-type="float" office:value="6.6576" calcext:value-type="float">
            <text:p>6,6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7]*[.F7]" office:value-type="float" office:value="6.6576" calcext:value-type="float">
            <text:p>6,66</text:p>
          </table:table-cell>
          <table:table-cell table:style-name="ce254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2(R)</text:p>
          </table:table-cell>
          <table:table-cell table:style-name="ce239" office:value-type="string" calcext:value-type="string">
            <text:p>BMG e3d v6 5020 fan duct</text:p>
          </table:table-cell>
          <table:table-cell table:style-name="ce299" office:value-type="float" office:value="5.548" calcext:value-type="float">
            <text:p>5,5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8]*[.D8]*[$Настройки.$B$12]" office:value-type="float" office:value="6.6576" calcext:value-type="float">
            <text:p>6,66</text:p>
          </table:table-cell>
          <table:table-cell table:style-name="ce252" table:formula="of:=IF(AND([$Расчёты.B20]=2;[$Настройки.B5]=[$БД.A19]);1;0)" office:value-type="float" office:value="1" calcext:value-type="float">
            <text:p>1</text:p>
          </table:table-cell>
          <table:table-cell table:style-name="ce299" table:formula="of:=[.E8]*[.F8]" office:value-type="float" office:value="6.6576" calcext:value-type="float">
            <text:p>6,66</text:p>
          </table:table-cell>
          <table:table-cell table:style-name="ce309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2-03</text:p>
          </table:table-cell>
          <table:table-cell table:style-name="ce260" office:value-type="string" calcext:value-type="string">
            <text:p>X axis belt mount</text:p>
          </table:table-cell>
          <table:table-cell table:style-name="ce300" office:value-type="float" office:value="2.346" calcext:value-type="float">
            <text:p>2,3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9]*[.D9]*[$Настройки.$B$12]" office:value-type="float" office:value="2.8152" calcext:value-type="float">
            <text:p>2,82</text:p>
          </table:table-cell>
          <table:table-cell table:style-name="ce253" table:formula="of:=[.F5]+[.F6]" office:value-type="float" office:value="2" calcext:value-type="float">
            <text:p>2</text:p>
          </table:table-cell>
          <table:table-cell table:style-name="ce300" table:formula="of:=[.E9]*[.F9]" office:value-type="float" office:value="5.6304" calcext:value-type="float">
            <text:p>5,63</text:p>
          </table:table-cell>
          <table:table-cell table:style-name="ce254" table:formula="of:=[.E9]*[.F9]*[$Настройки.$B$13]/1000" office:value-type="currency" office:currency="USD" office:value="0.205433513513514" calcext:value-type="currency">
            <text:p>$0,21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2-01</text:p>
          </table:table-cell>
          <table:table-cell table:style-name="ce239" office:value-type="string" calcext:value-type="string">
            <text:p>X axis motor mount</text:p>
          </table:table-cell>
          <table:table-cell table:style-name="ce299" office:value-type="float" office:value="43.857" calcext:value-type="float">
            <text:p>43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0]*[.D10]*[$Настройки.$B$12]" office:value-type="float" office:value="52.6284" calcext:value-type="float">
            <text:p>52,63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0]*[.F10]" office:value-type="float" office:value="105.2568" calcext:value-type="float">
            <text:p>105,26</text:p>
          </table:table-cell>
          <table:table-cell table:style-name="ce309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2-02</text:p>
          </table:table-cell>
          <table:table-cell table:style-name="ce260" office:value-type="string" calcext:value-type="string">
            <text:p>X axis motor strengthener</text:p>
          </table:table-cell>
          <table:table-cell table:style-name="ce300" office:value-type="float" office:value="9.508" calcext:value-type="float">
            <text:p>9,5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1]*[.D11]*[$Настройки.$B$12]" office:value-type="float" office:value="11.4096" calcext:value-type="float">
            <text:p>11,4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1]*[.F11]" office:value-type="float" office:value="22.8192" calcext:value-type="float">
            <text:p>22,82</text:p>
          </table:table-cell>
          <table:table-cell table:style-name="ce254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3-01</text:p>
          </table:table-cell>
          <table:table-cell table:style-name="ce239" office:value-type="string" calcext:value-type="string">
            <text:p>Y axis shaft end holder</text:p>
          </table:table-cell>
          <table:table-cell table:style-name="ce299" office:value-type="float" office:value="8.132" calcext:value-type="float">
            <text:p>8,1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2]*[.D12]*[$Настройки.$B$12]" office:value-type="float" office:value="9.7584" calcext:value-type="float">
            <text:p>9,76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2]*[.F12]" office:value-type="float" office:value="19.5168" calcext:value-type="float">
            <text:p>19,52</text:p>
          </table:table-cell>
          <table:table-cell table:style-name="ce309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3-02</text:p>
          </table:table-cell>
          <table:table-cell table:style-name="ce260" office:value-type="string" calcext:value-type="string">
            <text:p>Y axis motor mount</text:p>
          </table:table-cell>
          <table:table-cell table:style-name="ce300" office:value-type="float" office:value="71.236" calcext:value-type="float">
            <text:p>71,24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3]*[.D13]*[$Настройки.$B$12]" office:value-type="float" office:value="85.4832" calcext:value-type="float">
            <text:p>85,48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3]*[.F13]" office:value-type="float" office:value="170.9664" calcext:value-type="float">
            <text:p>170,97</text:p>
          </table:table-cell>
          <table:table-cell table:style-name="ce254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4-01</text:p>
          </table:table-cell>
          <table:table-cell table:style-name="ce239" office:value-type="string" calcext:value-type="string">
            <text:p>Left belt tensioner base</text:p>
          </table:table-cell>
          <table:table-cell table:style-name="ce299" office:value-type="float" office:value="101" calcext:value-type="float">
            <text:p>101,00</text:p>
          </table:table-cell>
          <table:table-cell table:style-name="ce302" office:value-type="percentage" office:value="0.5" calcext:value-type="percentage">
            <text:p>50,00%</text:p>
          </table:table-cell>
          <table:table-cell table:style-name="ce299" table:formula="of:=[.C14]*[.D14]*[$Настройки.$B$12]" office:value-type="float" office:value="60.6" calcext:value-type="float">
            <text:p>60,60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14]*[.F14]" office:value-type="float" office:value="60.6" calcext:value-type="float">
            <text:p>60,60</text:p>
          </table:table-cell>
          <table:table-cell table:style-name="ce309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4-02-01</text:p>
          </table:table-cell>
          <table:table-cell table:style-name="ce260" office:value-type="string" calcext:value-type="string">
            <text:p>Belt tensioner slider</text:p>
          </table:table-cell>
          <table:table-cell table:style-name="ce300" office:value-type="float" office:value="7.414" calcext:value-type="float">
            <text:p>7,4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5]*[.D15]*[$Настройки.$B$12]" office:value-type="float" office:value="8.8968" calcext:value-type="float">
            <text:p>8,90</text:p>
          </table:table-cell>
          <table:table-cell table:style-name="ce253" table:formula="of:=2+[$Расчёты.$B$20]" office:value-type="float" office:value="4" calcext:value-type="float">
            <text:p>4</text:p>
          </table:table-cell>
          <table:table-cell table:style-name="ce300" table:formula="of:=[.E15]*[.F15]" office:value-type="float" office:value="35.5872" calcext:value-type="float">
            <text:p>35,59</text:p>
          </table:table-cell>
          <table:table-cell table:style-name="ce254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4-02-02</text:p>
          </table:table-cell>
          <table:table-cell table:style-name="ce239" office:value-type="string" calcext:value-type="string">
            <text:p>Belt tensioner knob</text:p>
          </table:table-cell>
          <table:table-cell table:style-name="ce299" office:value-type="float" office:value="3.329" calcext:value-type="float">
            <text:p>3,3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6]*[.D16]*[$Настройки.$B$12]" office:value-type="float" office:value="3.9948" calcext:value-type="float">
            <text:p>3,99</text:p>
          </table:table-cell>
          <table:table-cell table:style-name="ce252" table:formula="of:=[.$F$15]" office:value-type="float" office:value="4" calcext:value-type="float">
            <text:p>4</text:p>
          </table:table-cell>
          <table:table-cell table:style-name="ce299" table:formula="of:=[.E16]*[.F16]" office:value-type="float" office:value="15.9792" calcext:value-type="float">
            <text:p>15,98</text:p>
          </table:table-cell>
          <table:table-cell table:style-name="ce309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4-02-03</text:p>
          </table:table-cell>
          <table:table-cell table:style-name="ce260" office:value-type="string" calcext:value-type="string">
            <text:p>Belt tensioner knob cap</text:p>
          </table:table-cell>
          <table:table-cell table:style-name="ce300" office:value-type="float" office:value="0.582" calcext:value-type="float">
            <text:p>0,58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7]*[.D17]*[$Настройки.$B$12]" office:value-type="float" office:value="0.6984" calcext:value-type="float">
            <text:p>0,70</text:p>
          </table:table-cell>
          <table:table-cell table:style-name="ce253" table:formula="of:=[.F16]" office:value-type="float" office:value="4" calcext:value-type="float">
            <text:p>4</text:p>
          </table:table-cell>
          <table:table-cell table:style-name="ce300" table:formula="of:=[.E17]*[.F17]" office:value-type="float" office:value="2.7936" calcext:value-type="float">
            <text:p>2,79</text:p>
          </table:table-cell>
          <table:table-cell table:style-name="ce254" table:formula="of:=[.E17]*[.F17]*[$Настройки.$B$13]/1000" office:value-type="currency" office:currency="USD" office:value="0.101928648648649" calcext:value-type="currency">
            <text:p>$0,1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5-01</text:p>
          </table:table-cell>
          <table:table-cell table:style-name="ce239" office:value-type="string" calcext:value-type="string">
            <text:p>Right belt tensioner base</text:p>
          </table:table-cell>
          <table:table-cell table:style-name="ce299" office:value-type="float" office:value="100.2" calcext:value-type="float">
            <text:p>100,20</text:p>
          </table:table-cell>
          <table:table-cell table:style-name="ce302" office:value-type="percentage" office:value="0.5" calcext:value-type="percentage">
            <text:p>50,00%</text:p>
          </table:table-cell>
          <table:table-cell table:style-name="ce299" table:formula="of:=[.C18]*[.D18]*[$Настройки.$B$12]" office:value-type="float" office:value="60.12" calcext:value-type="float">
            <text:p>60,12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18]*[.F18]" office:value-type="float" office:value="60.12" calcext:value-type="float">
            <text:p>60,12</text:p>
          </table:table-cell>
          <table:table-cell table:style-name="ce309" table:formula="of:=[.E18]*[.F18]*[$Настройки.$B$13]/1000" office:value-type="currency" office:currency="USD" office:value="2.19356756756757" calcext:value-type="currency">
            <text:p>$2,19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6-01</text:p>
          </table:table-cell>
          <table:table-cell table:style-name="ce260" office:value-type="string" calcext:value-type="string">
            <text:p>X axis mechanical endstop mount</text:p>
          </table:table-cell>
          <table:table-cell table:style-name="ce300" office:value-type="float" office:value="3.615" calcext:value-type="float">
            <text:p>3,6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9]*[.D19]*[$Настройки.$B$12]" office:value-type="float" office:value="4.338" calcext:value-type="float">
            <text:p>4,34</text:p>
          </table:table-cell>
          <table:table-cell table:style-name="ce253" table:formula="of:=IF([$Расчёты.B20]=2;2;0)" office:value-type="float" office:value="2" calcext:value-type="float">
            <text:p>2</text:p>
          </table:table-cell>
          <table:table-cell table:style-name="ce300" table:formula="of:=[.E19]*[.F19]" office:value-type="float" office:value="8.676" calcext:value-type="float">
            <text:p>8,68</text:p>
          </table:table-cell>
          <table:table-cell table:style-name="ce254" table:formula="of:=[.E19]*[.F19]*[$Настройки.$B$13]/1000" office:value-type="currency" office:currency="USD" office:value="0.316556756756757" calcext:value-type="currency">
            <text:p>$0,32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2-01</text:p>
          </table:table-cell>
          <table:table-cell table:style-name="ce239" office:value-type="string" calcext:value-type="string">
            <text:p>Foot</text:p>
          </table:table-cell>
          <table:table-cell table:style-name="ce299" office:value-type="float" office:value="2.291" calcext:value-type="float">
            <text:p>2,2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0]*[.D20]*[$Настройки.$B$12]" office:value-type="float" office:value="2.7492" calcext:value-type="float">
            <text:p>2,75</text:p>
          </table:table-cell>
          <table:table-cell table:style-name="ce252" office:value-type="float" office:value="4" calcext:value-type="float">
            <text:p>4</text:p>
          </table:table-cell>
          <table:table-cell table:style-name="ce299" table:formula="of:=[.E20]*[.F20]" office:value-type="float" office:value="10.9968" calcext:value-type="float">
            <text:p>11,00</text:p>
          </table:table-cell>
          <table:table-cell table:style-name="ce309" table:formula="of:=[.E20]*[.F20]*[$Настройки.$B$13]/1000" office:value-type="currency" office:currency="USD" office:value="0.401234594594594" calcext:value-type="currency">
            <text:p>$0,40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1-01</text:p>
          </table:table-cell>
          <table:table-cell table:style-name="ce260" office:value-type="string" calcext:value-type="string">
            <text:p>Z axis beam mount</text:p>
          </table:table-cell>
          <table:table-cell table:style-name="ce300" office:value-type="float" office:value="99.089" calcext:value-type="float">
            <text:p>99,0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1]*[.D21]*[$Настройки.$B$12]" office:value-type="float" office:value="118.9068" calcext:value-type="float">
            <text:p>118,91</text:p>
          </table:table-cell>
          <table:table-cell table:style-name="ce253" table:formula="of:=[$Расчёты.B21]" office:value-type="float" office:value="2" calcext:value-type="float">
            <text:p>2</text:p>
          </table:table-cell>
          <table:table-cell table:style-name="ce300" table:formula="of:=[.E21]*[.F21]" office:value-type="float" office:value="237.8136" calcext:value-type="float">
            <text:p>237,81</text:p>
          </table:table-cell>
          <table:table-cell table:style-name="ce254" table:formula="of:=[.E21]*[.F21]*[$Настройки.$B$13]/1000" office:value-type="currency" office:currency="USD" office:value="8.67698270270271" calcext:value-type="currency">
            <text:p>$8,68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2-01</text:p>
          </table:table-cell>
          <table:table-cell table:style-name="ce239" office:value-type="string" calcext:value-type="string">
            <text:p>Z axis motor mount</text:p>
          </table:table-cell>
          <table:table-cell table:style-name="ce299" office:value-type="float" office:value="23.752" calcext:value-type="float">
            <text:p>23,7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2]*[.D22]*[$Настройки.$B$12]" office:value-type="float" office:value="28.5024" calcext:value-type="float">
            <text:p>28,50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22]*[.F22]" office:value-type="float" office:value="57.0048" calcext:value-type="float">
            <text:p>57,00</text:p>
          </table:table-cell>
          <table:table-cell table:style-name="ce309" table:formula="of:=[.E22]*[.F22]*[$Настройки.$B$13]/1000" office:value-type="currency" office:currency="USD" office:value="2.07990486486486" calcext:value-type="currency">
            <text:p>$2,0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3-01-02</text:p>
          </table:table-cell>
          <table:table-cell table:style-name="ce260" office:value-type="string" calcext:value-type="string">
            <text:p>Bed arm</text:p>
          </table:table-cell>
          <table:table-cell table:style-name="ce300" office:value-type="float" office:value="11.586" calcext:value-type="float">
            <text:p>11,5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3]*[.D23]*[$Настройки.$B$12]" office:value-type="float" office:value="13.9032" calcext:value-type="float">
            <text:p>13,90</text:p>
          </table:table-cell>
          <table:table-cell table:style-name="ce253" table:formula="of:=[$'Покупные изделия'.C59]" office:value-type="float" office:value="6" calcext:value-type="float">
            <text:p>6</text:p>
          </table:table-cell>
          <table:table-cell table:style-name="ce300" table:formula="of:=[.E23]*[.F23]" office:value-type="float" office:value="83.4192" calcext:value-type="float">
            <text:p>83,42</text:p>
          </table:table-cell>
          <table:table-cell table:style-name="ce254" table:formula="of:=[.E23]*[.F23]*[$Настройки.$B$13]/1000" office:value-type="currency" office:currency="USD" office:value="3.04367351351351" calcext:value-type="currency">
            <text:p>$3,04</text:p>
          </table:table-cell>
          <table:table-cell table:style-name="ce257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03-01-03</text:p>
          </table:table-cell>
          <table:table-cell table:style-name="ce239" office:value-type="string" calcext:value-type="string">
            <text:p>Bed knob</text:p>
          </table:table-cell>
          <table:table-cell table:style-name="ce299" office:value-type="float" office:value="8.052" calcext:value-type="float">
            <text:p>8,0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4]*[.D24]*[$Настройки.$B$12]" office:value-type="float" office:value="9.6624" calcext:value-type="float">
            <text:p>9,66</text:p>
          </table:table-cell>
          <table:table-cell table:style-name="ce252" table:formula="of:=[.$F$23]" office:value-type="float" office:value="6" calcext:value-type="float">
            <text:p>6</text:p>
          </table:table-cell>
          <table:table-cell table:style-name="ce299" table:formula="of:=[.E24]*[.F24]" office:value-type="float" office:value="57.9744" calcext:value-type="float">
            <text:p>57,97</text:p>
          </table:table-cell>
          <table:table-cell table:style-name="ce309" table:formula="of:=[.E24]*[.F24]*[$Настройки.$B$13]/1000" office:value-type="currency" office:currency="USD" office:value="2.11528216216216" calcext:value-type="currency">
            <text:p>$2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3-01-01</text:p>
          </table:table-cell>
          <table:table-cell table:style-name="ce260" office:value-type="string" calcext:value-type="string">
            <text:p>2020 to 2060 mount</text:p>
          </table:table-cell>
          <table:table-cell table:style-name="ce300" office:value-type="float" office:value="11.859" calcext:value-type="float">
            <text:p>11,86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5]*[.D25]*[$Настройки.$B$12]" office:value-type="float" office:value="14.2308" calcext:value-type="float">
            <text:p>14,23</text:p>
          </table:table-cell>
          <table:table-cell table:style-name="ce253" table:formula="of:=[$'Профиль алюминиевый'.D12]*2" office:value-type="float" office:value="6" calcext:value-type="float">
            <text:p>6</text:p>
          </table:table-cell>
          <table:table-cell table:style-name="ce300" table:formula="of:=[.E25]*[.F25]" office:value-type="float" office:value="85.3848" calcext:value-type="float">
            <text:p>85,38</text:p>
          </table:table-cell>
          <table:table-cell table:style-name="ce254" table:formula="of:=[.E25]*[.F25]*[$Настройки.$B$13]/1000" office:value-type="currency" office:currency="USD" office:value="3.11539135135135" calcext:value-type="currency">
            <text:p>$3,12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3-05-01</text:p>
          </table:table-cell>
          <table:table-cell table:style-name="ce239" office:value-type="string" calcext:value-type="string">
            <text:p>Optical endstop mount</text:p>
          </table:table-cell>
          <table:table-cell table:style-name="ce299" office:value-type="float" office:value="2.032" calcext:value-type="float">
            <text:p>2,0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6]*[.D26]*[$Настройки.$B$12]" office:value-type="float" office:value="2.4384" calcext:value-type="float">
            <text:p>2,44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26]*[.F26]" office:value-type="float" office:value="2.4384" calcext:value-type="float">
            <text:p>2,44</text:p>
          </table:table-cell>
          <table:table-cell table:style-name="ce309" table:formula="of:=[.E26]*[.F26]*[$Настройки.$B$13]/1000" office:value-type="currency" office:currency="USD" office:value="0.0889686486486487" calcext:value-type="currency">
            <text:p>$0,09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3-05-02</text:p>
          </table:table-cell>
          <table:table-cell table:style-name="ce260" office:value-type="string" calcext:value-type="string">
            <text:p>Optical endstop trigger</text:p>
          </table:table-cell>
          <table:table-cell table:style-name="ce300" office:value-type="float" office:value="0.213" calcext:value-type="float">
            <text:p>0,2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7]*[.D27]*[$Настройки.$B$12]" office:value-type="float" office:value="0.2556" calcext:value-type="float">
            <text:p>0,2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27]*[.F27]" office:value-type="float" office:value="0.2556" calcext:value-type="float">
            <text:p>0,26</text:p>
          </table:table-cell>
          <table:table-cell table:style-name="ce254" table:formula="of:=[.E27]*[.F27]*[$Настройки.$B$13]/1000" office:value-type="currency" office:currency="USD" office:value="0.00932594594594595" calcext:value-type="currency">
            <text:p>$0,01</text:p>
          </table:table-cell>
          <table:table-cell table:style-name="ce257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07-02-01</text:p>
          </table:table-cell>
          <table:table-cell table:style-name="ce239" office:value-type="string" calcext:value-type="string">
            <text:p>Front door hinge part A</text:p>
          </table:table-cell>
          <table:table-cell table:style-name="ce299" office:value-type="float" office:value="1.136" calcext:value-type="float">
            <text:p>1,1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8]*[.D28]*[$Настройки.$B$12]" office:value-type="float" office:value="1.3632" calcext:value-type="float">
            <text:p>1,36</text:p>
          </table:table-cell>
          <table:table-cell table:style-name="ce252" office:value-type="float" office:value="6" calcext:value-type="float">
            <text:p>6</text:p>
          </table:table-cell>
          <table:table-cell table:style-name="ce299" table:formula="of:=[.E28]*[.F28]" office:value-type="float" office:value="8.1792" calcext:value-type="float">
            <text:p>8,18</text:p>
          </table:table-cell>
          <table:table-cell table:style-name="ce309" table:formula="of:=[.E28]*[.F28]*[$Настройки.$B$13]/1000" office:value-type="currency" office:currency="USD" office:value="0.29843027027027" calcext:value-type="currency">
            <text:p>$0,30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7-02-02</text:p>
          </table:table-cell>
          <table:table-cell table:style-name="ce260" office:value-type="string" calcext:value-type="string">
            <text:p>Front door hinge part B</text:p>
          </table:table-cell>
          <table:table-cell table:style-name="ce300" office:value-type="float" office:value="2.185" calcext:value-type="float">
            <text:p>2,1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9]*[.D29]*[$Настройки.$B$12]" office:value-type="float" office:value="2.622" calcext:value-type="float">
            <text:p>2,62</text:p>
          </table:table-cell>
          <table:table-cell table:style-name="ce253" office:value-type="float" office:value="6" calcext:value-type="float">
            <text:p>6</text:p>
          </table:table-cell>
          <table:table-cell table:style-name="ce300" table:formula="of:=[.E29]*[.F29]" office:value-type="float" office:value="15.732" calcext:value-type="float">
            <text:p>15,73</text:p>
          </table:table-cell>
          <table:table-cell table:style-name="ce254" table:formula="of:=[.E29]*[.F29]*[$Настройки.$B$13]/1000" office:value-type="currency" office:currency="USD" office:value="0.574005405405406" calcext:value-type="currency">
            <text:p>$0,57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07-03</text:p>
          </table:table-cell>
          <table:table-cell table:style-name="ce239" office:value-type="string" calcext:value-type="string">
            <text:p>Front door handle</text:p>
          </table:table-cell>
          <table:table-cell table:style-name="ce299" office:value-type="float" office:value="2.566" calcext:value-type="float">
            <text:p>2,5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0]*[.D30]*[$Настройки.$B$12]" office:value-type="float" office:value="3.0792" calcext:value-type="float">
            <text:p>3,08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30]*[.F30]" office:value-type="float" office:value="6.1584" calcext:value-type="float">
            <text:p>6,16</text:p>
          </table:table-cell>
          <table:table-cell table:style-name="ce309" table:formula="of:=[.E30]*[.F30]*[$Настройки.$B$13]/1000" office:value-type="currency" office:currency="USD" office:value="0.224698378378378" calcext:value-type="currency">
            <text:p>$0,22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8(A)</text:p>
          </table:table-cell>
          <table:table-cell table:style-name="ce260" office:value-type="string" calcext:value-type="string">
            <text:p>Electronics box side grill</text:p>
          </table:table-cell>
          <table:table-cell table:style-name="ce300" office:value-type="float" office:value="13.418" calcext:value-type="float">
            <text:p>13,4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1]*[.D31]*[$Настройки.$B$12]" office:value-type="float" office:value="16.1016" calcext:value-type="float">
            <text:p>16,10</text:p>
          </table:table-cell>
          <table:table-cell table:style-name="ce253" office:value-type="float" office:value="5" calcext:value-type="float">
            <text:p>5</text:p>
          </table:table-cell>
          <table:table-cell table:style-name="ce300" table:formula="of:=[.E31]*[.F31]" office:value-type="float" office:value="80.508" calcext:value-type="float">
            <text:p>80,51</text:p>
          </table:table-cell>
          <table:table-cell table:style-name="ce254" table:formula="of:=[.E31]*[.F31]*[$Настройки.$B$13]/1000" office:value-type="currency" office:currency="USD" office:value="2.93745405405405" calcext:value-type="currency">
            <text:p>$2,94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4-08(B)</text:p>
          </table:table-cell>
          <table:table-cell table:style-name="ce239" office:value-type="string" calcext:value-type="string">
            <text:p>Electronics box side grill</text:p>
          </table:table-cell>
          <table:table-cell table:style-name="ce299" office:value-type="float" office:value="15.266" calcext:value-type="float">
            <text:p>15,2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2]*[.D32]*[$Настройки.$B$12]" office:value-type="float" office:value="18.3192" calcext:value-type="float">
            <text:p>18,32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32]*[.F32]" office:value-type="float" office:value="18.3192" calcext:value-type="float">
            <text:p>18,32</text:p>
          </table:table-cell>
          <table:table-cell table:style-name="ce309" table:formula="of:=[.E32]*[.F32]*[$Настройки.$B$13]/1000" office:value-type="currency" office:currency="USD" office:value="0.668403243243243" calcext:value-type="currency">
            <text:p>$0,67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10-01</text:p>
          </table:table-cell>
          <table:table-cell table:style-name="ce260" office:value-type="string" calcext:value-type="string">
            <text:p>Back door lock base</text:p>
          </table:table-cell>
          <table:table-cell table:style-name="ce300" office:value-type="float" office:value="3.973" calcext:value-type="float">
            <text:p>3,97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3]*[.D33]*[$Настройки.$B$12]" office:value-type="float" office:value="4.7676" calcext:value-type="float">
            <text:p>4,77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33]*[.F33]" office:value-type="float" office:value="9.5352" calcext:value-type="float">
            <text:p>9,54</text:p>
          </table:table-cell>
          <table:table-cell table:style-name="ce254" table:formula="of:=[.E33]*[.F33]*[$Настройки.$B$13]/1000" office:value-type="currency" office:currency="USD" office:value="0.347905945945946" calcext:value-type="currency">
            <text:p>$0,35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4-11</text:p>
          </table:table-cell>
          <table:table-cell table:style-name="ce239" office:value-type="string" calcext:value-type="string">
            <text:p>Print head cable guide</text:p>
          </table:table-cell>
          <table:table-cell table:style-name="ce299" office:value-type="float" office:value="9.835" calcext:value-type="float">
            <text:p>9,8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4]*[.D34]*[$Настройки.$B$12]" office:value-type="float" office:value="11.802" calcext:value-type="float">
            <text:p>11,80</text:p>
          </table:table-cell>
          <table:table-cell table:style-name="ce252" table:formula="of:=[$Расчёты.B20]" office:value-type="float" office:value="2" calcext:value-type="float">
            <text:p>2</text:p>
          </table:table-cell>
          <table:table-cell table:style-name="ce299" table:formula="of:=[.E34]*[.F34]" office:value-type="float" office:value="23.604" calcext:value-type="float">
            <text:p>23,60</text:p>
          </table:table-cell>
          <table:table-cell table:style-name="ce309" table:formula="of:=[.E34]*[.F34]*[$Настройки.$B$13]/1000" office:value-type="currency" office:currency="USD" office:value="0.861227027027027" calcext:value-type="currency">
            <text:p>$0,86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5-01</text:p>
          </table:table-cell>
          <table:table-cell table:style-name="ce260" office:value-type="string" calcext:value-type="string">
            <text:p>FYSETC SPIDER mount</text:p>
          </table:table-cell>
          <table:table-cell table:style-name="ce300" office:value-type="float" office:value="10" calcext:value-type="float">
            <text:p>10,00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5]*[.D35]*[$Настройки.$B$12]" office:value-type="float" office:value="12" calcext:value-type="float">
            <text:p>12,00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35]*[.F35]" office:value-type="float" office:value="12" calcext:value-type="float">
            <text:p>12,00</text:p>
          </table:table-cell>
          <table:table-cell table:style-name="ce254" table:formula="of:=[.E35]*[.F35]*[$Настройки.$B$13]/1000" office:value-type="currency" office:currency="USD" office:value="0.437837837837838" calcext:value-type="currency">
            <text:p>$0,44</text:p>
          </table:table-cell>
          <table:table-cell table:style-name="ce257"/>
          <table:table-cell table:style-name="Default" table:number-columns-repeated="1015"/>
        </table:table-row>
        <table:table-row table:style-name="ro6">
          <table:table-cell table:style-name="ce239" office:value-type="string" calcext:value-type="string">
            <text:p>V05-05-02</text:p>
          </table:table-cell>
          <table:table-cell table:style-name="ce239" office:value-type="string" calcext:value-type="string">
            <text:p>Raspberry Pi mount</text:p>
          </table:table-cell>
          <table:table-cell table:style-name="ce299" office:value-type="float" office:value="4.981" calcext:value-type="float">
            <text:p>4,98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36]*[.D36]*[$Настройки.$B$12]" office:value-type="float" office:value="5.9772" calcext:value-type="float">
            <text:p>5,98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36]*[.F36]" office:value-type="float" office:value="5.9772" calcext:value-type="float">
            <text:p>5,98</text:p>
          </table:table-cell>
          <table:table-cell table:style-name="ce309" table:formula="of:=[.E36]*[.F36]*[$Настройки.$B$13]/1000" office:value-type="currency" office:currency="USD" office:value="0.218087027027027" calcext:value-type="currency">
            <text:p>$0,22</text:p>
          </table:table-cell>
          <table:table-cell table:style-name="ce256"/>
          <table:table-cell table:style-name="Default" table:number-columns-repeated="1015"/>
        </table:table-row>
        <table:table-row table:style-name="ro14">
          <table:table-cell table:style-name="ce267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39"/>
          <table:covered-table-cell table:style-name="ce299"/>
          <table:covered-table-cell table:style-name="ce302"/>
          <table:covered-table-cell table:style-name="ce306"/>
          <table:covered-table-cell table:style-name="ce307"/>
          <table:table-cell table:style-name="ce308" table:formula="of:=SUM([.G2:.G36])" office:value-type="float" office:value="1376.7504" calcext:value-type="float">
            <text:p>1 376,75</text:p>
          </table:table-cell>
          <table:table-cell table:style-name="ce310" table:formula="of:=SUM([.H2:.H36])" office:value-type="currency" office:currency="USD" office:value="50.2327848648649" calcext:value-type="currency">
            <text:p>$50,23</text:p>
          </table:table-cell>
          <table:table-cell table:style-name="ce256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304"/>
          <table:table-cell table:number-columns-repeated="3"/>
          <table:table-cell table:style-name="ce311"/>
          <table:table-cell table:number-columns-repeated="1016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21" table:default-cell-style-name="ce240"/>
        <table:table-column table:style-name="co22" table:default-cell-style-name="ce240"/>
        <table:table-column table:style-name="co2" table:default-cell-style-name="ce240"/>
        <table:table-column table:style-name="co23" table:default-cell-style-name="ce240"/>
        <table:table-column table:style-name="co24" table:number-columns-repeated="2" table:default-cell-style-name="ce240"/>
        <table:table-column table:style-name="co24" table:default-cell-style-name="ce292"/>
        <table:table-column table:style-name="co2" table:number-columns-repeated="1017" table:default-cell-style-name="ce240"/>
        <table:table-row table:style-name="ro9">
          <table:table-cell table:style-name="ce242" office:value-type="string" calcext:value-type="string">
            <text:p>Наименование детали</text:p>
          </table:table-cell>
          <table:table-cell table:style-name="ce242" office:value-type="string" calcext:value-type="string">
            <text:p>Тип профиля</text:p>
          </table:table-cell>
          <table:table-cell table:style-name="ce242" office:value-type="string" calcext:value-type="string">
            <text:p>Длина</text:p>
            <text:p>[м]</text:p>
          </table:table-cell>
          <table:table-cell table:style-name="ce242" office:value-type="string" calcext:value-type="string">
            <text:p>Количество</text:p>
            <text:p>[шт]</text:p>
          </table:table-cell>
          <table:table-cell table:style-name="ce242" office:value-type="string" calcext:value-type="string">
            <text:p>Цена профиля</text:p>
            <text:p>[$/м]</text:p>
          </table:table-cell>
          <table:table-cell table:style-name="ce242" office:value-type="string" calcext:value-type="string">
            <text:p>Цена реза</text:p>
            <text:p>[$]</text:p>
          </table:table-cell>
          <table:table-cell table:style-name="ce314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ая балка портала</text:p>
          </table:table-cell>
          <table:table-cell table:style-name="ce239" table:content-validation-name="val12" office:value-type="string" calcext:value-type="string">
            <text:p>2060 T-slot</text:p>
          </table:table-cell>
          <table:table-cell table:style-name="ce239" table:formula="of:=[$Расчёты.B29]-0.04" office:value-type="float" office:value="0.45" calcext:value-type="float">
            <text:p>0,45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портал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" office:value-type="float" office:value="0.65" calcext:value-type="float">
            <text:p>0,6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балка порта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12" office:value-type="float" office:value="0.53" calcext:value-type="float">
            <text:p>0,53</text:p>
          </table:table-cell>
          <table:table-cell table:style-name="ce239" office:value-type="float" office:value="1" calcext:value-type="float">
            <text:p>1</text:p>
          </table:table-cell>
          <table:table-cell table:style-name="ce251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Угловая стойк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30]-0.02+[$Расчёты.B31]" office:value-type="float" office:value="0.44" calcext:value-type="float">
            <text:p>0,44</text:p>
          </table:table-cell>
          <table:table-cell table:style-name="ce260" office:value-type="float" office:value="4" calcext:value-type="float">
            <text:p>4</text:p>
          </table:table-cell>
          <table:table-cell table:style-name="ce2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стойк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Вспомогательная поперечин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-0.04" office:value-type="float" office:value="0.61" calcext:value-type="float">
            <text:p>0,61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оперечная балка основания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04" office:value-type="float" office:value="0.61" calcext:value-type="float">
            <text:p>0,61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родольная балка основания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9]-0.04" office:value-type="float" office:value="0.45" calcext:value-type="float">
            <text:p>0,4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Стойка оси Z</text:p>
          </table:table-cell>
          <table:table-cell table:style-name="ce239" table:content-validation-name="val12" office:value-type="string" calcext:value-type="string">
            <text:p>2020 V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table:formula="of:=[$Расчёты.B21]" office:value-type="float" office:value="2" calcext:value-type="float">
            <text:p>2</text:p>
          </table:table-cell>
          <table:table-cell table:style-name="ce251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рамы стола</text:p>
          </table:table-cell>
          <table:table-cell table:style-name="ce260" table:content-validation-name="val12" office:value-type="string" calcext:value-type="string">
            <text:p>2060 T-slot</text:p>
          </table:table-cell>
          <table:table-cell table:style-name="ce260" table:formula="of:=[$Расчёты.B26]" office:value-type="float" office:value="0.5" calcext:value-type="float">
            <text:p>0,5</text:p>
          </table:table-cell>
          <table:table-cell table:style-name="ce260" table:formula="of:=[.D10]/2" office:value-type="float" office:value="1" calcext:value-type="float">
            <text:p>1</text:p>
          </table:table-cell>
          <table:table-cell table:style-name="ce2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ые балки рамы сто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7]" office:value-type="float" office:value="0.32" calcext:value-type="float">
            <text:p>0,32</text:p>
          </table:table-cell>
          <table:table-cell table:style-name="ce239" table:formula="of:=IF([$Расчёты.B17]&gt;=300;3;2)" office:value-type="float" office:value="3" calcext:value-type="float">
            <text:p>3</text:p>
          </table:table-cell>
          <table:table-cell table:style-name="ce251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Балка оси X</text:p>
          </table:table-cell>
          <table:table-cell table:style-name="ce260" table:content-validation-name="val12" office:value-type="string" calcext:value-type="string">
            <text:p>2020 T-slot облегчённый</text:p>
          </table:table-cell>
          <table:table-cell table:style-name="ce260" table:formula="of:=[$Расчёты.B25]" office:value-type="float" office:value="0.5" calcext:value-type="float">
            <text:p>0,5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5">
          <table:table-cell table:style-name="ce267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310" table:formula="of:=SUM([.G2:.G13])" office:value-type="currency" office:currency="USD" office:value="68.0412702702702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92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92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92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office:forms form:automatic-focus="false" form:apply-design-mode="false"/>
        <table:table-column table:style-name="co25" table:default-cell-style-name="ce328"/>
        <table:table-column table:style-name="co26" table:default-cell-style-name="ce335"/>
        <table:table-column table:style-name="co27" table:default-cell-style-name="ce328"/>
        <table:table-column table:style-name="co28" table:number-columns-repeated="34" table:default-cell-style-name="ce328"/>
        <table:table-column table:style-name="co2" table:number-columns-repeated="987" table:default-cell-style-name="ce328"/>
        <table:table-row table:style-name="ro16">
          <table:table-cell table:style-name="ce315" table:number-columns-spanned="2" table:number-rows-spanned="5"/>
          <table:covered-table-cell table:style-name="ce329"/>
          <table:table-cell table:style-name="ce258" office:value-type="string" calcext:value-type="string">
            <text:p>Тип</text:p>
          </table:table-cell>
          <table:table-cell table:style-name="ce124" office:value-type="string" calcext:value-type="string" table:number-columns-spanned="8" table:number-rows-spanned="1">
            <text:p>Винт с полукруглой головкой</text:p>
          </table:table-cell>
          <table:covered-table-cell table:number-columns-repeated="4" table:style-name="ce124"/>
          <table:covered-table-cell table:number-columns-repeated="3" table:style-name="ce132"/>
          <table:table-cell table:style-name="ce124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24"/>
          <table:covered-table-cell table:number-columns-repeated="2" table:style-name="ce136"/>
          <table:table-cell table:style-name="ce124" office:value-type="string" calcext:value-type="string" table:number-columns-spanned="10" table:number-rows-spanned="1">
            <text:p>Винт с потайной головкой</text:p>
          </table:table-cell>
          <table:covered-table-cell table:number-columns-repeated="9" table:style-name="ce132"/>
          <table:table-cell table:style-name="ce136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132"/>
          <table:table-cell table:style-name="ce124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132"/>
          <table:table-cell table:style-name="ce124" office:value-type="string" calcext:value-type="string" table:number-columns-spanned="2" table:number-rows-spanned="1">
            <text:p>Т-гайка</text:p>
          </table:table-cell>
          <table:covered-table-cell table:style-name="ce132"/>
          <table:table-cell table:style-name="ce346" office:value-type="string" calcext:value-type="string">
            <text:p>Резьб. Вставка</text:p>
          </table:table-cell>
          <table:table-cell table:style-name="ce346" office:value-type="string" calcext:value-type="string">
            <text:p>Болт</text:p>
          </table:table-cell>
          <table:table-cell table:style-name="ce136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36"/>
          <table:table-cell table:style-name="ce347"/>
          <table:table-cell table:style-name="ce349" table:number-columns-repeated="986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D резьбы</text:p>
          </table:table-cell>
          <table:table-cell table:style-name="ce125" office:value-type="string" calcext:value-type="string" table:number-columns-spanned="3" table:number-rows-spanned="1">
            <text:p>M3</text:p>
          </table:table-cell>
          <table:covered-table-cell table:number-columns-repeated="2" table:style-name="ce125" office:value-type="string" calcext:value-type="string">
            <text:p>M3</text:p>
          </table:covered-table-cell>
          <table:table-cell table:style-name="ce125" office:value-type="string" calcext:value-type="string" table:number-columns-spanned="4" table:number-rows-spanned="1">
            <text:p>M4</text:p>
          </table:table-cell>
          <table:covered-table-cell table:style-name="ce125" office:value-type="string" calcext:value-type="string">
            <text:p>M4</text:p>
          </table:covered-table-cell>
          <table:covered-table-cell table:style-name="ce119" office:value-type="string" calcext:value-type="string">
            <text:p>M4</text:p>
          </table:covered-table-cell>
          <table:covered-table-cell table:style-name="ce119"/>
          <table:table-cell table:style-name="ce333" office:value-type="string" calcext:value-type="string">
            <text:p>M6</text:p>
          </table:table-cell>
          <table:table-cell table:style-name="ce125" office:value-type="string" calcext:value-type="string" table:number-columns-spanned="2" table:number-rows-spanned="1">
            <text:p>M3</text:p>
          </table:table-cell>
          <table:covered-table-cell table:style-name="ce119"/>
          <table:table-cell table:style-name="ce125" office:value-type="string" calcext:value-type="string" table:number-columns-spanned="2" table:number-rows-spanned="1">
            <text:p>M4</text:p>
          </table:table-cell>
          <table:covered-table-cell table:style-name="ce119"/>
          <table:table-cell table:style-name="ce125" office:value-type="string" calcext:value-type="string" table:number-columns-spanned="7" table:number-rows-spanned="1">
            <text:p>M3</text:p>
          </table:table-cell>
          <table:covered-table-cell table:style-name="ce119" office:value-type="string" calcext:value-type="string">
            <text:p>M3</text:p>
          </table:covered-table-cell>
          <table:covered-table-cell table:style-name="ce119"/>
          <table:covered-table-cell table:number-columns-repeated="4" table:style-name="ce119" office:value-type="string" calcext:value-type="string">
            <text:p>M3</text:p>
          </table:covered-table-cell>
          <table:table-cell table:style-name="ce125" office:value-type="string" calcext:value-type="string" table:number-columns-spanned="2" table:number-rows-spanned="1">
            <text:p>M4</text:p>
          </table:table-cell>
          <table:covered-table-cell table:style-name="ce119"/>
          <table:table-cell table:style-name="ce333" office:value-type="string" calcext:value-type="string">
            <text:p>M6</text:p>
          </table:table-cell>
          <table:table-cell table:style-name="ce125" office:value-type="string" calcext:value-type="string" table:number-columns-spanned="2" table:number-rows-spanned="1">
            <text:p>M3</text:p>
          </table:table-cell>
          <table:covered-table-cell table:style-name="ce119"/>
          <table:table-cell table:style-name="ce125" office:value-type="string" calcext:value-type="string" table:number-columns-spanned="1" table:number-rows-spanned="2">
            <text:p>M3</text:p>
          </table:table-cell>
          <table:table-cell table:style-name="ce125" office:value-type="string" calcext:value-type="string" table:number-columns-spanned="1" table:number-rows-spanned="2">
            <text:p>M4</text:p>
          </table:table-cell>
          <table:table-cell table:style-name="ce125" office:value-type="string" calcext:value-type="string" table:number-columns-spanned="1" table:number-rows-spanned="2">
            <text:p>M5</text:p>
          </table:table-cell>
          <table:table-cell table:style-name="ce125" office:value-type="string" calcext:value-type="string" table:number-columns-spanned="1" table:number-rows-spanned="2">
            <text:p>М3</text:p>
          </table:table-cell>
          <table:table-cell table:style-name="ce125" office:value-type="string" calcext:value-type="string" table:number-columns-spanned="1" table:number-rows-spanned="2">
            <text:p>М4</text:p>
          </table:table-cell>
          <table:table-cell table:style-name="ce125" office:value-type="string" calcext:value-type="string">
            <text:p>M3</text:p>
          </table:table-cell>
          <table:table-cell table:style-name="ce333" office:value-type="string" calcext:value-type="string">
            <text:p>М5</text:p>
          </table:table-cell>
          <table:table-cell table:style-name="ce125" office:value-type="string" calcext:value-type="string" table:number-columns-spanned="1" table:number-rows-spanned="2">
            <text:p>М3</text:p>
          </table:table-cell>
          <table:table-cell table:style-name="ce125" office:value-type="string" calcext:value-type="string" table:number-columns-spanned="1" table:number-rows-spanned="2">
            <text:p>М4</text:p>
          </table:table-cell>
          <table:table-cell table:style-name="ce136" office:value-type="string" calcext:value-type="string" table:number-columns-spanned="1" table:number-rows-spanned="2">
            <text:p>M8 Рег.</text:p>
          </table:table-cell>
          <table:table-cell table:style-name="ce334"/>
          <table:table-cell table:style-name="ce335" table:number-columns-repeated="986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L винта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number-columns-repeated="2" table:style-name="ce333" office:value-type="float" office:value="12" calcext:value-type="float">
            <text:p>12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40" calcext:value-type="float">
            <text:p>40</text:p>
          </table:table-cell>
          <table:covered-table-cell table:number-columns-repeated="5" table:style-name="ce119"/>
          <table:table-cell table:style-name="ce333" office:value-type="float" office:value="5" calcext:value-type="float">
            <text:p>5</text:p>
          </table:table-cell>
          <table:table-cell table:style-name="ce333" office:value-type="float" office:value="50" calcext:value-type="float">
            <text:p>50</text:p>
          </table:table-cell>
          <table:covered-table-cell table:number-columns-repeated="3" table:style-name="ce119"/>
          <table:table-cell table:style-name="ce334"/>
          <table:table-cell table:style-name="ce335" table:number-columns-repeated="986"/>
        </table:table-row>
        <table:table-row table:style-name="ro6">
          <table:covered-table-cell table:style-name="ce317"/>
          <table:covered-table-cell table:style-name="ce331"/>
          <table:table-cell table:style-name="ce314" office:value-type="string" calcext:value-type="string">
            <text:p>Цена ед.</text:p>
          </table:table-cell>
          <table:table-cell table:style-name="ce340" table:formula="of:=3.33/74" office:value-type="currency" office:currency="USD" office:value="0.045" calcext:value-type="currency">
            <text:p>$0,05</text:p>
          </table:table-cell>
          <table:table-cell table:style-name="ce340" table:formula="of:=3.75/74" office:value-type="currency" office:currency="USD" office:value="0.0506756756756757" calcext:value-type="currency">
            <text:p>$0,05</text:p>
          </table:table-cell>
          <table:table-cell table:style-name="ce340" table:formula="of:=4.9/74" office:value-type="currency" office:currency="USD" office:value="0.0662162162162162" calcext:value-type="currency">
            <text:p>$0,07</text:p>
          </table:table-cell>
          <table:table-cell table:style-name="ce340" table:formula="of:=6.06/74" office:value-type="currency" office:currency="USD" office:value="0.0818918918918919" calcext:value-type="currency">
            <text:p>$0,08</text:p>
          </table:table-cell>
          <table:table-cell table:style-name="ce340" table:formula="of:=5.95/74" office:value-type="currency" office:currency="USD" office:value="0.0804054054054054" calcext:value-type="currency">
            <text:p>$0,08</text:p>
          </table:table-cell>
          <table:table-cell table:style-name="ce340" table:formula="of:=5.6/74" office:value-type="currency" office:currency="USD" office:value="0.0756756756756757" calcext:value-type="currency">
            <text:p>$0,08</text:p>
          </table:table-cell>
          <table:table-cell table:style-name="ce340" table:formula="of:=10.71/74" office:value-type="currency" office:currency="USD" office:value="0.14472972972973" calcext:value-type="currency">
            <text:p>$0,14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92/74" office:value-type="currency" office:currency="USD" office:value="0.052972972972973" calcext:value-type="currency">
            <text:p>$0,05</text:p>
          </table:table-cell>
          <table:table-cell table:style-name="ce340" table:formula="of:=7.59/74" office:value-type="currency" office:currency="USD" office:value="0.102567567567568" calcext:value-type="currency">
            <text:p>$0,10</text:p>
          </table:table-cell>
          <table:table-cell table:style-name="ce340" table:formula="of:=8.75/74" office:value-type="currency" office:currency="USD" office:value="0.118243243243243" calcext:value-type="currency">
            <text:p>$0,12</text:p>
          </table:table-cell>
          <table:table-cell table:style-name="ce340" table:formula="of:=7.53/74" office:value-type="currency" office:currency="USD" office:value="0.101756756756757" calcext:value-type="currency">
            <text:p>$0,10</text:p>
          </table:table-cell>
          <table:table-cell table:style-name="ce340" table:formula="of:=2.21/74" office:value-type="currency" office:currency="USD" office:value="0.0298648648648649" calcext:value-type="currency">
            <text:p>$0,03</text:p>
          </table:table-cell>
          <table:table-cell table:style-name="ce340" table:formula="of:=2.87/74" office:value-type="currency" office:currency="USD" office:value="0.0387837837837838" calcext:value-type="currency">
            <text:p>$0,04</text:p>
          </table:table-cell>
          <table:table-cell table:style-name="ce340" table:formula="of:=4.31/74" office:value-type="currency" office:currency="USD" office:value="0.0582432432432432" calcext:value-type="currency">
            <text:p>$0,06</text:p>
          </table:table-cell>
          <table:table-cell table:style-name="ce340" table:formula="of:=2.55/74" office:value-type="currency" office:currency="USD" office:value="0.0344594594594595" calcext:value-type="currency">
            <text:p>$0,03</text:p>
          </table:table-cell>
          <table:table-cell table:style-name="ce340" table:formula="of:=4.1/74" office:value-type="currency" office:currency="USD" office:value="0.0554054054054054" calcext:value-type="currency">
            <text:p>$0,06</text:p>
          </table:table-cell>
          <table:table-cell table:style-name="ce340" table:formula="of:=9.31/74" office:value-type="currency" office:currency="USD" office:value="0.125810810810811" calcext:value-type="currency">
            <text:p>$0,13</text:p>
          </table:table-cell>
          <table:table-cell table:style-name="ce340" table:formula="of:=18.27/74" office:value-type="currency" office:currency="USD" office:value="0.246891891891892" calcext:value-type="currency">
            <text:p>$0,25</text:p>
          </table:table-cell>
          <table:table-cell table:style-name="ce340" table:formula="of:=4.97/74" office:value-type="currency" office:currency="USD" office:value="0.0671621621621622" calcext:value-type="currency">
            <text:p>$0,07</text:p>
          </table:table-cell>
          <table:table-cell table:style-name="ce340" table:formula="of:=4.8/74" office:value-type="currency" office:currency="USD" office:value="0.0648648648648649" calcext:value-type="currency">
            <text:p>$0,06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22/74" office:value-type="currency" office:currency="USD" office:value="0.0435135135135135" calcext:value-type="currency">
            <text:p>$0,04</text:p>
          </table:table-cell>
          <table:table-cell table:style-name="ce340" table:formula="of:=7.95/74" office:value-type="currency" office:currency="USD" office:value="0.107432432432432" calcext:value-type="currency">
            <text:p>$0,11</text:p>
          </table:table-cell>
          <table:table-cell table:style-name="ce340" table:formula="of:=2.52/74" office:value-type="currency" office:currency="USD" office:value="0.0340540540540541" calcext:value-type="currency">
            <text:p>$0,03</text:p>
          </table:table-cell>
          <table:table-cell table:style-name="ce340" table:formula="of:=2.42/74" office:value-type="currency" office:currency="USD" office:value="0.0327027027027027" calcext:value-type="currency">
            <text:p>$0,03</text:p>
          </table:table-cell>
          <table:table-cell table:style-name="ce340" table:formula="of:=3.05/74" office:value-type="currency" office:currency="USD" office:value="0.0412162162162162" calcext:value-type="currency">
            <text:p>$0,04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4.43/100" office:value-type="currency" office:currency="USD" office:value="0.0443" calcext:value-type="currency">
            <text:p>$0,04</text:p>
          </table:table-cell>
          <table:table-cell table:style-name="ce340" table:formula="of:=17.4/74" office:value-type="currency" office:currency="USD" office:value="0.235135135135135" calcext:value-type="currency">
            <text:p>$0,24</text:p>
          </table:table-cell>
          <table:table-cell table:style-name="ce340" table:formula="of:=0.6/74" office:value-type="currency" office:currency="USD" office:value="0.00810810810810811" calcext:value-type="currency">
            <text:p>$0,01</text:p>
          </table:table-cell>
          <table:table-cell table:style-name="ce340" table:formula="of:=0.91/74" office:value-type="currency" office:currency="USD" office:value="0.0122972972972973" calcext:value-type="currency">
            <text:p>$0,01</text:p>
          </table:table-cell>
          <table:table-cell table:style-name="ce340" table:formula="of:=28.67/74" office:value-type="currency" office:currency="USD" office:value="0.387432432432432" calcext:value-type="currency">
            <text:p>$0,39</text:p>
          </table:table-cell>
          <table:table-cell table:style-name="ce348"/>
          <table:table-cell table:style-name="ce350" table:number-columns-repeated="986"/>
        </table:table-row>
        <table:table-row table:style-name="ro7">
          <table:covered-table-cell table:style-name="ce318"/>
          <table:covered-table-cell table:style-name="ce330"/>
          <table:table-cell table:style-name="ce242" office:value-type="string" calcext:value-type="string">
            <text:p>Ссылка</text:p>
          </table:table-cell>
          <table:table-cell table:style-name="ce333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35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333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333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aliexpress.ru/item/32958273559.html" xlink:type="simple">Link</text:a></text:p>
          </table:table-cell>
          <table:table-cell table:style-name="ce333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333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327"/>
          <table:table-cell table:number-columns-repeated="986"/>
        </table:table-row>
        <table:table-row table:style-name="ro6">
          <table:table-cell table:style-name="ce319" office:value-type="string" calcext:value-type="string">
            <text:p>Сборка</text:p>
          </table:table-cell>
          <table:table-cell table:style-name="ce319" office:value-type="string" calcext:value-type="string">
            <text:p>Ед.</text:p>
          </table:table-cell>
          <table:table-cell table:style-name="ce336" table:number-columns-repeated="35"/>
          <table:table-cell table:style-name="ce327"/>
          <table:table-cell table:number-columns-repeated="986"/>
        </table:table-row>
        <table:table-row table:style-name="ro6">
          <table:table-cell table:style-name="ce239" office:value-type="string" calcext:value-type="string">
            <text:p>V05-00-00 — K3D VOSTOK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7"/>
          <table:table-cell table:style-name="ce341" office:value-type="float" office:value="34" calcext:value-type="float">
            <text:p>34</text:p>
          </table:table-cell>
          <table:table-cell table:style-name="ce341" table:number-columns-repeated="26"/>
          <table:table-cell table:style-name="ce327"/>
          <table:table-cell table:number-columns-repeated="986"/>
        </table:table-row>
        <table:table-row table:style-name="ro6">
          <table:table-cell table:style-name="ce320" office:value-type="string" calcext:value-type="string">
            <text:p>V05-01-00 — XY porta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22"/>
          <table:table-cell table:style-name="ce294" office:value-type="float" office:value="12" calcext:value-type="float">
            <text:p>12</text:p>
          </table:table-cell>
          <table:table-cell table:style-name="ce294" table:number-columns-repeated="4"/>
          <table:table-cell table:style-name="ce294" office:value-type="float" office:value="12" calcext:value-type="float">
            <text:p>12</text:p>
          </table:table-cell>
          <table:table-cell table:style-name="ce294" table:number-columns-repeated="6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1-01-00 — X axi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22"/>
          <table:table-cell table:style-name="ce341" office:value-type="float" office:value="13" calcext:value-type="float">
            <text:p>13</text:p>
          </table:table-cell>
          <table:table-cell table:style-name="ce341" table:number-columns-repeated="4"/>
          <table:table-cell table:style-name="ce341" office:value-type="float" office:value="13" calcext:value-type="float">
            <text:p>13</text:p>
          </table:table-cell>
          <table:table-cell table:style-name="ce341" table:number-columns-repeated="6"/>
          <table:table-cell table:style-name="ce327"/>
          <table:table-cell table:number-columns-repeated="986"/>
        </table:table-row>
        <table:table-row table:style-name="ro6">
          <table:table-cell table:style-name="ce322" office:value-type="string" calcext:value-type="string">
            <text:p>V05-01-01-01-00 — Y axis carriage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office:value-type="float" office:value="2" calcext:value-type="float">
            <text:p>2</text:p>
          </table:table-cell>
          <table:table-cell table:style-name="ce294" table:number-columns-repeated="11"/>
          <table:table-cell table:style-name="ce294" office:value-type="float" office:value="4" calcext:value-type="float">
            <text:p>4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3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2" calcext:value-type="float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table:formula="of:=4+6" office:value-type="float" office:value="10" calcext:value-type="float">
            <text:p>10</text:p>
          </table:table-cell>
          <table:table-cell table:style-name="ce294" table:number-columns-repeated="3"/>
          <table:table-cell table:style-name="ce294" office:value-type="float" office:value="2" calcext:value-type="float">
            <text:p>2</text:p>
          </table:table-cell>
          <table:table-cell table:style-name="ce294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3" office:value-type="string" calcext:value-type="string">
            <text:p>V05-01-01-02-00 — BMG Print head</text:p>
          </table:table-cell>
          <table:table-cell table:style-name="ce76" table:formula="of:=[$Расчёты.B20]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1" office:value-type="float" office:value="4" calcext:value-type="float">
            <text:p>4</text:p>
          </table:table-cell>
          <table:table-cell table:style-name="ce341" table:number-columns-repeated="12"/>
          <table:table-cell table:style-name="ce341" office:value-type="float" office:value="1" calcext:value-type="float">
            <text:p>1</text:p>
          </table:table-cell>
          <table:table-cell table:style-name="ce341" table:number-columns-repeated="7"/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9"/>
          <table:table-cell table:style-name="ce327"/>
          <table:table-cell table:number-columns-repeated="986"/>
        </table:table-row>
        <table:table-row table:style-name="ro6">
          <table:table-cell table:style-name="ce322" office:value-type="string" calcext:value-type="string">
            <text:p>V05-01-01-03-00 — Roller assembly</text:p>
          </table:table-cell>
          <table:table-cell table:style-name="ce294" table:formula="of:=4*[.B11]+2" office:value-type="float" office:value="10" calcext:value-type="float">
            <text:p>10</text:p>
          </table:table-cell>
          <table:table-cell table:style-name="ce336"/>
          <table:table-cell table:style-name="ce294" table:number-columns-repeated="31"/>
          <table:table-cell table:style-name="ce294" office:value-type="float" office:value="2" calcext:value-type="float">
            <text:p>2</text:p>
          </table:table-cell>
          <table:table-cell table:style-name="ce294" table:number-columns-repeated="2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1-02-00 — X axis drive assembly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3"/>
          <table:table-cell table:style-name="ce341" office:value-type="float" office:value="4" calcext:value-type="float">
            <text:p>4</text:p>
          </table:table-cell>
          <table:table-cell table:style-name="ce341" table:number-columns-repeated="14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7" calcext:value-type="float">
            <text:p>7</text:p>
          </table:table-cell>
          <table:table-cell table:style-name="ce341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1-03-00 — Y axis drive assembly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/>
          <table:table-cell table:style-name="ce294" office:value-type="float" office:value="8" calcext:value-type="float">
            <text:p>8</text:p>
          </table:table-cell>
          <table:table-cell table:style-name="ce294" table:number-columns-repeated="2"/>
          <table:table-cell table:style-name="ce294" office:value-type="float" office:value="4" calcext:value-type="float">
            <text:p>4</text:p>
          </table:table-cell>
          <table:table-cell table:style-name="ce294" table:number-columns-repeated="3"/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18"/>
          <table:table-cell table:style-name="ce294" office:value-type="float" office:value="4" calcext:value-type="float">
            <text:p>4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1-04-00 — Left belt tensioner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341" table:number-columns-repeated="4"/>
          <table:table-cell table:style-name="ce341" office:value-type="float" office:value="4" calcext:value-type="float">
            <text:p>4</text:p>
          </table:table-cell>
          <table:table-cell table:style-name="ce341" table:number-columns-repeated="11"/>
          <table:table-cell table:style-name="ce341" table:formula="of:=[.AH15]" office:value-type="float" office:value="2" calcext:value-type="float">
            <text:p>2</text:p>
          </table:table-cell>
          <table:table-cell table:style-name="ce341" table:number-columns-repeated="2"/>
          <table:table-cell table:style-name="ce341" office:value-type="float" office:value="1" calcext:value-type="float">
            <text:p>1</text:p>
          </table:table-cell>
          <table:table-cell table:style-name="ce341" table:number-columns-repeated="6"/>
          <table:table-cell table:style-name="ce341" table:formula="of:=[.AH15]" office:value-type="float" office:value="2" calcext:value-type="float">
            <text:p>2</text:p>
          </table:table-cell>
          <table:table-cell table:style-name="ce341"/>
          <table:table-cell table:style-name="ce341" office:value-type="float" office:value="5" calcext:value-type="float">
            <text:p>5</text:p>
          </table:table-cell>
          <table:table-cell table:style-name="ce341"/>
          <table:table-cell table:style-name="ce341" office:value-type="float" office:value="2" calcext:value-type="float">
            <text:p>2</text:p>
          </table:table-cell>
          <table:table-cell table:style-name="ce341" table:number-columns-repeated="3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1-05-00 — Right belt tensione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4"/>
          <table:table-cell table:style-name="ce294" office:value-type="float" office:value="4" calcext:value-type="float">
            <text:p>4</text:p>
          </table:table-cell>
          <table:table-cell table:style-name="ce294" table:number-columns-repeated="11"/>
          <table:table-cell table:style-name="ce294" table:formula="of:=[.AH16]" office:value-type="float" office:value="2" calcext:value-type="float">
            <text:p>2</text:p>
          </table:table-cell>
          <table:table-cell table:style-name="ce294" table:number-columns-repeated="2"/>
          <table:table-cell table:style-name="ce294" office:value-type="float" office:value="1" calcext:value-type="float">
            <text:p>1</text:p>
          </table:table-cell>
          <table:table-cell table:style-name="ce294" table:number-columns-repeated="6"/>
          <table:table-cell table:style-name="ce294" table:formula="of:=[.AH16]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5" calcext:value-type="float">
            <text:p>5</text:p>
          </table:table-cell>
          <table:table-cell table:style-name="ce294"/>
          <table:table-cell table:style-name="ce294" table:formula="of:=[$Расчёты.B20]" office:value-type="float" office:value="2" calcext:value-type="float">
            <text:p>2</text:p>
          </table:table-cell>
          <table:table-cell table:style-name="ce294" table:number-columns-repeated="3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1-06-00 — X axis mechanical endstop</text:p>
          </table:table-cell>
          <table:table-cell table:style-name="ce76" table:formula="of:=IF([$Расчёты.B20]=2;2;0)" office:value-type="float" office:value="2" calcext:value-type="float">
            <text:p>2</text:p>
          </table:table-cell>
          <table:table-cell table:style-name="ce336"/>
          <table:table-cell table:style-name="ce76" table:number-columns-repeated="22"/>
          <table:table-cell table:style-name="ce76" office:value-type="float" office:value="2" calcext:value-type="float">
            <text:p>2</text:p>
          </table:table-cell>
          <table:table-cell table:style-name="ce76" table:number-columns-repeated="11"/>
          <table:table-cell table:style-name="ce327"/>
          <table:table-cell table:number-columns-repeated="986"/>
        </table:table-row>
        <table:table-row table:style-name="ro6">
          <table:table-cell table:style-name="ce320" office:value-type="string" calcext:value-type="string">
            <text:p>V05-02-00 — Lower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9"/>
          <table:table-cell table:style-name="ce294" office:value-type="float" office:value="4" calcext:value-type="float">
            <text:p>4</text:p>
          </table:table-cell>
          <table:table-cell table:style-name="ce294" table:number-columns-repeated="14"/>
          <table:table-cell table:style-name="ce327"/>
          <table:table-cell table:number-columns-repeated="986"/>
        </table:table-row>
        <table:table-row table:style-name="ro6">
          <table:table-cell table:style-name="ce325" office:value-type="string" calcext:value-type="string">
            <text:p>V05-03-00 — Z axi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34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3-01-00 — Z axis guide</text:p>
          </table:table-cell>
          <table:table-cell table:style-name="ce294" table:formula="of:=[$Расчёты.B21]" office:value-type="float" office:value="2" calcext:value-type="float">
            <text:p>2</text:p>
          </table:table-cell>
          <table:table-cell table:style-name="ce336"/>
          <table:table-cell table:style-name="ce294" table:number-columns-repeated="11"/>
          <table:table-cell table:style-name="ce294" office:value-type="float" office:value="3" calcext:value-type="float">
            <text:p>3</text:p>
          </table:table-cell>
          <table:table-cell table:style-name="ce294" table:number-columns-repeated="7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3-02-00 — Z axis drive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76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style-name="ce76" office:value-type="float" office:value="3" calcext:value-type="float">
            <text:p>3</text:p>
          </table:table-cell>
          <table:table-cell table:style-name="ce76" table:number-columns-repeated="3"/>
          <table:table-cell table:style-name="ce76" office:value-type="float" office:value="4" calcext:value-type="float">
            <text:p>4</text:p>
          </table:table-cell>
          <table:table-cell table:style-name="ce76" table:number-columns-repeated="19"/>
          <table:table-cell table:style-name="ce76" office:value-type="float" office:value="3" calcext:value-type="float">
            <text:p>3</text:p>
          </table:table-cell>
          <table:table-cell table:style-name="ce76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3-03-00 — Heatbed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4"/>
          <table:table-cell table:style-name="ce327"/>
          <table:table-cell table:number-columns-repeated="986"/>
        </table:table-row>
        <table:table-row table:style-name="ro6">
          <table:table-cell table:style-name="ce323" office:value-type="string" calcext:value-type="string">
            <text:p>V05-03-03-01-00 — Bed arm</text:p>
          </table:table-cell>
          <table:table-cell table:style-name="ce76" table:formula="of:=[$'Покупные изделия'.C59]/2" office:value-type="float" office:value="3" calcext:value-type="float">
            <text:p>3</text:p>
          </table:table-cell>
          <table:table-cell table:style-name="ce336"/>
          <table:table-cell table:style-name="ce76" table:number-columns-repeated="4"/>
          <table:table-cell table:style-name="ce76" office:value-type="float" office:value="10" calcext:value-type="float">
            <text:p>10</text:p>
          </table:table-cell>
          <table:table-cell table:style-name="ce76" table:number-columns-repeated="14"/>
          <table:table-cell table:style-name="ce76" office:value-type="float" office:value="2" calcext:value-type="float">
            <text:p>2</text:p>
          </table:table-cell>
          <table:table-cell table:style-name="ce76" table:number-columns-repeated="4"/>
          <table:table-cell table:style-name="ce76" office:value-type="float" office:value="2" calcext:value-type="float">
            <text:p>2</text:p>
          </table:table-cell>
          <table:table-cell table:style-name="ce76" table:number-columns-repeated="3"/>
          <table:table-cell table:style-name="ce76" office:value-type="float" office:value="12" calcext:value-type="float">
            <text:p>12</text:p>
          </table:table-cell>
          <table:table-cell table:style-name="ce76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3-04-00 — Heatbed instal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8"/>
          <table:table-cell table:style-name="ce294" table:formula="of:=[.B23]*2" office:value-type="float" office:value="6" calcext:value-type="float">
            <text:p>6</text:p>
          </table:table-cell>
          <table:table-cell table:style-name="ce294" table:number-columns-repeated="10"/>
          <table:table-cell table:style-name="ce294" table:formula="of:=[.V24]" office:value-type="float" office:value="6" calcext:value-type="float">
            <text:p>6</text:p>
          </table:table-cell>
          <table:table-cell table:style-name="ce294" table:number-columns-repeated="4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3-05-00 — Optical endstop install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4"/>
          <table:table-cell table:style-name="ce76" office:value-type="float" office:value="2" calcext:value-type="float">
            <text:p>2</text:p>
          </table:table-cell>
          <table:table-cell table:style-name="ce76" table:number-columns-repeated="17"/>
          <table:table-cell table:style-name="ce76" office:value-type="float" office:value="2" calcext:value-type="float">
            <text:p>2</text:p>
          </table:table-cell>
          <table:table-cell table:style-name="ce76" table:number-columns-repeated="5"/>
          <table:table-cell table:style-name="ce76" office:value-type="float" office:value="2" calcext:value-type="float">
            <text:p>2</text:p>
          </table:table-cell>
          <table:table-cell table:style-name="ce76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0" office:value-type="string" calcext:value-type="string">
            <text:p>V05-04-00 — Enclosur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7"/>
          <table:table-cell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style-name="ce294" office:value-type="float" office:value="203" calcext:value-type="float">
            <text:p>203</text:p>
          </table:table-cell>
          <table:table-cell table:style-name="ce294" table:number-columns-repeated="17"/>
          <table:table-cell table:style-name="ce294" table:formula="of:=[.N26]" office:value-type="float" office:value="203" calcext:value-type="float">
            <text:p>203</text:p>
          </table:table-cell>
          <table:table-cell table:style-name="ce294" table:number-columns-repeated="5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4-07-00 — Front door</text:p>
          </table:table-cell>
          <table:table-cell table:style-name="ce76" office:value-type="float" office:value="2" calcext:value-type="float">
            <text:p>2</text:p>
          </table:table-cell>
          <table:table-cell table:style-name="ce336"/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76" table:number-columns-repeated="32"/>
          <table:table-cell table:style-name="ce327"/>
          <table:table-cell table:number-columns-repeated="986"/>
        </table:table-row>
        <table:table-row table:style-name="ro6">
          <table:table-cell table:style-name="ce322" office:value-type="string" calcext:value-type="string">
            <text:p>V05-04-07-02-00 — Enclosure hinge</text:p>
          </table:table-cell>
          <table:table-cell table:style-name="ce294" table:formula="of:=[.B27]*2" office:value-type="float" office:value="4" calcext:value-type="float">
            <text:p>4</text:p>
          </table:table-cell>
          <table:table-cell table:style-name="ce336"/>
          <table:table-cell table:style-name="ce294" table:number-columns-repeated="13"/>
          <table:table-cell table:number-columns-repeated="2" table:style-name="ce294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294" table:number-columns-repeated="17"/>
          <table:table-cell table:style-name="ce327"/>
          <table:table-cell table:number-columns-repeated="986"/>
        </table:table-row>
        <table:table-row table:style-name="ro6">
          <table:table-cell table:style-name="ce321" office:value-type="string" calcext:value-type="string">
            <text:p>V05-04-08(B) — Electronics box side grill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table:number-columns-repeated="13"/>
          <table:table-cell table:style-name="ce76" office:value-type="float" office:value="2" calcext:value-type="float">
            <text:p>2</text:p>
          </table:table-cell>
          <table:table-cell table:style-name="ce76" table:number-columns-repeated="10"/>
          <table:table-cell table:style-name="ce76" office:value-type="float" office:value="2" calcext:value-type="float">
            <text:p>2</text:p>
          </table:table-cell>
          <table:table-cell table:style-name="ce76" table:number-columns-repeated="9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4-09-00 — Back doo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6"/>
          <table:table-cell table:style-name="ce294" office:value-type="float" office:value="4" calcext:value-type="float">
            <text:p>4</text:p>
          </table:table-cell>
          <table:table-cell table:style-name="ce294" table:number-columns-repeated="18"/>
          <table:table-cell table:style-name="ce294" office:value-type="float" office:value="4" calcext:value-type="float">
            <text:p>4</text:p>
          </table:table-cell>
          <table:table-cell table:style-name="ce294" table:number-columns-repeated="8"/>
          <table:table-cell table:style-name="ce327"/>
          <table:table-cell table:number-columns-repeated="986"/>
        </table:table-row>
        <table:table-row table:style-name="ro6">
          <table:table-cell table:style-name="ce323" office:value-type="string" calcext:value-type="string">
            <text:p>V05-04-07-02-00 — Enclosure hinge</text:p>
          </table:table-cell>
          <table:table-cell table:style-name="ce76" table:formula="of:=[.B30]*2" office:value-type="float" office:value="2" calcext:value-type="float">
            <text:p>2</text:p>
          </table:table-cell>
          <table:table-cell table:style-name="ce336"/>
          <table:table-cell table:style-name="ce76" table:number-columns-repeated="13"/>
          <table:table-cell table:number-columns-repeated="2" table:style-name="ce76" office:value-type="float" office:value="2" calcext:value-type="float">
            <text:p>2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27"/>
          <table:table-cell table:number-columns-repeated="986"/>
        </table:table-row>
        <table:table-row table:style-name="ro6">
          <table:table-cell table:style-name="ce324" office:value-type="string" calcext:value-type="string">
            <text:p>V05-04-10-00 — Back door lock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table:number-columns-repeated="8"/>
          <table:table-cell table:style-name="ce294" office:value-type="float" office:value="1" calcext:value-type="float">
            <text:p>1</text:p>
          </table:table-cell>
          <table:table-cell table:style-name="ce294" table:number-columns-repeated="25"/>
          <table:table-cell table:style-name="ce327"/>
          <table:table-cell table:number-columns-repeated="986"/>
        </table:table-row>
        <table:table-row table:style-name="ro6">
          <table:table-cell table:style-name="ce325" office:value-type="string" calcext:value-type="string">
            <text:p>V05-05-00 — Electronics</text:p>
          </table:table-cell>
          <table:table-cell table:style-name="ce76" office:value-type="float" office:value="1" calcext:value-type="float">
            <text:p>1</text:p>
          </table:table-cell>
          <table:table-cell table:style-name="ce336"/>
          <table:table-cell table:style-name="ce76" office:value-type="float" office:value="8" calcext:value-type="float">
            <text:p>8</text:p>
          </table:table-cell>
          <table:table-cell table:style-name="ce76" table:number-columns-repeated="2"/>
          <table:table-cell table:style-name="ce76" table:formula="of:=4+[$'Покупные изделия'.C66]*2" office:value-type="float" office:value="4" calcext:value-type="float">
            <text:p>4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76" table:number-columns-repeated="19"/>
          <table:table-cell table:style-name="ce76" office:value-type="float" office:value="2" calcext:value-type="float">
            <text:p>2</text:p>
          </table:table-cell>
          <table:table-cell table:style-name="ce76" table:number-columns-repeated="8"/>
          <table:table-cell table:style-name="ce327"/>
          <table:table-cell table:number-columns-repeated="986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332"/>
          <table:table-cell table:style-name="ce330" table:formula="of:=[.D7]*[.$B$7]+[.D8]*[.$B$8]+[.D9]*[.$B$9]+[.D10]*[.$B$10]+[.D11]*[.$B$11]+[.D12]*[.$B$12]+[.D13]*[.$B$13]+[.D14]*[.$B$14]+[.D15]*[.$B$15]+[.D16]*[.$B$16]+[.D17]*[.$B$17]+[.D18]*[.$B$18]+[.D19]*[.$B$19]+[.D20]*[.$B$20]+[.D21]*[.$B$21]+[.D22]*[.$B$22]+[.D23]*[.$B$23]+[.D24]*[.$B$24]+[.D25]*[.$B$25]+[.D26]*[.$B$26]+[.D27]*[.$B$27]+[.D28]*[.$B$28]+[.D29]*[.$B$29]+[.D30]*[.$B$30]+[.D31]*[.$B$31]+[.D32]*[.$B$32]+[.D33]*[.$B$33]" office:value-type="float" office:value="28" calcext:value-type="float">
            <text:p>28</text:p>
          </table:table-cell>
          <table:table-cell table:style-name="ce330" table:formula="of:=[.E7]*[.$B$7]+[.E8]*[.$B$8]+[.E9]*[.$B$9]+[.E10]*[.$B$10]+[.E11]*[.$B$11]+[.E12]*[.$B$12]+[.E13]*[.$B$13]+[.E14]*[.$B$14]+[.E15]*[.$B$15]+[.E16]*[.$B$16]+[.E17]*[.$B$17]+[.E18]*[.$B$18]+[.E19]*[.$B$19]+[.E20]*[.$B$20]+[.E21]*[.$B$21]+[.E22]*[.$B$22]+[.E23]*[.$B$23]+[.E24]*[.$B$24]+[.E25]*[.$B$25]+[.E26]*[.$B$26]+[.E27]*[.$B$27]+[.E28]*[.$B$28]+[.E29]*[.$B$29]+[.E30]*[.$B$30]+[.E31]*[.$B$31]+[.E32]*[.$B$32]+[.E33]*[.$B$33]" office:value-type="float" office:value="20" calcext:value-type="float">
            <text:p>20</text:p>
          </table:table-cell>
          <table:table-cell table:style-name="ce330" table:formula="of:=[.F7]*[.$B$7]+[.F8]*[.$B$8]+[.F9]*[.$B$9]+[.F10]*[.$B$10]+[.F11]*[.$B$11]+[.F12]*[.$B$12]+[.F13]*[.$B$13]+[.F14]*[.$B$14]+[.F15]*[.$B$15]+[.F16]*[.$B$16]+[.F17]*[.$B$17]+[.F18]*[.$B$18]+[.F19]*[.$B$19]+[.F20]*[.$B$20]+[.F21]*[.$B$21]+[.F22]*[.$B$22]+[.F23]*[.$B$23]+[.F24]*[.$B$24]+[.F25]*[.$B$25]+[.F26]*[.$B$26]+[.F27]*[.$B$27]+[.F28]*[.$B$28]+[.F29]*[.$B$29]+[.F30]*[.$B$30]+[.F31]*[.$B$31]+[.F32]*[.$B$32]+[.F33]*[.$B$33]" office:value-type="float" office:value="8" calcext:value-type="float">
            <text:p>8</text:p>
          </table:table-cell>
          <table:table-cell table:style-name="ce330" table:formula="of:=[.G7]*[.$B$7]+[.G8]*[.$B$8]+[.G9]*[.$B$9]+[.G10]*[.$B$10]+[.G11]*[.$B$11]+[.G12]*[.$B$12]+[.G13]*[.$B$13]+[.G14]*[.$B$14]+[.G15]*[.$B$15]+[.G16]*[.$B$16]+[.G17]*[.$B$17]+[.G18]*[.$B$18]+[.G19]*[.$B$19]+[.G20]*[.$B$20]+[.G21]*[.$B$21]+[.G22]*[.$B$22]+[.G23]*[.$B$23]+[.G24]*[.$B$24]+[.G25]*[.$B$25]+[.G26]*[.$B$26]+[.G27]*[.$B$27]+[.G28]*[.$B$28]+[.G29]*[.$B$29]+[.G30]*[.$B$30]+[.G31]*[.$B$31]+[.G32]*[.$B$32]+[.G33]*[.$B$33]" office:value-type="float" office:value="4" calcext:value-type="float">
            <text:p>4</text:p>
          </table:table-cell>
          <table:table-cell table:style-name="ce330" table:formula="of:=[.H7]*[.$B$7]+[.H8]*[.$B$8]+[.H9]*[.$B$9]+[.H10]*[.$B$10]+[.H11]*[.$B$11]+[.H12]*[.$B$12]+[.H13]*[.$B$13]+[.H14]*[.$B$14]+[.H15]*[.$B$15]+[.H16]*[.$B$16]+[.H17]*[.$B$17]+[.H18]*[.$B$18]+[.H19]*[.$B$19]+[.H20]*[.$B$20]+[.H21]*[.$B$21]+[.H22]*[.$B$22]+[.H23]*[.$B$23]+[.H24]*[.$B$24]+[.H25]*[.$B$25]+[.H26]*[.$B$26]+[.H27]*[.$B$27]+[.H28]*[.$B$28]+[.H29]*[.$B$29]+[.H30]*[.$B$30]+[.H31]*[.$B$31]+[.H32]*[.$B$32]+[.H33]*[.$B$33]" office:value-type="float" office:value="62" calcext:value-type="float">
            <text:p>62</text:p>
          </table:table-cell>
          <table:table-cell table:style-name="ce330" table:formula="of:=[.I7]*[.$B$7]+[.I8]*[.$B$8]+[.I9]*[.$B$9]+[.I10]*[.$B$10]+[.I11]*[.$B$11]+[.I12]*[.$B$12]+[.I13]*[.$B$13]+[.I14]*[.$B$14]+[.I15]*[.$B$15]+[.I16]*[.$B$16]+[.I17]*[.$B$17]+[.I18]*[.$B$18]+[.I19]*[.$B$19]+[.I20]*[.$B$20]+[.I21]*[.$B$21]+[.I22]*[.$B$22]+[.I23]*[.$B$23]+[.I24]*[.$B$24]+[.I25]*[.$B$25]+[.I26]*[.$B$26]+[.I27]*[.$B$27]+[.I28]*[.$B$28]+[.I29]*[.$B$29]+[.I30]*[.$B$30]+[.I31]*[.$B$31]+[.I32]*[.$B$32]+[.I33]*[.$B$33]" office:value-type="float" office:value="4" calcext:value-type="float">
            <text:p>4</text:p>
          </table:table-cell>
          <table:table-cell table:style-name="ce330" table:formula="of:=[.J7]*[.$B$7]+[.J8]*[.$B$8]+[.J9]*[.$B$9]+[.J10]*[.$B$10]+[.J11]*[.$B$11]+[.J12]*[.$B$12]+[.J13]*[.$B$13]+[.J14]*[.$B$14]+[.J15]*[.$B$15]+[.J16]*[.$B$16]+[.J17]*[.$B$17]+[.J18]*[.$B$18]+[.J19]*[.$B$19]+[.J20]*[.$B$20]+[.J21]*[.$B$21]+[.J22]*[.$B$22]+[.J23]*[.$B$23]+[.J24]*[.$B$24]+[.J25]*[.$B$25]+[.J26]*[.$B$26]+[.J27]*[.$B$27]+[.J28]*[.$B$28]+[.J29]*[.$B$29]+[.J30]*[.$B$30]+[.J31]*[.$B$31]+[.J32]*[.$B$32]+[.J33]*[.$B$33]" office:value-type="float" office:value="4" calcext:value-type="float">
            <text:p>4</text:p>
          </table:table-cell>
          <table:table-cell table:style-name="ce330" table:formula="of:=[.K7]*[.$B$7]+[.K8]*[.$B$8]+[.K9]*[.$B$9]+[.K10]*[.$B$10]+[.K11]*[.$B$11]+[.K12]*[.$B$12]+[.K13]*[.$B$13]+[.K14]*[.$B$14]+[.K15]*[.$B$15]+[.K16]*[.$B$16]+[.K17]*[.$B$17]+[.K18]*[.$B$18]+[.K19]*[.$B$19]+[.K20]*[.$B$20]+[.K21]*[.$B$21]+[.K22]*[.$B$22]+[.K23]*[.$B$23]+[.K24]*[.$B$24]+[.K25]*[.$B$25]+[.K26]*[.$B$26]+[.K27]*[.$B$27]+[.K28]*[.$B$28]+[.K29]*[.$B$29]+[.K30]*[.$B$30]+[.K31]*[.$B$31]+[.K32]*[.$B$32]+[.K33]*[.$B$33]" office:value-type="float" office:value="38" calcext:value-type="float">
            <text:p>38</text:p>
          </table:table-cell>
          <table:table-cell table:style-name="ce330" table:formula="of:=[.L7]*[.$B$7]+[.L8]*[.$B$8]+[.L9]*[.$B$9]+[.L10]*[.$B$10]+[.L11]*[.$B$11]+[.L12]*[.$B$12]+[.L13]*[.$B$13]+[.L14]*[.$B$14]+[.L15]*[.$B$15]+[.L16]*[.$B$16]+[.L17]*[.$B$17]+[.L18]*[.$B$18]+[.L19]*[.$B$19]+[.L20]*[.$B$20]+[.L21]*[.$B$21]+[.L22]*[.$B$22]+[.L23]*[.$B$23]+[.L24]*[.$B$24]+[.L25]*[.$B$25]+[.L26]*[.$B$26]+[.L27]*[.$B$27]+[.L28]*[.$B$28]+[.L29]*[.$B$29]+[.L30]*[.$B$30]+[.L31]*[.$B$31]+[.L32]*[.$B$32]+[.L33]*[.$B$33]" office:value-type="float" office:value="14" calcext:value-type="float">
            <text:p>14</text:p>
          </table:table-cell>
          <table:table-cell table:style-name="ce330" table:formula="of:=[.M7]*[.$B$7]+[.M8]*[.$B$8]+[.M9]*[.$B$9]+[.M10]*[.$B$10]+[.M11]*[.$B$11]+[.M12]*[.$B$12]+[.M13]*[.$B$13]+[.M14]*[.$B$14]+[.M15]*[.$B$15]+[.M16]*[.$B$16]+[.M17]*[.$B$17]+[.M18]*[.$B$18]+[.M19]*[.$B$19]+[.M20]*[.$B$20]+[.M21]*[.$B$21]+[.M22]*[.$B$22]+[.M23]*[.$B$23]+[.M24]*[.$B$24]+[.M25]*[.$B$25]+[.M26]*[.$B$26]+[.M27]*[.$B$27]+[.M28]*[.$B$28]+[.M29]*[.$B$29]+[.M30]*[.$B$30]+[.M31]*[.$B$31]+[.M32]*[.$B$32]+[.M33]*[.$B$33]" office:value-type="float" office:value="12" calcext:value-type="float">
            <text:p>12</text:p>
          </table:table-cell>
          <table:table-cell table:style-name="ce330" table:formula="of:=[.N7]*[.$B$7]+[.N8]*[.$B$8]+[.N9]*[.$B$9]+[.N10]*[.$B$10]+[.N11]*[.$B$11]+[.N12]*[.$B$12]+[.N13]*[.$B$13]+[.N14]*[.$B$14]+[.N15]*[.$B$15]+[.N16]*[.$B$16]+[.N17]*[.$B$17]+[.N18]*[.$B$18]+[.N19]*[.$B$19]+[.N20]*[.$B$20]+[.N21]*[.$B$21]+[.N22]*[.$B$22]+[.N23]*[.$B$23]+[.N24]*[.$B$24]+[.N25]*[.$B$25]+[.N26]*[.$B$26]+[.N27]*[.$B$27]+[.N28]*[.$B$28]+[.N29]*[.$B$29]+[.N30]*[.$B$30]+[.N31]*[.$B$31]+[.N32]*[.$B$32]+[.N33]*[.$B$33]" office:value-type="float" office:value="203" calcext:value-type="float">
            <text:p>203</text:p>
          </table:table-cell>
          <table:table-cell table:style-name="ce330" table:formula="of:=[.O7]*[.$B$7]+[.O8]*[.$B$8]+[.O9]*[.$B$9]+[.O10]*[.$B$10]+[.O11]*[.$B$11]+[.O12]*[.$B$12]+[.O13]*[.$B$13]+[.O14]*[.$B$14]+[.O15]*[.$B$15]+[.O16]*[.$B$16]+[.O17]*[.$B$17]+[.O18]*[.$B$18]+[.O19]*[.$B$19]+[.O20]*[.$B$20]+[.O21]*[.$B$21]+[.O22]*[.$B$22]+[.O23]*[.$B$23]+[.O24]*[.$B$24]+[.O25]*[.$B$25]+[.O26]*[.$B$26]+[.O27]*[.$B$27]+[.O28]*[.$B$28]+[.O29]*[.$B$29]+[.O30]*[.$B$30]+[.O31]*[.$B$31]+[.O32]*[.$B$32]+[.O33]*[.$B$33]" office:value-type="float" office:value="6" calcext:value-type="float">
            <text:p>6</text:p>
          </table:table-cell>
          <table:table-cell table:style-name="ce330" table:formula="of:=[.P7]*[.$B$7]+[.P8]*[.$B$8]+[.P9]*[.$B$9]+[.P10]*[.$B$10]+[.P11]*[.$B$11]+[.P12]*[.$B$12]+[.P13]*[.$B$13]+[.P14]*[.$B$14]+[.P15]*[.$B$15]+[.P16]*[.$B$16]+[.P17]*[.$B$17]+[.P18]*[.$B$18]+[.P19]*[.$B$19]+[.P20]*[.$B$20]+[.P21]*[.$B$21]+[.P22]*[.$B$22]+[.P23]*[.$B$23]+[.P24]*[.$B$24]+[.P25]*[.$B$25]+[.P26]*[.$B$26]+[.P27]*[.$B$27]+[.P28]*[.$B$28]+[.P29]*[.$B$29]+[.P30]*[.$B$30]+[.P31]*[.$B$31]+[.P32]*[.$B$32]+[.P33]*[.$B$33]" office:value-type="float" office:value="8" calcext:value-type="float">
            <text:p>8</text:p>
          </table:table-cell>
          <table:table-cell table:style-name="ce330" table:formula="of:=[.Q7]*[.$B$7]+[.Q8]*[.$B$8]+[.Q9]*[.$B$9]+[.Q10]*[.$B$10]+[.Q11]*[.$B$11]+[.Q12]*[.$B$12]+[.Q13]*[.$B$13]+[.Q14]*[.$B$14]+[.Q15]*[.$B$15]+[.Q16]*[.$B$16]+[.Q17]*[.$B$17]+[.Q18]*[.$B$18]+[.Q19]*[.$B$19]+[.Q20]*[.$B$20]+[.Q21]*[.$B$21]+[.Q22]*[.$B$22]+[.Q23]*[.$B$23]+[.Q24]*[.$B$24]+[.Q25]*[.$B$25]+[.Q26]*[.$B$26]+[.Q27]*[.$B$27]+[.Q28]*[.$B$28]+[.Q29]*[.$B$29]+[.Q30]*[.$B$30]+[.Q31]*[.$B$31]+[.Q32]*[.$B$32]+[.Q33]*[.$B$33]" office:value-type="float" office:value="16" calcext:value-type="float">
            <text:p>16</text:p>
          </table:table-cell>
          <table:table-cell table:style-name="ce330" table:formula="of:=[.R7]*[.$B$7]+[.R8]*[.$B$8]+[.R9]*[.$B$9]+[.R10]*[.$B$10]+[.R11]*[.$B$11]+[.R12]*[.$B$12]+[.R13]*[.$B$13]+[.R14]*[.$B$14]+[.R15]*[.$B$15]+[.R16]*[.$B$16]+[.R17]*[.$B$17]+[.R18]*[.$B$18]+[.R19]*[.$B$19]+[.R20]*[.$B$20]+[.R21]*[.$B$21]+[.R22]*[.$B$22]+[.R23]*[.$B$23]+[.R24]*[.$B$24]+[.R25]*[.$B$25]+[.R26]*[.$B$26]+[.R27]*[.$B$27]+[.R28]*[.$B$28]+[.R29]*[.$B$29]+[.R30]*[.$B$30]+[.R31]*[.$B$31]+[.R32]*[.$B$32]+[.R33]*[.$B$33]" office:value-type="float" office:value="12" calcext:value-type="float">
            <text:p>12</text:p>
          </table:table-cell>
          <table:table-cell table:style-name="ce330" table:formula="of:=[.S7]*[.$B$7]+[.S8]*[.$B$8]+[.S9]*[.$B$9]+[.S10]*[.$B$10]+[.S11]*[.$B$11]+[.S12]*[.$B$12]+[.S13]*[.$B$13]+[.S14]*[.$B$14]+[.S15]*[.$B$15]+[.S16]*[.$B$16]+[.S17]*[.$B$17]+[.S18]*[.$B$18]+[.S19]*[.$B$19]+[.S20]*[.$B$20]+[.S21]*[.$B$21]+[.S22]*[.$B$22]+[.S23]*[.$B$23]+[.S24]*[.$B$24]+[.S25]*[.$B$25]+[.S26]*[.$B$26]+[.S27]*[.$B$27]+[.S28]*[.$B$28]+[.S29]*[.$B$29]+[.S30]*[.$B$30]+[.S31]*[.$B$31]+[.S32]*[.$B$32]+[.S33]*[.$B$33]" office:value-type="float" office:value="2" calcext:value-type="float">
            <text:p>2</text:p>
          </table:table-cell>
          <table:table-cell table:style-name="ce330" table:formula="of:=[.T7]*[.$B$7]+[.T8]*[.$B$8]+[.T9]*[.$B$9]+[.T10]*[.$B$10]+[.T11]*[.$B$11]+[.T12]*[.$B$12]+[.T13]*[.$B$13]+[.T14]*[.$B$14]+[.T15]*[.$B$15]+[.T16]*[.$B$16]+[.T17]*[.$B$17]+[.T18]*[.$B$18]+[.T19]*[.$B$19]+[.T20]*[.$B$20]+[.T21]*[.$B$21]+[.T22]*[.$B$22]+[.T23]*[.$B$23]+[.T24]*[.$B$24]+[.T25]*[.$B$25]+[.T26]*[.$B$26]+[.T27]*[.$B$27]+[.T28]*[.$B$28]+[.T29]*[.$B$29]+[.T30]*[.$B$30]+[.T31]*[.$B$31]+[.T32]*[.$B$32]+[.T33]*[.$B$33]" office:value-type="float" office:value="10" calcext:value-type="float">
            <text:p>10</text:p>
          </table:table-cell>
          <table:table-cell table:style-name="ce330" table:formula="of:=[.U7]*[.$B$7]+[.U8]*[.$B$8]+[.U9]*[.$B$9]+[.U10]*[.$B$10]+[.U11]*[.$B$11]+[.U12]*[.$B$12]+[.U13]*[.$B$13]+[.U14]*[.$B$14]+[.U15]*[.$B$15]+[.U16]*[.$B$16]+[.U17]*[.$B$17]+[.U18]*[.$B$18]+[.U19]*[.$B$19]+[.U20]*[.$B$20]+[.U21]*[.$B$21]+[.U22]*[.$B$22]+[.U23]*[.$B$23]+[.U24]*[.$B$24]+[.U25]*[.$B$25]+[.U26]*[.$B$26]+[.U27]*[.$B$27]+[.U28]*[.$B$28]+[.U29]*[.$B$29]+[.U30]*[.$B$30]+[.U31]*[.$B$31]+[.U32]*[.$B$32]+[.U33]*[.$B$33]" office:value-type="float" office:value="6" calcext:value-type="float">
            <text:p>6</text:p>
          </table:table-cell>
          <table:table-cell table:style-name="ce330" table:formula="of:=[.V7]*[.$B$7]+[.V8]*[.$B$8]+[.V9]*[.$B$9]+[.V10]*[.$B$10]+[.V11]*[.$B$11]+[.V12]*[.$B$12]+[.V13]*[.$B$13]+[.V14]*[.$B$14]+[.V15]*[.$B$15]+[.V16]*[.$B$16]+[.V17]*[.$B$17]+[.V18]*[.$B$18]+[.V19]*[.$B$19]+[.V20]*[.$B$20]+[.V21]*[.$B$21]+[.V22]*[.$B$22]+[.V23]*[.$B$23]+[.V24]*[.$B$24]+[.V25]*[.$B$25]+[.V26]*[.$B$26]+[.V27]*[.$B$27]+[.V28]*[.$B$28]+[.V29]*[.$B$29]+[.V30]*[.$B$30]+[.V31]*[.$B$31]+[.V32]*[.$B$32]+[.V33]*[.$B$33]" office:value-type="float" office:value="6" calcext:value-type="float">
            <text:p>6</text:p>
          </table:table-cell>
          <table:table-cell table:style-name="ce330" table:formula="of:=[.W7]*[.$B$7]+[.W8]*[.$B$8]+[.W9]*[.$B$9]+[.W10]*[.$B$10]+[.W11]*[.$B$11]+[.W12]*[.$B$12]+[.W13]*[.$B$13]+[.W14]*[.$B$14]+[.W15]*[.$B$15]+[.W16]*[.$B$16]+[.W17]*[.$B$17]+[.W18]*[.$B$18]+[.W19]*[.$B$19]+[.W20]*[.$B$20]+[.W21]*[.$B$21]+[.W22]*[.$B$22]+[.W23]*[.$B$23]+[.W24]*[.$B$24]+[.W25]*[.$B$25]+[.W26]*[.$B$26]+[.W27]*[.$B$27]+[.W28]*[.$B$28]+[.W29]*[.$B$29]+[.W30]*[.$B$30]+[.W31]*[.$B$31]+[.W32]*[.$B$32]+[.W33]*[.$B$33]" office:value-type="float" office:value="24" calcext:value-type="float">
            <text:p>24</text:p>
          </table:table-cell>
          <table:table-cell table:style-name="ce330" table:formula="of:=[.X7]*[.$B$7]+[.X8]*[.$B$8]+[.X9]*[.$B$9]+[.X10]*[.$B$10]+[.X11]*[.$B$11]+[.X12]*[.$B$12]+[.X13]*[.$B$13]+[.X14]*[.$B$14]+[.X15]*[.$B$15]+[.X16]*[.$B$16]+[.X17]*[.$B$17]+[.X18]*[.$B$18]+[.X19]*[.$B$19]+[.X20]*[.$B$20]+[.X21]*[.$B$21]+[.X22]*[.$B$22]+[.X23]*[.$B$23]+[.X24]*[.$B$24]+[.X25]*[.$B$25]+[.X26]*[.$B$26]+[.X27]*[.$B$27]+[.X28]*[.$B$28]+[.X29]*[.$B$29]+[.X30]*[.$B$30]+[.X31]*[.$B$31]+[.X32]*[.$B$32]+[.X33]*[.$B$33]" office:value-type="float" office:value="4" calcext:value-type="float">
            <text:p>4</text:p>
          </table:table-cell>
          <table:table-cell table:style-name="ce330" table:formula="of:=[.Y7]*[.$B$7]+[.Y8]*[.$B$8]+[.Y9]*[.$B$9]+[.Y10]*[.$B$10]+[.Y11]*[.$B$11]+[.Y12]*[.$B$12]+[.Y13]*[.$B$13]+[.Y14]*[.$B$14]+[.Y15]*[.$B$15]+[.Y16]*[.$B$16]+[.Y17]*[.$B$17]+[.Y18]*[.$B$18]+[.Y19]*[.$B$19]+[.Y20]*[.$B$20]+[.Y21]*[.$B$21]+[.Y22]*[.$B$22]+[.Y23]*[.$B$23]+[.Y24]*[.$B$24]+[.Y25]*[.$B$25]+[.Y26]*[.$B$26]+[.Y27]*[.$B$27]+[.Y28]*[.$B$28]+[.Y29]*[.$B$29]+[.Y30]*[.$B$30]+[.Y31]*[.$B$31]+[.Y32]*[.$B$32]+[.Y33]*[.$B$33]" office:value-type="float" office:value="2" calcext:value-type="float">
            <text:p>2</text:p>
          </table:table-cell>
          <table:table-cell table:style-name="ce330" table:formula="of:=[.Z7]*[.$B$7]+[.Z8]*[.$B$8]+[.Z9]*[.$B$9]+[.Z10]*[.$B$10]+[.Z11]*[.$B$11]+[.Z12]*[.$B$12]+[.Z13]*[.$B$13]+[.Z14]*[.$B$14]+[.Z15]*[.$B$15]+[.Z16]*[.$B$16]+[.Z17]*[.$B$17]+[.Z18]*[.$B$18]+[.Z19]*[.$B$19]+[.Z20]*[.$B$20]+[.Z21]*[.$B$21]+[.Z22]*[.$B$22]+[.Z23]*[.$B$23]+[.Z24]*[.$B$24]+[.Z25]*[.$B$25]+[.Z26]*[.$B$26]+[.Z27]*[.$B$27]+[.Z28]*[.$B$28]+[.Z29]*[.$B$29]+[.Z30]*[.$B$30]+[.Z31]*[.$B$31]+[.Z32]*[.$B$32]+[.Z33]*[.$B$33]" office:value-type="float" office:value="31" calcext:value-type="float">
            <text:p>31</text:p>
          </table:table-cell>
          <table:table-cell table:style-name="ce330" table:formula="of:=[.AA7]*[.$B$7]+[.AA8]*[.$B$8]+[.AA9]*[.$B$9]+[.AA10]*[.$B$10]+[.AA11]*[.$B$11]+[.AA12]*[.$B$12]+[.AA13]*[.$B$13]+[.AA14]*[.$B$14]+[.AA15]*[.$B$15]+[.AA16]*[.$B$16]+[.AA17]*[.$B$17]+[.AA18]*[.$B$18]+[.AA19]*[.$B$19]+[.AA20]*[.$B$20]+[.AA21]*[.$B$21]+[.AA22]*[.$B$22]+[.AA23]*[.$B$23]+[.AA24]*[.$B$24]+[.AA25]*[.$B$25]+[.AA26]*[.$B$26]+[.AA27]*[.$B$27]+[.AA28]*[.$B$28]+[.AA29]*[.$B$29]+[.AA30]*[.$B$30]+[.AA31]*[.$B$31]+[.AA32]*[.$B$32]+[.AA33]*[.$B$33]" office:value-type="float" office:value="6" calcext:value-type="float">
            <text:p>6</text:p>
          </table:table-cell>
          <table:table-cell table:style-name="ce330" table:formula="of:=[.AB7]*[.$B$7]+[.AB8]*[.$B$8]+[.AB9]*[.$B$9]+[.AB10]*[.$B$10]+[.AB11]*[.$B$11]+[.AB12]*[.$B$12]+[.AB13]*[.$B$13]+[.AB14]*[.$B$14]+[.AB15]*[.$B$15]+[.AB16]*[.$B$16]+[.AB17]*[.$B$17]+[.AB18]*[.$B$18]+[.AB19]*[.$B$19]+[.AB20]*[.$B$20]+[.AB21]*[.$B$21]+[.AB22]*[.$B$22]+[.AB23]*[.$B$23]+[.AB24]*[.$B$24]+[.AB25]*[.$B$25]+[.AB26]*[.$B$26]+[.AB27]*[.$B$27]+[.AB28]*[.$B$28]+[.AB29]*[.$B$29]+[.AB30]*[.$B$30]+[.AB31]*[.$B$31]+[.AB32]*[.$B$32]+[.AB33]*[.$B$33]" office:value-type="float" office:value="38" calcext:value-type="float">
            <text:p>38</text:p>
          </table:table-cell>
          <table:table-cell table:style-name="ce330" table:formula="of:=[.AC7]*[.$B$7]+[.AC8]*[.$B$8]+[.AC9]*[.$B$9]+[.AC10]*[.$B$10]+[.AC11]*[.$B$11]+[.AC12]*[.$B$12]+[.AC13]*[.$B$13]+[.AC14]*[.$B$14]+[.AC15]*[.$B$15]+[.AC16]*[.$B$16]+[.AC17]*[.$B$17]+[.AC18]*[.$B$18]+[.AC19]*[.$B$19]+[.AC20]*[.$B$20]+[.AC21]*[.$B$21]+[.AC22]*[.$B$22]+[.AC23]*[.$B$23]+[.AC24]*[.$B$24]+[.AC25]*[.$B$25]+[.AC26]*[.$B$26]+[.AC27]*[.$B$27]+[.AC28]*[.$B$28]+[.AC29]*[.$B$29]+[.AC30]*[.$B$30]+[.AC31]*[.$B$31]+[.AC32]*[.$B$32]+[.AC33]*[.$B$33]" office:value-type="float" office:value="12" calcext:value-type="float">
            <text:p>12</text:p>
          </table:table-cell>
          <table:table-cell table:style-name="ce330" table:formula="of:=[.AD7]*[.$B$7]+[.AD8]*[.$B$8]+[.AD9]*[.$B$9]+[.AD10]*[.$B$10]+[.AD11]*[.$B$11]+[.AD12]*[.$B$12]+[.AD13]*[.$B$13]+[.AD14]*[.$B$14]+[.AD15]*[.$B$15]+[.AD16]*[.$B$16]+[.AD17]*[.$B$17]+[.AD18]*[.$B$18]+[.AD19]*[.$B$19]+[.AD20]*[.$B$20]+[.AD21]*[.$B$21]+[.AD22]*[.$B$22]+[.AD23]*[.$B$23]+[.AD24]*[.$B$24]+[.AD25]*[.$B$25]+[.AD26]*[.$B$26]+[.AD27]*[.$B$27]+[.AD28]*[.$B$28]+[.AD29]*[.$B$29]+[.AD30]*[.$B$30]+[.AD31]*[.$B$31]+[.AD32]*[.$B$32]+[.AD33]*[.$B$33]" office:value-type="float" office:value="4" calcext:value-type="float">
            <text:p>4</text:p>
          </table:table-cell>
          <table:table-cell table:style-name="ce330" table:formula="of:=[.AE7]*[.$B$7]+[.AE8]*[.$B$8]+[.AE9]*[.$B$9]+[.AE10]*[.$B$10]+[.AE11]*[.$B$11]+[.AE12]*[.$B$12]+[.AE13]*[.$B$13]+[.AE14]*[.$B$14]+[.AE15]*[.$B$15]+[.AE16]*[.$B$16]+[.AE17]*[.$B$17]+[.AE18]*[.$B$18]+[.AE19]*[.$B$19]+[.AE20]*[.$B$20]+[.AE21]*[.$B$21]+[.AE22]*[.$B$22]+[.AE23]*[.$B$23]+[.AE24]*[.$B$24]+[.AE25]*[.$B$25]+[.AE26]*[.$B$26]+[.AE27]*[.$B$27]+[.AE28]*[.$B$28]+[.AE29]*[.$B$29]+[.AE30]*[.$B$30]+[.AE31]*[.$B$31]+[.AE32]*[.$B$32]+[.AE33]*[.$B$33]" office:value-type="float" office:value="25" calcext:value-type="float">
            <text:p>25</text:p>
          </table:table-cell>
          <table:table-cell table:style-name="ce330" table:formula="of:=[.AF7]*[.$B$7]+[.AF8]*[.$B$8]+[.AF9]*[.$B$9]+[.AF10]*[.$B$10]+[.AF11]*[.$B$11]+[.AF12]*[.$B$12]+[.AF13]*[.$B$13]+[.AF14]*[.$B$14]+[.AF15]*[.$B$15]+[.AF16]*[.$B$16]+[.AF17]*[.$B$17]+[.AF18]*[.$B$18]+[.AF19]*[.$B$19]+[.AF20]*[.$B$20]+[.AF21]*[.$B$21]+[.AF22]*[.$B$22]+[.AF23]*[.$B$23]+[.AF24]*[.$B$24]+[.AF25]*[.$B$25]+[.AF26]*[.$B$26]+[.AF27]*[.$B$27]+[.AF28]*[.$B$28]+[.AF29]*[.$B$29]+[.AF30]*[.$B$30]+[.AF31]*[.$B$31]+[.AF32]*[.$B$32]+[.AF33]*[.$B$33]" office:value-type="float" office:value="291" calcext:value-type="float">
            <text:p>291</text:p>
          </table:table-cell>
          <table:table-cell table:style-name="ce330" table:formula="of:=[.AG7]*[.$B$7]+[.AG8]*[.$B$8]+[.AG9]*[.$B$9]+[.AG10]*[.$B$10]+[.AG11]*[.$B$11]+[.AG12]*[.$B$12]+[.AG13]*[.$B$13]+[.AG14]*[.$B$14]+[.AG15]*[.$B$15]+[.AG16]*[.$B$16]+[.AG17]*[.$B$17]+[.AG18]*[.$B$18]+[.AG19]*[.$B$19]+[.AG20]*[.$B$20]+[.AG21]*[.$B$21]+[.AG22]*[.$B$22]+[.AG23]*[.$B$23]+[.AG24]*[.$B$24]+[.AG25]*[.$B$25]+[.AG26]*[.$B$26]+[.AG27]*[.$B$27]+[.AG28]*[.$B$28]+[.AG29]*[.$B$29]+[.AG30]*[.$B$30]+[.AG31]*[.$B$31]+[.AG32]*[.$B$32]+[.AG33]*[.$B$33]" office:value-type="float" office:value="6" calcext:value-type="float">
            <text:p>6</text:p>
          </table:table-cell>
          <table:table-cell table:style-name="ce330" table:formula="of:=[.AH7]*[.$B$7]+[.AH8]*[.$B$8]+[.AH9]*[.$B$9]+[.AH10]*[.$B$10]+[.AH11]*[.$B$11]+[.AH12]*[.$B$12]+[.AH13]*[.$B$13]+[.AH14]*[.$B$14]+[.AH15]*[.$B$15]+[.AH16]*[.$B$16]+[.AH17]*[.$B$17]+[.AH18]*[.$B$18]+[.AH19]*[.$B$19]+[.AH20]*[.$B$20]+[.AH21]*[.$B$21]+[.AH22]*[.$B$22]+[.AH23]*[.$B$23]+[.AH24]*[.$B$24]+[.AH25]*[.$B$25]+[.AH26]*[.$B$26]+[.AH27]*[.$B$27]+[.AH28]*[.$B$28]+[.AH29]*[.$B$29]+[.AH30]*[.$B$30]+[.AH31]*[.$B$31]+[.AH32]*[.$B$32]+[.AH33]*[.$B$33]" office:value-type="float" office:value="4" calcext:value-type="float">
            <text:p>4</text:p>
          </table:table-cell>
          <table:table-cell table:style-name="ce330" table:formula="of:=[.AI7]*[.$B$7]+[.AI8]*[.$B$8]+[.AI9]*[.$B$9]+[.AI10]*[.$B$10]+[.AI11]*[.$B$11]+[.AI12]*[.$B$12]+[.AI13]*[.$B$13]+[.AI14]*[.$B$14]+[.AI15]*[.$B$15]+[.AI16]*[.$B$16]+[.AI17]*[.$B$17]+[.AI18]*[.$B$18]+[.AI19]*[.$B$19]+[.AI20]*[.$B$20]+[.AI21]*[.$B$21]+[.AI22]*[.$B$22]+[.AI23]*[.$B$23]+[.AI24]*[.$B$24]+[.AI25]*[.$B$25]+[.AI26]*[.$B$26]+[.AI27]*[.$B$27]+[.AI28]*[.$B$28]+[.AI29]*[.$B$29]+[.AI30]*[.$B$30]+[.AI31]*[.$B$31]+[.AI32]*[.$B$32]+[.AI33]*[.$B$33]" office:value-type="float" office:value="20" calcext:value-type="float">
            <text:p>20</text:p>
          </table:table-cell>
          <table:table-cell table:style-name="ce330" table:formula="of:=[.AJ7]*[.$B$7]+[.AJ8]*[.$B$8]+[.AJ9]*[.$B$9]+[.AJ10]*[.$B$10]+[.AJ11]*[.$B$11]+[.AJ12]*[.$B$12]+[.AJ13]*[.$B$13]+[.AJ14]*[.$B$14]+[.AJ15]*[.$B$15]+[.AJ16]*[.$B$16]+[.AJ17]*[.$B$17]+[.AJ18]*[.$B$18]+[.AJ19]*[.$B$19]+[.AJ20]*[.$B$20]+[.AJ21]*[.$B$21]+[.AJ22]*[.$B$22]+[.AJ23]*[.$B$23]+[.AJ24]*[.$B$24]+[.AJ25]*[.$B$25]+[.AJ26]*[.$B$26]+[.AJ27]*[.$B$27]+[.AJ28]*[.$B$28]+[.AJ29]*[.$B$29]+[.AJ30]*[.$B$30]+[.AJ31]*[.$B$31]+[.AJ32]*[.$B$32]+[.AJ33]*[.$B$33]" office:value-type="float" office:value="0" calcext:value-type="float">
            <text:p>0</text:p>
          </table:table-cell>
          <table:table-cell table:style-name="ce330" table:formula="of:=[.AK7]*[.$B$7]+[.AK8]*[.$B$8]+[.AK9]*[.$B$9]+[.AK10]*[.$B$10]+[.AK11]*[.$B$11]+[.AK12]*[.$B$12]+[.AK13]*[.$B$13]+[.AK14]*[.$B$14]+[.AK15]*[.$B$15]+[.AK16]*[.$B$16]+[.AK17]*[.$B$17]+[.AK18]*[.$B$18]+[.AK19]*[.$B$19]+[.AK20]*[.$B$20]+[.AK21]*[.$B$21]+[.AK22]*[.$B$22]+[.AK23]*[.$B$23]+[.AK24]*[.$B$24]+[.AK25]*[.$B$25]+[.AK26]*[.$B$26]+[.AK27]*[.$B$27]+[.AK28]*[.$B$28]+[.AK29]*[.$B$29]+[.AK30]*[.$B$30]+[.AK31]*[.$B$31]+[.AK32]*[.$B$32]+[.AK33]*[.$B$33]" office:value-type="float" office:value="3" calcext:value-type="float">
            <text:p>3</text:p>
          </table:table-cell>
          <table:table-cell table:style-name="ce334"/>
          <table:table-cell table:style-name="ce335" table:number-columns-repeated="986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332"/>
          <table:table-cell table:style-name="ce331" table:formula="of:=[.D34]*[.D4]" office:value-type="currency" office:currency="USD" office:value="1.26" calcext:value-type="currency">
            <text:p>$1,26</text:p>
          </table:table-cell>
          <table:table-cell table:style-name="ce331" table:formula="of:=[.E34]*[.E4]" office:value-type="currency" office:currency="USD" office:value="1.01351351351351" calcext:value-type="currency">
            <text:p>$1,01</text:p>
          </table:table-cell>
          <table:table-cell table:style-name="ce331" table:formula="of:=[.F34]*[.F4]" office:value-type="currency" office:currency="USD" office:value="0.52972972972973" calcext:value-type="currency">
            <text:p>$0,53</text:p>
          </table:table-cell>
          <table:table-cell table:style-name="ce331" table:formula="of:=[.G34]*[.G4]" office:value-type="currency" office:currency="USD" office:value="0.327567567567568" calcext:value-type="currency">
            <text:p>$0,33</text:p>
          </table:table-cell>
          <table:table-cell table:style-name="ce331" table:formula="of:=[.H34]*[.H4]" office:value-type="currency" office:currency="USD" office:value="4.98513513513514" calcext:value-type="currency">
            <text:p>$4,99</text:p>
          </table:table-cell>
          <table:table-cell table:style-name="ce331" table:formula="of:=[.I34]*[.I4]" office:value-type="currency" office:currency="USD" office:value="0.302702702702703" calcext:value-type="currency">
            <text:p>$0,30</text:p>
          </table:table-cell>
          <table:table-cell table:style-name="ce331" table:formula="of:=[.J34]*[.J4]" office:value-type="currency" office:currency="USD" office:value="0.57891891891892" calcext:value-type="currency">
            <text:p>$0,58</text:p>
          </table:table-cell>
          <table:table-cell table:style-name="ce331" table:formula="of:=[.K34]*[.K4]" office:value-type="currency" office:currency="USD" office:value="5.19675675675677" calcext:value-type="currency">
            <text:p>$5,20</text:p>
          </table:table-cell>
          <table:table-cell table:style-name="ce331" table:formula="of:=[.L34]*[.L4]" office:value-type="currency" office:currency="USD" office:value="0.741621621621622" calcext:value-type="currency">
            <text:p>$0,74</text:p>
          </table:table-cell>
          <table:table-cell table:style-name="ce331" table:formula="of:=[.M34]*[.M4]" office:value-type="currency" office:currency="USD" office:value="1.23081081081082" calcext:value-type="currency">
            <text:p>$1,23</text:p>
          </table:table-cell>
          <table:table-cell table:style-name="ce134" table:formula="of:=[.N34]*[.N4]" office:value-type="currency" office:currency="USD" office:value="24.0033783783783" calcext:value-type="currency">
            <text:p>$24</text:p>
          </table:table-cell>
          <table:table-cell table:style-name="ce331" table:formula="of:=[.O34]*[.O4]" office:value-type="currency" office:currency="USD" office:value="0.610540540540542" calcext:value-type="currency">
            <text:p>$0,61</text:p>
          </table:table-cell>
          <table:table-cell table:style-name="ce331" table:formula="of:=[.P34]*[.P4]" office:value-type="currency" office:currency="USD" office:value="0.238918918918919" calcext:value-type="currency">
            <text:p>$0,24</text:p>
          </table:table-cell>
          <table:table-cell table:style-name="ce331" table:formula="of:=[.Q34]*[.Q4]" office:value-type="currency" office:currency="USD" office:value="0.620540540540541" calcext:value-type="currency">
            <text:p>$0,62</text:p>
          </table:table-cell>
          <table:table-cell table:style-name="ce331" table:formula="of:=[.R34]*[.R4]" office:value-type="currency" office:currency="USD" office:value="0.698918918918918" calcext:value-type="currency">
            <text:p>$0,70</text:p>
          </table:table-cell>
          <table:table-cell table:style-name="ce331" table:formula="of:=[.S34]*[.S4]" office:value-type="currency" office:currency="USD" office:value="0.068918918918919" calcext:value-type="currency">
            <text:p>$0,07</text:p>
          </table:table-cell>
          <table:table-cell table:style-name="ce331" table:formula="of:=[.T34]*[.T4]" office:value-type="currency" office:currency="USD" office:value="0.554054054054054" calcext:value-type="currency">
            <text:p>$0,55</text:p>
          </table:table-cell>
          <table:table-cell table:style-name="ce331" table:formula="of:=[.U34]*[.U4]" office:value-type="currency" office:currency="USD" office:value="0.754864864864866" calcext:value-type="currency">
            <text:p>$0,75</text:p>
          </table:table-cell>
          <table:table-cell table:style-name="ce331" table:formula="of:=[.V34]*[.V4]" office:value-type="currency" office:currency="USD" office:value="1.48135135135135" calcext:value-type="currency">
            <text:p>$1,48</text:p>
          </table:table-cell>
          <table:table-cell table:style-name="ce331" table:formula="of:=[.W34]*[.W4]" office:value-type="currency" office:currency="USD" office:value="1.61189189189189" calcext:value-type="currency">
            <text:p>$1,61</text:p>
          </table:table-cell>
          <table:table-cell table:style-name="ce331" table:formula="of:=[.X34]*[.X4]" office:value-type="currency" office:currency="USD" office:value="0.25945945945946" calcext:value-type="currency">
            <text:p>$0,26</text:p>
          </table:table-cell>
          <table:table-cell table:style-name="ce331" table:formula="of:=[.Y34]*[.Y4]" office:value-type="currency" office:currency="USD" office:value="0.273513513513514" calcext:value-type="currency">
            <text:p>$0,27</text:p>
          </table:table-cell>
          <table:table-cell table:style-name="ce331" table:formula="of:=[.Z34]*[.Z4]" office:value-type="currency" office:currency="USD" office:value="1.34891891891892" calcext:value-type="currency">
            <text:p>$1,35</text:p>
          </table:table-cell>
          <table:table-cell table:style-name="ce331" table:formula="of:=[.AA34]*[.AA4]" office:value-type="currency" office:currency="USD" office:value="0.644594594594592" calcext:value-type="currency">
            <text:p>$0,64</text:p>
          </table:table-cell>
          <table:table-cell table:style-name="ce331" table:formula="of:=[.AB34]*[.AB4]" office:value-type="currency" office:currency="USD" office:value="1.29405405405406" calcext:value-type="currency">
            <text:p>$1,29</text:p>
          </table:table-cell>
          <table:table-cell table:style-name="ce331" table:formula="of:=[.AC34]*[.AC4]" office:value-type="currency" office:currency="USD" office:value="0.392432432432432" calcext:value-type="currency">
            <text:p>$0,39</text:p>
          </table:table-cell>
          <table:table-cell table:style-name="ce331" table:formula="of:=[.AD34]*[.AD4]" office:value-type="currency" office:currency="USD" office:value="0.164864864864865" calcext:value-type="currency">
            <text:p>$0,16</text:p>
          </table:table-cell>
          <table:table-cell table:style-name="ce331" table:formula="of:=[.AE34]*[.AE4]" office:value-type="currency" office:currency="USD" office:value="2.1475" calcext:value-type="currency">
            <text:p>$2,15</text:p>
          </table:table-cell>
          <table:table-cell table:style-name="ce134" table:formula="of:=[.AF34]*[.AF4]" office:value-type="currency" office:currency="USD" office:value="24.9969" calcext:value-type="currency">
            <text:p>$25</text:p>
          </table:table-cell>
          <table:table-cell table:style-name="ce331" table:formula="of:=[.AG34]*[.AG4]" office:value-type="currency" office:currency="USD" office:value="0.2658" calcext:value-type="currency">
            <text:p>$0,27</text:p>
          </table:table-cell>
          <table:table-cell table:style-name="ce331" table:formula="of:=[.AH34]*[.AH4]" office:value-type="currency" office:currency="USD" office:value="0.94054054054054" calcext:value-type="currency">
            <text:p>$0,94</text:p>
          </table:table-cell>
          <table:table-cell table:style-name="ce331" table:formula="of:=[.AI34]*[.AI4]" office:value-type="currency" office:currency="USD" office:value="0.162162162162162" calcext:value-type="currency">
            <text:p>$0,16</text:p>
          </table:table-cell>
          <table:table-cell table:style-name="ce331" table:formula="of:=[.AJ34]*[.AJ4]" office:value-type="currency" office:currency="USD" office:value="0" calcext:value-type="currency">
            <text:p>$0,00</text:p>
          </table:table-cell>
          <table:table-cell table:style-name="ce331" table:formula="of:=[.AK34]*[.AK4]" office:value-type="currency" office:currency="USD" office:value="1.1622972972973" calcext:value-type="currency">
            <text:p>$1,16</text:p>
          </table:table-cell>
          <table:table-cell table:style-name="ce334"/>
          <table:table-cell table:style-name="ce335" table:number-columns-repeated="986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19"/>
          <table:covered-table-cell table:style-name="ce337"/>
          <table:table-cell table:style-name="ce129" table:formula="of:=SUM([.D35:.AK35])" office:value-type="currency" office:currency="USD" office:value="80.863172972973" calcext:value-type="currency" table:number-columns-spanned="34" table:number-rows-spanned="1">
            <text:p>$80,86</text:p>
          </table:table-cell>
          <table:covered-table-cell table:number-columns-repeated="33" table:style-name="ce130"/>
          <table:table-cell table:style-name="ce327"/>
          <table:table-cell table:number-columns-repeated="986"/>
        </table:table-row>
        <table:table-row table:style-name="ro6">
          <table:table-cell table:style-name="ce327"/>
          <table:table-cell table:style-name="ce334"/>
          <table:table-cell table:style-name="ce327" table:number-columns-repeated="36"/>
          <table:table-cell table:number-columns-repeated="986"/>
        </table:table-row>
        <table:table-row table:style-name="ro6">
          <table:table-cell table:style-name="ce327"/>
          <table:table-cell table:style-name="ce334"/>
          <table:table-cell table:style-name="ce327" table:number-columns-repeated="2"/>
          <table:table-cell table:style-name="ce327" office:value-type="string" calcext:value-type="string">
            <text:p><text:s/></text:p>
          </table:table-cell>
          <table:table-cell table:style-name="ce327" table:number-columns-repeated="33"/>
          <table:table-cell table:number-columns-repeated="986"/>
        </table:table-row>
        <table:table-row table:style-name="ro6" table:number-rows-repeated="6">
          <table:table-cell table:style-name="ce327"/>
          <table:table-cell table:style-name="ce334"/>
          <table:table-cell table:style-name="ce327" table:number-columns-repeated="36"/>
          <table:table-cell table:number-columns-repeated="986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29" table:default-cell-style-name="ce328"/>
        <table:table-column table:style-name="co30" table:default-cell-style-name="ce328"/>
        <table:table-column table:style-name="co31" table:default-cell-style-name="ce328"/>
        <table:table-column table:style-name="co2" table:number-columns-repeated="1021" table:default-cell-style-name="ce328"/>
        <table:table-row table:style-name="ro6">
          <table:table-cell table:style-name="ce35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44"/>
          <table:table-cell table:number-columns-repeated="1021"/>
        </table:table-row>
        <table:table-row table:style-name="ro6">
          <table:table-cell table:style-name="ce144" office:value-type="string" calcext:value-type="string">
            <text:p>Название</text:p>
          </table:table-cell>
          <table:table-cell table:style-name="ce144" office:value-type="string" calcext:value-type="string">
            <text:p>Размер по Х</text:p>
          </table:table-cell>
          <table:table-cell table:style-name="ce144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DC 220х220 (MK3)</text:p>
          </table:table-cell>
          <table:table-cell table:number-columns-repeated="2" table:style-name="ce130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DC 314х214 (MK2B)</text:p>
          </table:table-cell>
          <table:table-cell table:style-name="ce130" office:value-type="float" office:value="314" calcext:value-type="float">
            <text:p>314</text:p>
          </table:table-cell>
          <table:table-cell table:style-name="ce130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300x200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300x300</text:p>
          </table:table-cell>
          <table:table-cell table:number-columns-repeated="2" table:style-name="ce13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400х250 </text:p>
          </table:table-cell>
          <table:table-cell table:style-name="ce130" office:value-type="float" office:value="400" calcext:value-type="float">
            <text:p>400</text:p>
          </table:table-cell>
          <table:table-cell table:style-name="ce130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400x300</text:p>
          </table:table-cell>
          <table:table-cell table:style-name="ce130" office:value-type="float" office:value="400" calcext:value-type="float">
            <text:p>400</text:p>
          </table:table-cell>
          <table:table-cell table:style-name="ce13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400x400</text:p>
          </table:table-cell>
          <table:table-cell table:number-columns-repeated="2" table:style-name="ce130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450x450</text:p>
          </table:table-cell>
          <table:table-cell table:number-columns-repeated="2" table:style-name="ce130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130" office:value-type="string" calcext:value-type="string">
            <text:p>AC 510x510</text:p>
          </table:table-cell>
          <table:table-cell table:number-columns-repeated="2" table:style-name="ce130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353" office:value-type="string" calcext:value-type="string">
            <text:p>Название</text:p>
          </table:table-cell>
          <table:table-cell table:style-name="ce354" office:value-type="string" calcext:value-type="string">
            <text:p>Количество</text:p>
          </table:table-cell>
          <table:table-cell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Одиночный экструдер</text:p>
          </table:table-cell>
          <table:table-cell table:style-name="ce130" office:value-type="float" office:value="1" calcext:value-type="float">
            <text:p>1</text:p>
          </table:table-cell>
          <table:table-cell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IDEX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BMG + e3d v6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BMG + e3d volcano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е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LCD12864 (не реализовано)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Rumba32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Fysetc spider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BTT Octopus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е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Raspberry Pi Zero W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Raspberry Pi 3B+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Raspberry Pi 4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Orange Pi Lite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Openbuilds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MGN9 (не реализовано)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Да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Не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 24в 200В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 24в 350В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 24в 600В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 24в 1000В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3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ет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От платы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Понижающий преобразователь</text:p>
          </table:table-cell>
          <table:table-cell table:style-name="ce130" table:number-columns-repeated="2"/>
          <table:table-cell table:number-columns-repeated="1021"/>
        </table:table-row>
        <table:table-row table:style-name="ro6">
          <table:table-cell table:style-name="ce130" office:value-type="string" calcext:value-type="string">
            <text:p>Блок питания</text:p>
          </table:table-cell>
          <table:table-cell table:style-name="ce130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Расчёты" table:style-name="ta1">
        <office:forms form:automatic-focus="false" form:apply-design-mode="false"/>
        <table:table-column table:style-name="co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2" table:number-columns-repeated="1020" table:default-cell-style-name="ce328"/>
        <table:table-row table:style-name="ro17">
          <table:table-cell table:style-name="ce147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47"/>
          <table:table-cell table:number-columns-repeated="1020"/>
        </table:table-row>
        <table:table-row table:style-name="ro12">
          <table:table-cell table:style-name="ce147" office:value-type="string" calcext:value-type="string">
            <text:p>Потребитель</text:p>
          </table:table-cell>
          <table:table-cell table:style-name="ce147" office:value-type="string" calcext:value-type="string">
            <text:p>Потребляемая мощность единицы [Вт]</text:p>
          </table:table-cell>
          <table:table-cell table:style-name="ce147" office:value-type="string" calcext:value-type="string">
            <text:p>Количество</text:p>
          </table:table-cell>
          <table:table-cell table:style-name="ce147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Нагреватель хотэнда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экструдера</text:p>
          </table:table-cell>
          <table:table-cell table:style-name="ce356" table:formula="of:=24*1/4" office:value-type="float" office:value="6" calcext:value-type="float">
            <text:p>6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X или Y</text:p>
          </table:table-cell>
          <table:table-cell table:style-name="ce356" table:formula="of:=24*2/4" office:value-type="float" office:value="12" calcext:value-type="float">
            <text:p>12</text:p>
          </table:table-cell>
          <table:table-cell table:style-name="ce356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356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Z</text:p>
          </table:table-cell>
          <table:table-cell table:style-name="ce356" table:formula="of:=24*1.8/4" office:value-type="float" office:value="10.8" calcext:value-type="float">
            <text:p>10,8</text:p>
          </table:table-cell>
          <table:table-cell table:style-name="ce356" table:formula="of:=[.B21]" office:value-type="float" office:value="2" calcext:value-type="float">
            <text:p>2</text:p>
          </table:table-cell>
          <table:table-cell table:style-name="ce35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Стол</text:p>
          </table:table-cell>
          <table:table-cell table:style-name="ce356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356" office:value-type="float" office:value="1" calcext:value-type="float">
            <text:p>1</text:p>
          </table:table-cell>
          <table:table-cell table:style-name="ce356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357" office:value-type="string" calcext:value-type="string">
            <text:p>Питание управляющей платы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356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платы</text:p>
          </table:table-cell>
          <table:table-cell table:style-name="ce356" office:value-type="float" office:value="2" calcext:value-type="float">
            <text:p>2</text:p>
          </table:table-cell>
          <table:table-cell table:style-name="ce356" office:value-type="float" office:value="5" calcext:value-type="float">
            <text:p>5</text:p>
          </table:table-cell>
          <table:table-cell table:style-name="ce356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хотэнда</text:p>
          </table:table-cell>
          <table:table-cell table:style-name="ce356" office:value-type="float" office:value="1.5" calcext:value-type="float">
            <text:p>1,5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модели</text:p>
          </table:table-cell>
          <table:table-cell table:style-name="ce356" office:value-type="float" office:value="2.4" calcext:value-type="float">
            <text:p>2,4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Подсветка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IF([$Настройки.B10]=[$БД.A43];1;0)*[$'Покупные изделия'.D77]" office:value-type="float" office:value="0.4" calcext:value-type="float">
            <text:p>0,4</text:p>
          </table:table-cell>
          <table:table-cell table:style-name="ce356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5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56"/>
          <table:table-cell table:style-name="ce356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Параметры принтера</text:p>
          </table:table-cell>
          <table:covered-table-cell table:style-name="ce359"/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X</text:p>
          </table:table-cell>
          <table:table-cell table:style-name="ce359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Y</text:p>
          </table:table-cell>
          <table:table-cell table:style-name="ce359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стола Y</text:p>
          </table:table-cell>
          <table:table-cell table:style-name="ce359" table:formula="of:=[.B18]+50" office:value-type="float" office:value="300" calcext:value-type="float">
            <text:p>3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Количество экструдеров</text:p>
          </table:table-cell>
          <table:table-cell table:style-name="ce359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130" office:value-type="string" calcext:value-type="string">
            <text:p>Количество стоек Z</text:p>
          </table:table-cell>
          <table:table-cell table:style-name="ce130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Расчёт размеров рамы</text:p>
          </table:table-cell>
          <table:covered-table-cell table:style-name="ce130"/>
          <table:table-cell table:number-columns-repeated="1022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балки оси X</text:p>
          </table:table-cell>
          <table:table-cell table:style-name="ce356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оперечной балки оси Z</text:p>
          </table:table-cell>
          <table:table-cell table:style-name="ce356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леч оси Z</text:p>
          </table:table-cell>
          <table:table-cell table:style-name="ce356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X</text:p>
          </table:table-cell>
          <table:table-cell table:style-name="ce356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Y</text:p>
          </table:table-cell>
          <table:table-cell table:style-name="ce356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Габарит основной части рамы по оси Z</text:p>
          </table:table-cell>
          <table:table-cell table:style-name="ce356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Удлинение угловых стоек для образования ножек</text:p>
          </table:table-cell>
          <table:table-cell table:style-name="ce356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.00.0000</text:date>, <text:time style:data-style-name="N2" text:time-value="13:31:50.10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8-27T14:32:11.464000000</dc:date>
    <meta:editing-duration>P6DT18H5M16S</meta:editing-duration>
    <meta:editing-cycles>288</meta:editing-cycles>
    <meta:generator>LibreOffice/7.1.4.2$Windows_X86_64 LibreOffice_project/a529a4fab45b75fefc5b6226684193eb000654f6</meta:generator>
    <meta:document-statistic meta:table-count="8" meta:cell-count="1373" meta:object-count="0"/>
  </office:meta>
</office:document-meta>
</file>